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 Mono&quot;" svg:font-family="'&quot;Google Sans Mono&quot;'"/>
    <style:font-face style:name="Arial" svg:font-family="Arial"/>
    <style:font-face style:name="Cambria" svg:font-family="Cambria"/>
    <style:font-face style:name="Google Sans Mono" svg:font-family="'Google Sans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20.19pt"/>
    </style:style>
    <style:style style:name="co2" style:family="table-column">
      <style:table-column-properties fo:break-before="auto" style:column-width="70.16pt"/>
    </style:style>
    <style:style style:name="co3" style:family="table-column">
      <style:table-column-properties fo:break-before="auto" style:column-width="109.76pt"/>
    </style:style>
    <style:style style:name="co4" style:family="table-column">
      <style:table-column-properties fo:break-before="auto" style:column-width="120.84pt"/>
    </style:style>
    <style:style style:name="co5" style:family="table-column">
      <style:table-column-properties fo:break-before="auto" style:column-width="96.55pt"/>
    </style:style>
    <style:style style:name="co6" style:family="table-column">
      <style:table-column-properties fo:break-before="auto" style:column-width="101.4pt"/>
    </style:style>
    <style:style style:name="co7" style:family="table-column">
      <style:table-column-properties fo:break-before="auto" style:column-width="116.65pt"/>
    </style:style>
    <style:style style:name="co8" style:family="table-column">
      <style:table-column-properties fo:break-before="auto" style:column-width="35.46pt"/>
    </style:style>
    <style:style style:name="co9" style:family="table-column">
      <style:table-column-properties fo:break-before="auto" style:column-width="91.64pt"/>
    </style:style>
    <style:style style:name="co10" style:family="table-column">
      <style:table-column-properties fo:break-before="auto" style:column-width="104.91pt"/>
    </style:style>
    <style:style style:name="ro1" style:family="table-row">
      <style:table-row-properties style:row-height="21.74pt" fo:break-before="auto" style:use-optimal-row-height="false"/>
    </style:style>
    <style:style style:name="ro2" style:family="table-row">
      <style:table-row-properties style:row-height="35.26pt" fo:break-before="auto" style:use-optimal-row-height="false"/>
    </style:style>
    <style:style style:name="ro3" style:family="table-row">
      <style:table-row-properties style:row-height="23.24pt" fo:break-before="auto" style:use-optimal-row-height="false"/>
    </style:style>
    <style:style style:name="ro4" style:family="table-row">
      <style:table-row-properties style:row-height="76.51pt" fo:break-before="auto" style:use-optimal-row-height="false"/>
    </style:style>
    <style:style style:name="ro5" style:family="table-row">
      <style:table-row-properties style:row-height="22.51pt" fo:break-before="auto" style:use-optimal-row-height="false"/>
    </style:style>
    <style:style style:name="ro6" style:family="table-row">
      <style:table-row-properties style:row-height="24.75pt" fo:break-before="auto" style:use-optimal-row-height="false"/>
    </style:style>
    <style:style style:name="ro7" style:family="table-row">
      <style:table-row-properties style:row-height="15.76pt" fo:break-before="auto" style:use-optimal-row-height="false"/>
    </style:style>
    <style:style style:name="ro8" style:family="table-row">
      <style:table-row-properties style:row-height="15.76pt" fo:break-before="auto" style:use-optimal-row-height="true"/>
    </style:style>
    <style:style style:name="ro9" style:family="table-row">
      <style:table-row-properties style:row-height="18.74pt" fo:break-before="auto" style:use-optimal-row-height="false"/>
    </style:style>
    <style:style style:name="ta1" style:family="table" style:master-page-name="PageStyle_5f_Setup_20_Directions">
      <style:table-properties table:display="true" style:writing-mode="lr-tb"/>
    </style:style>
    <style:style style:name="ta2" style:family="table" style:master-page-name="PageStyle_5f_How_20_To_20_Use">
      <style:table-properties table:display="true" style:writing-mode="lr-tb"/>
    </style:style>
    <style:style style:name="ta3" style:family="table" style:master-page-name="PageStyle_5f_Airbnb">
      <style:table-properties table:display="true" style:writing-mode="lr-tb"/>
    </style:style>
    <style:style style:name="ta4" style:family="table" style:master-page-name="PageStyle_5f_Meetup">
      <style:table-properties table:display="fals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cccccc" style:diagonal-bl-tr="none" style:diagonal-tl-br="none" style:text-align-source="fix" style:repeat-content="false" fo:wrap-option="wrap" fo:border="2.49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order-bottom="none" fo:background-color="#efefe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1.76pt solid #000000" style:diagonal-bl-tr="none" style:diagonal-tl-br="none" fo:border-left="2.49pt solid #000000"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fo:background-color="#efefef"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2.49pt solid #000000" style:diagonal-bl-tr="none" style:diagonal-tl-br="none" fo:border-left="2.49pt solid #000000"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2.49pt solid #000000" fo:background-color="#b6d7a8"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none" fo:background-color="#f3f3f3"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1.76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1.76pt solid #000000"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1.76pt solid #000000" style:diagonal-bl-tr="none" style:diagonal-tl-br="none" fo:border-left="2.49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cfe2f3"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1.76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fo:background-color="#efefef"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2.49pt solid #000000"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none" fo:background-color="#f3f3f3"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1.76pt solid #000000" fo:background-color="#cfe2f3"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none" fo:background-color="#fffff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Google Sans Mono&quot;" fo:font-size="9pt" fo:font-style="normal" fo:text-shadow="none" style:text-underline-style="none" fo:font-weight="normal" style:font-size-asian="9pt" style:font-style-asian="normal" style:font-weight-asian="normal" style:font-name-complex="&quot;Google Sans Mono&quot;" style:font-size-complex="9pt" style:font-style-complex="normal" style:font-weight-complex="normal"/>
    </style:style>
    <style:style style:name="ce38"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1">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none" fo:background-color="#b6d7a8"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none" fo:background-color="#ffe59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fo:background-color="#c9daf8"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order-bottom="2.49pt solid #000000" fo:background-color="#f4cccc"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ackground-color="#cfe2f3"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1.76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25pt" fo:font-style="normal" fo:text-shadow="none" style:text-underline-style="none" fo:font-weight="normal" style:font-size-asian="25pt" style:font-style-asian="normal" style:font-weight-asian="normal" style:font-name-complex="Arial" style:font-size-complex="25pt" style:font-style-complex="normal" style:font-weight-complex="normal"/>
    </style:style>
    <style:style style:name="ce51" style:family="table-cell" style:parent-style-name="Default">
      <style:table-cell-properties fo:background-color="#b6d7a8"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fo:border-bottom="1.76pt solid #000000" fo:background-color="#b7b7b7"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1.76pt solid #000000" fo:background-color="#b7b7b7"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ffe599"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none" fo:background-color="#f3f3f3"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1.76pt solid #000000" fo:background-color="#b7b7b7" style:diagonal-bl-tr="none" style:diagonal-tl-br="none" style:text-align-source="fix" style:repeat-content="false" fo:wrap-option="no-wrap" fo:border-left="2.49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1.76pt solid #000000" fo:background-color="#b7b7b7" style:diagonal-bl-tr="none" style:diagonal-tl-br="none" style:text-align-source="fix" style:repeat-content="false" fo:wrap-option="no-wrap" fo:border-left="2.49pt solid #000000" style:direction="ltr" fo:border-right="2.49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b6d7a8"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table-cell-properties fo:border-bottom="none" fo:background-color="#999999"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c9daf8"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fo:background-color="#f4cccc"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table-cell-properties fo:border-bottom="2.49pt solid #000000" fo:background-color="#ff99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fo:border-bottom="2.49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1.76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1.76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order-bottom="1.76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none" fo:background-color="#f3f3f3"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1.76pt solid #000000" style:diagonal-bl-tr="none" style:diagonal-tl-br="none" fo:border-left="none" fo:border-right="2.49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1" style:base-cell-address="Airbnb.D11"/>
    </style:style>
    <style:style style:name="ce88" style:family="table-cell" style:parent-style-name="Default">
      <style:table-cell-properties fo:border-bottom="none"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2.49pt solid #000000"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1" style:base-cell-address="Airbnb.D11"/>
    </style:style>
    <style:style style:name="ce91" style:family="table-cell" style:parent-style-name="Default">
      <style:table-cell-properties fo:border-bottom="none"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1" style:base-cell-address="Airbnb.D11"/>
    </style:style>
    <style:style style:name="ce92"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1" style:base-cell-address="Airbnb.D11"/>
    </style:style>
    <style:style style:name="ce93" style:family="table-cell" style:parent-style-name="Default">
      <style:table-cell-properties fo:border-bottom="2.49pt solid #000000"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1" style:base-cell-address="Airbnb.D11"/>
    </style:style>
    <style:style style:name="ce9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1" style:base-cell-address="Airbnb.D11"/>
    </style:style>
    <style:style style:name="ce9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none"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oogle Sans Mono" fo:font-size="9pt" fo:font-style="normal" fo:text-shadow="none" style:text-underline-style="none" fo:font-weight="normal" style:font-size-asian="9pt" style:font-style-asian="normal" style:font-weight-asian="normal" style:font-name-complex="Google Sans Mono" style:font-size-complex="9pt" style:font-style-complex="normal" style:font-weight-complex="normal"/>
    </style:style>
    <style:style style:name="ce97" style:family="table-cell" style:parent-style-name="Default" style:data-style-name="N11">
      <style:table-cell-properties fo:border-bottom="2.49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order-bottom="0.74pt solid #000000" fo:background-color="#00fff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style style:name="ce103"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1.76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1.76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order-bottom="1.76pt solid #000000" fo:background-color="#b7b7b7"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1.76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order-bottom="1.76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ackground-color="#f4cccc"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table-cell-properties fo:border-bottom="none" fo:background-color="#d9d9d9"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order-bottom="none" fo:background-color="#f3f3f3"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fo:border-bottom="1.76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order-bottom="1.76pt solid #000000" fo:background-color="#b7b7b7"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order-bottom="1.76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1.76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order-bottom="none" fo:background-color="#f3f3f3"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order-bottom="1.76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1" style:family="table-cell" style:parent-style-name="Default">
      <style:table-cell-properties fo:border-bottom="none"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5" style:base-cell-address="Meetup.D11"/>
    </style:style>
    <style:style style:name="ce132" style:family="table-cell" style:parent-style-name="Default">
      <style:table-cell-properties fo:border-bottom="2.49pt solid #000000"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5" style:base-cell-address="Meetup.D11"/>
    </style:style>
    <style:style style:name="ce133"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4"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5"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5" style:base-cell-address="Meetup.D11"/>
    </style:style>
    <style:style style:name="ce136"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INCOMPLETE&quot;" style:apply-style-name="ConditionalStyle_5f_5" style:base-cell-address="Meetup.D11"/>
    </style:style>
    <style:style style:name="ce137"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8"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39"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40" style:family="table-cell" style:parent-style-name="Default">
      <style:table-cell-properties fo:border-bottom="2.49pt solid #000000" fo:background-color="#fbbc04"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41" style:family="table-cell" style:parent-style-name="Default">
      <style:table-cell-properties fo:border-bottom="2.49pt solid #000000" fo:background-color="#fbbc04"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INCOMPLETE&quot;" style:apply-style-name="ConditionalStyle_5f_5" style:base-cell-address="Meetup.D11"/>
    </style:style>
    <style:style style:name="ce142" style:family="table-cell" style:parent-style-name="Default">
      <style:map style:condition="cell-content()=&quot;INCOMPLETE&quot;" style:apply-style-name="ConditionalStyle_5f_5" style:base-cell-address="Meetup.D11"/>
    </style:style>
    <style:style style:name="ce143" style:family="table-cell" style:parent-style-name="Default"/>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1.07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78.81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0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58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56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35.58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tup Direction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ETUP DIRECTIONS</text:p>
          </table:table-cell>
          <table:table-cell table:number-columns-repeated="1023"/>
        </table:table-row>
        <table:table-row table:style-name="ro1">
          <table:table-cell table:style-name="ce2" office:value-type="string" calcext:value-type="string">
            <text:p>1. Click on "File" &gt; "Make a Copy" and follow the process to create your own copy.</text:p>
          </table:table-cell>
          <table:table-cell table:number-columns-repeated="1023"/>
        </table:table-row>
        <table:table-row table:style-name="ro2">
          <table:table-cell table:style-name="ce2" office:value-type="string" calcext:value-type="string">
            <text:p>2. Once you have your own copy, click on the "Share" button in the top right corner. For general access, choose "Anyone with the link," then to the right, change the permissions to "Editor."</text:p>
          </table:table-cell>
          <table:table-cell table:number-columns-repeated="1023"/>
        </table:table-row>
        <table:table-row table:style-name="ro3">
          <table:table-cell table:style-name="ce2" office:value-type="string" calcext:value-type="string">
            <text:p>3. Choose the tab at the bottom of the page that corresponds with the tab you've selected.</text:p>
          </table:table-cell>
          <table:table-cell table:number-columns-repeated="1023"/>
        </table:table-row>
        <table:table-row table:style-name="ro4">
          <table:table-cell table:style-name="ce2" office:value-type="string" calcext:value-type="string">
            <office:annotation draw:style-name="gr1" draw:text-style-name="P2" svg:width="280.6pt" svg:height="126.74pt" svg:x="631.45pt" svg:y="186.01pt" draw:caption-point-x="-11.54pt" draw:caption-point-y="-83.74pt">
              <dc:date>2025-04-14T00:00:00</dc:date>
              <text:p text:style-name="P1">Part Time Format:</text:p>
              <text:p text:style-name="P1">PT 2023/04/15</text:p>
              <text:p text:style-name="P1"/>
              <text:p text:style-name="P1">Full Time Format:</text:p>
              <text:p text:style-name="P1">FT 2023/04/15</text:p>
            </office:annotation>
            <text:p>4. Fill out the following areas of your scorecard:</text:p>
            <text:p>Name</text:p>
            <text:p>Repo Link (should be a direct link to your project repo)</text:p>
            <text:p>Live Application Link (the link to your application after it has been hosted)</text:p>
            <text:p>Cohort (hover over this box for proper format)</text:p>
          </table:table-cell>
          <table:table-cell table:number-columns-repeated="1023"/>
        </table:table-row>
        <table:table-row table:style-name="ro5">
          <table:table-cell table:style-name="ce3" office:value-type="string" calcext:value-type="string">
            <text:p>5. Delete all project tabs except for the one that corresponds with the project you chose.</text:p>
          </table:table-cell>
          <table:table-cell table:number-columns-repeated="1023"/>
        </table:table-row>
        <table:table-row table:style-name="ro5">
          <table:table-cell table:style-name="ce3" office:value-type="string" calcext:value-type="string">
            <text:p>6. Click the down arrow on your project tab and select "Duplicate." You can use this copied tab to keep track of your project.</text:p>
          </table:table-cell>
          <table:table-cell table:number-columns-repeated="1023"/>
        </table:table-row>
        <table:table-row table:style-name="ro6">
          <table:table-cell table:style-name="ce3" office:value-type="string" calcext:value-type="string">
            <text:p>7. Click "Share" in the top right corner, then choose "Copy link."</text:p>
          </table:table-cell>
          <table:table-cell table:number-columns-repeated="1023"/>
        </table:table-row>
        <table:table-row table:style-name="ro3">
          <table:table-cell table:style-name="ce3" office:value-type="string" calcext:value-type="string">
            <text:p>8. Send the link to your instructor via DM on Discord.</text:p>
          </table:table-cell>
          <table:table-cell table:number-columns-repeated="1023"/>
        </table:table-row>
        <table:table-row table:style-name="ro5">
          <table:table-cell table:style-name="ce4" office:value-type="string" calcext:value-type="string">
            <text:p>9. Go to the "How to Use" tab to see how the scorecards work.</text:p>
          </table:table-cell>
          <table:table-cell table:number-columns-repeated="1023"/>
        </table:table-row>
        <table:table-row table:style-name="ro7" table:number-rows-repeated="1048565">
          <table:table-cell table:number-columns-repeated="1024"/>
        </table:table-row>
        <table:table-row table:style-name="ro7">
          <table:table-cell table:number-columns-repeated="1024"/>
        </table:table-row>
      </table:table>
      <table:table table:name="How To Use"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number-columns-repeated="1020" table:default-cell-style-name="Default"/>
        <table:table-row table:style-name="ro8">
          <table:table-cell table:style-name="ce5" office:value-type="string" calcext:value-type="string" table:number-columns-spanned="2" table:number-rows-spanned="1">
            <text:p>Names</text:p>
          </table:table-cell>
          <table:covered-table-cell table:style-name="ce20"/>
          <table:table-cell table:style-name="ce29" office:value-type="string" calcext:value-type="string" table:number-columns-spanned="2" table:number-rows-spanned="1">
            <text:p>Repo Link</text:p>
          </table:table-cell>
          <table:covered-table-cell table:style-name="ce20"/>
          <table:table-cell table:style-name="ce35"/>
          <table:table-cell table:style-name="ce29" office:value-type="string" calcext:value-type="string">
            <text:p>Routes Passing</text:p>
          </table:table-cell>
          <table:table-cell table:style-name="ce46" office:value-type="string" calcext:value-type="string" table:number-columns-spanned="2" table:number-rows-spanned="4">
            <text:p>The "routes passing" and "percent passing" will help you keep track of your progress and provide an overview of your score after grading.</text:p>
          </table:table-cell>
          <table:covered-table-cell/>
          <table:table-cell table:number-columns-repeated="1016"/>
        </table:table-row>
        <table:table-row table:style-name="ro8">
          <table:table-cell table:style-name="ce6" table:number-columns-spanned="2" table:number-rows-spanned="1"/>
          <table:covered-table-cell table:style-name="ce21"/>
          <table:table-cell table:style-name="ce16" table:number-columns-spanned="2" table:number-rows-spanned="1"/>
          <table:covered-table-cell table:style-name="ce21"/>
          <table:table-cell table:style-name="ce35"/>
          <table:table-cell table:style-name="ce37" table:formula="of:=COUNTIF([.D11:.D28]; &quot;COMPLETE&quot;) &amp; &quot;/&quot; &amp; COUNTA([.D11:.D28])" office:value-type="string" office:string-value="0/1" calcext:value-type="string">
            <text:p>0/1</text:p>
          </table:table-cell>
          <table:covered-table-cell table:number-columns-repeated="2"/>
          <table:table-cell table:number-columns-repeated="1016"/>
        </table:table-row>
        <table:table-row table:style-name="ro8">
          <table:table-cell table:style-name="ce7" office:value-type="string" calcext:value-type="string" table:number-columns-spanned="2" table:number-rows-spanned="1">
            <text:p>Cohort</text:p>
          </table:table-cell>
          <table:covered-table-cell table:style-name="ce22"/>
          <table:table-cell table:style-name="ce30" office:value-type="string" calcext:value-type="string" table:number-columns-spanned="2" table:number-rows-spanned="1">
            <text:p>Live Application Link</text:p>
          </table:table-cell>
          <table:covered-table-cell table:style-name="ce22"/>
          <table:table-cell table:style-name="ce35"/>
          <table:table-cell table:style-name="ce38" office:value-type="string" calcext:value-type="string">
            <text:p>Percent Passing</text:p>
          </table:table-cell>
          <table:covered-table-cell table:number-columns-repeated="2"/>
          <table:table-cell table:number-columns-repeated="1016"/>
        </table:table-row>
        <table:table-row table:style-name="ro8">
          <table:table-cell table:style-name="ce8" table:number-columns-spanned="2" table:number-rows-spanned="1"/>
          <table:covered-table-cell table:style-name="ce23"/>
          <table:table-cell table:style-name="ce31" table:number-columns-spanned="2" table:number-rows-spanned="1"/>
          <table:covered-table-cell table:style-name="ce23"/>
          <table:table-cell table:style-name="ce35"/>
          <table:table-cell table:style-name="ce39" table:formula="of:=COUNTIF([.D11:.D28]; &quot;COMPLETE&quot;) / COUNTA([.D11:.D28]) * 100%" office:value-type="percentage" office:value="0" calcext:value-type="percentage">
            <text:p>0.00%</text:p>
          </table:table-cell>
          <table:covered-table-cell table:number-columns-repeated="2"/>
          <table:table-cell table:number-columns-repeated="1016"/>
        </table:table-row>
        <table:table-row table:style-name="ro8">
          <table:table-cell table:style-name="ce9" office:value-type="string" calcext:value-type="string" table:number-columns-spanned="4" table:number-rows-spanned="1">
            <text:p>The form above should be filled out before providing the link to instructional staff.</text:p>
          </table:table-cell>
          <table:covered-table-cell table:number-columns-repeated="3"/>
          <table:table-cell table:style-name="ce10" table:number-columns-repeated="2"/>
          <table:table-cell table:number-columns-repeated="1018"/>
        </table:table-row>
        <table:table-row table:style-name="ro8">
          <table:table-cell table:style-name="ce10" table:number-columns-repeated="6"/>
          <table:table-cell table:number-columns-repeated="1018"/>
        </table:table-row>
        <table:table-row table:style-name="ro8">
          <table:table-cell table:style-name="ce10" table:number-columns-repeated="5"/>
          <table:table-cell table:style-name="ce40" office:value-type="string" calcext:value-type="string">
            <text:p>Legend</text:p>
          </table:table-cell>
          <table:table-cell table:style-name="ce19" office:value-type="string" calcext:value-type="string" table:number-columns-spanned="2" table:number-rows-spanned="5">
            <text:p>In your scorecard, you will see color-coded routes. Each color correlates with a fetch method, which you can find in the legend.</text:p>
          </table:table-cell>
          <table:covered-table-cell/>
          <table:table-cell table:number-columns-repeated="1016"/>
        </table:table-row>
        <table:table-row table:style-name="ro8">
          <table:table-cell table:style-name="ce10" table:number-columns-repeated="5"/>
          <table:table-cell table:style-name="ce41" office:value-type="string" calcext:value-type="string">
            <text:p>GET</text:p>
          </table:table-cell>
          <table:covered-table-cell table:number-columns-repeated="2"/>
          <table:table-cell table:number-columns-repeated="1016"/>
        </table:table-row>
        <table:table-row table:style-name="ro8">
          <table:table-cell table:style-name="ce10" table:number-columns-repeated="5"/>
          <table:table-cell table:style-name="ce42" office:value-type="string" calcext:value-type="string">
            <text:p>POST</text:p>
          </table:table-cell>
          <table:covered-table-cell table:number-columns-repeated="2"/>
          <table:table-cell table:number-columns-repeated="1016"/>
        </table:table-row>
        <table:table-row table:style-name="ro8">
          <table:table-cell table:style-name="ce11" table:number-columns-repeated="4"/>
          <table:table-cell table:style-name="ce10"/>
          <table:table-cell table:style-name="ce43" office:value-type="string" calcext:value-type="string">
            <text:p>PUT</text:p>
          </table:table-cell>
          <table:covered-table-cell table:number-columns-repeated="2"/>
          <table:table-cell table:number-columns-repeated="1016"/>
        </table:table-row>
        <table:table-row table:style-name="ro8">
          <table:table-cell table:style-name="ce12" office:value-type="string" calcext:value-type="string" table:number-columns-spanned="3" table:number-rows-spanned="1">
            <office:annotation draw:style-name="gr2" draw:text-style-name="P2" svg:width="388.97pt" svg:height="58.51pt" svg:x="120.98pt" svg:y="180.74pt" draw:caption-point-x="205.88pt" draw:caption-point-y="-22.96pt">
              <dc:date>2025-04-14T00:00:00</dc:date>
              <text:p text:style-name="P1">This is where you'll find a brief description of the route. Hover over the other parts of the route area for an explanation on how they work.</text:p>
              <text:p text:style-name="P1"/>
              <text:p text:style-name="P1">(You'll see a black mark in the top right corner of anything that has a note attached.)</text:p>
            </office:annotation>
            <text:p>{ROUTE TITLE}</text:p>
          </table:table-cell>
          <table:covered-table-cell table:style-name="ce24"/>
          <table:covered-table-cell table:style-name="ce23"/>
          <table:table-cell table:style-name="ce34" table:formula="of:=IF(COUNTIF([.A14:.C22]; 1) = (COUNTIF([.A14:.C22]; 1) + COUNTIF([.A14:.C22]; 0)); &quot;COMPLETE&quot;; &quot;INCOMPLETE&quot;)" office:value-type="string" office:string-value="INCOMPLETE" calcext:value-type="string" table:number-columns-spanned="1" table:number-rows-spanned="12">
            <office:annotation draw:style-name="gr3" draw:text-style-name="P2" svg:width="280.6pt" svg:height="28.09pt" svg:x="439.8pt" svg:y="180.2pt" draw:caption-point-x="-11.54pt" draw:caption-point-y="-22.42pt">
              <dc:date>2025-04-14T00:00:00</dc:date>
              <text:p text:style-name="P1">This will tell you if a route is fully completed or not. Try checking off all the boxes to the left!</text:p>
            </office:annotation>
            <text:p>INCOMPLETE</text:p>
          </table:table-cell>
          <table:table-cell table:style-name="ce36"/>
          <table:table-cell table:style-name="ce44" office:value-type="string" calcext:value-type="string">
            <text:p>DELETE</text:p>
          </table:table-cell>
          <table:covered-table-cell table:number-columns-repeated="2"/>
          <table:table-cell table:number-columns-repeated="1016"/>
        </table:table-row>
        <table:table-row-group>
          <table:table-row table:style-name="ro8">
            <table:table-cell table:style-name="ce13" office:value-type="string" calcext:value-type="string" table:number-columns-spanned="3" table:number-rows-spanned="1">
              <text:p>GET /route/example</text:p>
            </table:table-cell>
            <table:covered-table-cell/>
            <table:covered-table-cell table:number-columns-repeated="2" table:style-name="ce22"/>
            <table:table-cell table:style-name="ce36"/>
            <table:table-cell table:style-name="ce45" table:number-columns-repeated="3"/>
            <table:table-cell table:number-columns-repeated="1016"/>
          </table:table-row>
          <table:table-row table:style-name="ro8">
            <table:table-cell table:style-name="ce14" office:value-type="string" calcext:value-type="string">
              <office:annotation draw:style-name="gr4" draw:text-style-name="P2" svg:width="388.97pt" svg:height="28.09pt" svg:x="120.98pt" svg:y="211.72pt" draw:caption-point-x="-11.54pt" draw:caption-point-y="-22.45pt">
                <dc:date>2025-04-14T00:00:00</dc:date>
                <text:p text:style-name="P1">This checkbox will be checked as complete if the route can be found at the endpoint above.</text:p>
              </office:annotation>
              <text:p>Correct Endpoint</text:p>
            </table:table-cell>
            <table:table-cell table:style-name="ce25" office:value-type="string" calcext:value-type="string">
              <office:annotation draw:style-name="gr4" draw:text-style-name="P2" svg:width="338.23pt" svg:height="50.49pt" svg:x="241.85pt" svg:y="200.52pt" draw:caption-point-x="-11.54pt" draw:caption-point-y="-11.25pt">
                <dc:date>2025-04-14T00:00:00</dc:date>
                <text:p text:style-name="P1">Authentication for this project means the route should be utilizing the 'requireAuth' middleware that was created in the Authenticate Me project. If a route doesn't require authentication, then you'll see 'N/A' below instead of a checkbox.</text:p>
              </office:annotation>
              <text:p>Authentication</text:p>
            </table:table-cell>
            <table:table-cell table:style-name="ce32" office:value-type="string" calcext:value-type="string">
              <office:annotation draw:style-name="gr5" draw:text-style-name="P2" svg:width="311.84pt" svg:height="184.48pt" svg:x="338.4pt" svg:y="212.26pt" draw:caption-point-x="-11.54pt" draw:caption-point-y="-22.99pt">
                <dc:date>2025-04-14T00:00:00</dc:date>
                <text:p text:style-name="P1">Authorization notes are where you'll find information about the authorization requirements for the route, such as:</text:p>
                <text:p text:style-name="P1"/>
                <text:p text:style-name="P1">Require proper authorization: Review must belong to the current user.</text:p>
                <text:p text:style-name="P1"/>
                <text:p text:style-name="P1">This means that if the current user doesn't own a review, you should set the response status to 403 and return:</text:p>
                <text:p text:style-name="P1"/>
                <text:p text:style-name="P1">{</text:p>
                <text:p text:style-name="P1"><text:s text:c="2"/>"message": "Forbidden"</text:p>
                <text:p text:style-name="P1">}</text:p>
                <text:p text:style-name="P1"/>
                <text:p text:style-name="P1">Now try hovering over the {ROUTE TITLE}</text:p>
              </office:annotation>
              <text:p>Authorization</text:p>
            </table:table-cell>
            <table:covered-table-cell table:style-name="ce22"/>
            <table:table-cell table:style-name="ce36"/>
            <table:table-cell table:style-name="ce45" table:number-columns-repeated="3"/>
            <table:table-cell table:number-columns-repeated="1016"/>
          </table:table-row>
          <table:table-row table:style-name="ro8">
            <table:table-cell table:style-name="ce15" table:formula="of:=FALSE()" office:value-type="float" office:value="0" calcext:value-type="float">
              <text:p>0</text:p>
            </table:table-cell>
            <table:table-cell table:style-name="ce26" table:formula="of:=FALSE()" office:value-type="float" office:value="0" calcext:value-type="float">
              <text:p>0</text:p>
            </table:table-cell>
            <table:table-cell table:style-name="ce16" table:formula="of:=FALSE()" office:value-type="float" office:value="0" calcext:value-type="float">
              <text:p>0</text:p>
            </table:table-cell>
            <table:covered-table-cell table:style-name="ce22"/>
            <table:table-cell table:style-name="ce36"/>
            <table:table-cell table:style-name="ce45" table:number-columns-repeated="3"/>
            <table:table-cell table:number-columns-repeated="1016"/>
          </table:table-row>
          <table:table-row table:style-name="ro8">
            <table:table-cell table:style-name="ce16" table:number-columns-spanned="3" table:number-rows-spanned="1"/>
            <table:covered-table-cell table:style-name="ce27"/>
            <table:covered-table-cell table:style-name="ce21"/>
            <table:covered-table-cell table:style-name="ce22"/>
            <table:table-cell table:style-name="ce36" table:number-columns-repeated="2"/>
            <table:table-cell table:number-columns-repeated="1018"/>
          </table:table-row>
          <table:table-row table:style-name="ro8">
            <table:table-cell table:style-name="ce13" office:value-type="string" calcext:value-type="string" table:number-columns-spanned="3" table:number-rows-spanned="1">
              <office:annotation draw:style-name="gr4" draw:text-style-name="P2" svg:width="388.97pt" svg:height="39.29pt" svg:x="120.98pt" svg:y="253.36pt" draw:caption-point-x="205.88pt" draw:caption-point-y="-16.84pt">
                <dc:date>2025-04-14T00:00:00</dc:date>
                <text:p text:style-name="P1">This is a title line for different aspects of the route that will be graded. Some routes may have multiple error responses that will be checked and some may have more than one 'OK' response that will be checked.</text:p>
              </office:annotation>
              <text:p>Response</text:p>
            </table:table-cell>
            <table:covered-table-cell/>
            <table:covered-table-cell table:number-columns-repeated="2" table:style-name="ce22"/>
            <table:table-cell table:style-name="ce36" table:number-columns-repeated="2"/>
            <table:table-cell table:number-columns-repeated="1018"/>
          </table:table-row>
          <table:table-row table:style-name="ro8">
            <table:table-cell table:style-name="ce14" office:value-type="string" calcext:value-type="string">
              <office:annotation draw:style-name="gr4" draw:text-style-name="P2" svg:width="388.97pt" svg:height="28.09pt" svg:x="120.98pt" svg:y="274.71pt" draw:caption-point-x="-11.54pt" draw:caption-point-y="-22.42pt">
                <dc:date>2025-04-14T00:00:00</dc:date>
                <text:p text:style-name="P1">This checkbox will be marked as complete if the status code on the response matches the status code listed here / in the API docs.</text:p>
              </office:annotation>
              <text:p>Status Code - 200</text:p>
            </table:table-cell>
            <table:table-cell table:style-name="ce25" office:value-type="string" calcext:value-type="string">
              <office:annotation draw:style-name="gr4" draw:text-style-name="P2" svg:width="338.23pt" svg:height="39.29pt" svg:x="241.85pt" svg:y="269.09pt" draw:caption-point-x="-11.54pt" draw:caption-point-y="-16.81pt">
                <dc:date>2025-04-14T00:00:00</dc:date>
                <text:p text:style-name="P1">This will be marked as complete if the format of the response matches exactly what is shown in the API docs. You'll also be able to hover over this to see the expected response format.</text:p>
              </office:annotation>
              <text:p>Body Matches API Docs</text:p>
            </table:table-cell>
            <table:table-cell table:style-name="ce32" office:value-type="string" calcext:value-type="string">
              <text:p>Notes</text:p>
            </table:table-cell>
            <table:covered-table-cell table:style-name="ce22"/>
            <table:table-cell table:style-name="ce36" table:number-columns-repeated="2"/>
            <table:table-cell table:number-columns-repeated="1018"/>
          </table:table-row>
          <table:table-row table:style-name="ro8">
            <table:table-cell table:style-name="ce17" table:formula="of:=FALSE()" office:value-type="float" office:value="0" calcext:value-type="float">
              <text:p>0</text:p>
            </table:table-cell>
            <table:table-cell table:style-name="ce26" table:formula="of:=FALSE()" office:value-type="float" office:value="0" calcext:value-type="float">
              <text:p>0</text:p>
            </table:table-cell>
            <table:table-cell table:style-name="ce33" office:value-type="string" calcext:value-type="string">
              <text:p>*DOUBLE CLICK ME*: This is where you'll find instructor input after they've graded your project. There are also informational notes about the specific route that you can see by hovering over different areas. Try hovering over cell C10.</text:p>
            </table:table-cell>
            <table:covered-table-cell table:style-name="ce22"/>
            <table:table-cell table:style-name="ce36" table:number-columns-repeated="2"/>
            <table:table-cell table:number-columns-repeated="1018"/>
          </table:table-row>
          <table:table-row table:style-name="ro8">
            <table:table-cell table:style-name="ce16" table:number-columns-spanned="3" table:number-rows-spanned="1"/>
            <table:covered-table-cell table:style-name="ce27"/>
            <table:covered-table-cell table:style-name="ce21"/>
            <table:covered-table-cell table:style-name="ce22"/>
            <table:table-cell table:style-name="ce36" table:number-columns-repeated="2"/>
            <table:table-cell table:number-columns-repeated="1018"/>
          </table:table-row>
          <table:table-row table:style-name="ro8">
            <table:table-cell table:style-name="ce13" office:value-type="string" calcext:value-type="string" table:number-columns-spanned="3" table:number-rows-spanned="1">
              <text:p>Error Response: {ERROR RESPONSE MESSAGE}</text:p>
            </table:table-cell>
            <table:covered-table-cell/>
            <table:covered-table-cell table:number-columns-repeated="2" table:style-name="ce22"/>
            <table:table-cell table:style-name="ce36" table:number-columns-repeated="2"/>
            <table:table-cell table:number-columns-repeated="1018"/>
          </table:table-row>
          <table:table-row table:style-name="ro8">
            <table:table-cell table:style-name="ce14" office:value-type="string" calcext:value-type="string">
              <text:p>Status Code - 404</text:p>
            </table:table-cell>
            <table:table-cell table:style-name="ce25" office:value-type="string" calcext:value-type="string">
              <text:p>Body Matches API Docs</text:p>
            </table:table-cell>
            <table:table-cell table:style-name="ce32" office:value-type="string" calcext:value-type="string">
              <text:p>Notes</text:p>
            </table:table-cell>
            <table:covered-table-cell table:style-name="ce22"/>
            <table:table-cell table:style-name="ce36" table:number-columns-repeated="2"/>
            <table:table-cell table:number-columns-repeated="1018"/>
          </table:table-row>
          <table:table-row table:style-name="ro8">
            <table:table-cell table:style-name="ce18" table:formula="of:=FALSE()" office:value-type="float" office:value="0" calcext:value-type="float">
              <text:p>0</text:p>
            </table:table-cell>
            <table:table-cell table:style-name="ce28" table:formula="of:=FALSE()" office:value-type="float" office:value="0" calcext:value-type="float">
              <text:p>0</text:p>
            </table:table-cell>
            <table:table-cell table:style-name="ce31"/>
            <table:covered-table-cell table:style-name="ce23"/>
            <table:table-cell table:style-name="ce10" table:number-columns-repeated="2"/>
            <table:table-cell table:number-columns-repeated="1018"/>
          </table:table-row>
        </table:table-row-group>
        <table:table-row table:style-name="ro8">
          <table:table-cell table:style-name="ce19" office:value-type="string" calcext:value-type="string" table:number-columns-spanned="4" table:number-rows-spanned="3">
            <text:p>The above will be used for grading each route in your project. You can open and close each route area on your scorecard by clicking the '+' and '-' signs next to it. Try clicking the '+' sign to open it up, then double click on the "Notes" area in cell D15.</text:p>
          </table:table-cell>
          <table:covered-table-cell table:number-columns-repeated="3"/>
          <table:table-cell table:number-columns-repeated="1020"/>
        </table:table-row>
        <table:table-row table:style-name="ro7">
          <table:covered-table-cell table:number-columns-repeated="4"/>
          <table:table-cell table:number-columns-repeated="1020"/>
        </table:table-row>
        <table:table-row table:style-name="ro7">
          <table:covered-table-cell table:number-columns-repeated="4"/>
          <table:table-cell table:number-columns-repeated="1020"/>
        </table:table-row>
        <table:table-row table:style-name="ro7" table:number-rows-repeated="1048550">
          <table:table-cell table:number-columns-repeated="1024"/>
        </table:table-row>
        <table:table-row table:style-name="ro7">
          <table:table-cell table:number-columns-repeated="1024"/>
        </table:table-row>
      </table:table>
      <table:table table:name="Airbnb" table:style-name="ta3">
        <table:table-column table:style-name="co7" table:number-columns-repeated="4"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2" table:number-columns-repeated="1016" table:default-cell-style-name="Default"/>
        <table:table-row table:style-name="ro8">
          <table:table-cell table:style-name="ce5" office:value-type="string" calcext:value-type="string" table:number-columns-spanned="2" table:number-rows-spanned="1">
            <text:p>Names</text:p>
          </table:table-cell>
          <table:covered-table-cell table:style-name="ce20"/>
          <table:table-cell table:style-name="ce29" office:value-type="string" calcext:value-type="string" table:number-columns-spanned="2" table:number-rows-spanned="1">
            <text:p>Repo Link</text:p>
          </table:table-cell>
          <table:covered-table-cell table:style-name="ce20"/>
          <table:table-cell table:style-name="ce49"/>
          <table:table-cell table:style-name="ce5" office:value-type="string" calcext:value-type="string">
            <text:p>Routes Passing</text:p>
          </table:table-cell>
          <table:table-cell table:style-name="ce49"/>
          <table:table-cell table:style-name="ce99" office:value-type="string" calcext:value-type="string">
            <text:p>Required Endpoints</text:p>
          </table:table-cell>
          <table:table-cell table:number-columns-repeated="1016"/>
        </table:table-row>
        <table:table-row table:style-name="ro8">
          <table:table-cell table:style-name="ce47" office:value-type="string" calcext:value-type="string" table:number-columns-spanned="2" table:number-rows-spanned="1">
            <text:p>Jacob Hathaway, Mike Mungin</text:p>
          </table:table-cell>
          <table:covered-table-cell table:style-name="ce21"/>
          <table:table-cell table:style-name="ce77" office:value-type="string" calcext:value-type="string" table:number-columns-spanned="2" table:number-rows-spanned="1">
            <text:p><text:a xlink:href="https://github.com/jaacobbbb20/api-project.git" xlink:type="simple">https://github.com/jaacobbbb20/api-project.git</text:a></text:p>
          </table:table-cell>
          <table:covered-table-cell table:style-name="ce21"/>
          <table:table-cell table:style-name="ce49"/>
          <table:table-cell table:style-name="ce96" table:formula="of:=COUNTIF([.D10:.D254]; &quot;COMPLETE&quot;) &amp; &quot;/&quot; &amp; COUNTA([.D10:.D254])" office:value-type="string" office:string-value="19/19" calcext:value-type="string">
            <text:p>19/19</text:p>
          </table:table-cell>
          <table:table-cell table:style-name="ce49"/>
          <table:table-cell table:style-name="ce100" office:value-type="string" calcext:value-type="string">
            <text:p>GET /api/session</text:p>
          </table:table-cell>
          <table:table-cell table:number-columns-repeated="1016"/>
        </table:table-row>
        <table:table-row table:style-name="ro8">
          <table:table-cell table:style-name="ce7" office:value-type="string" calcext:value-type="string" table:number-columns-spanned="2" table:number-rows-spanned="1">
            <text:p>Cohort</text:p>
          </table:table-cell>
          <table:covered-table-cell table:style-name="ce22"/>
          <table:table-cell table:style-name="ce30" office:value-type="string" calcext:value-type="string" table:number-columns-spanned="2" table:number-rows-spanned="1">
            <text:p>Live Application Link</text:p>
          </table:table-cell>
          <table:covered-table-cell table:style-name="ce22"/>
          <table:table-cell table:style-name="ce49"/>
          <table:table-cell table:style-name="ce7" office:value-type="string" calcext:value-type="string">
            <text:p>Percent Passing</text:p>
          </table:table-cell>
          <table:table-cell table:style-name="ce49"/>
          <table:table-cell table:style-name="ce100" office:value-type="string" calcext:value-type="string">
            <text:p>POST /api/session</text:p>
          </table:table-cell>
          <table:table-cell table:number-columns-repeated="1016"/>
        </table:table-row>
        <table:table-row table:style-name="ro8">
          <table:table-cell table:style-name="ce48" office:value-type="string" calcext:value-type="string" table:number-columns-spanned="2" table:number-rows-spanned="1">
            <text:p>PT-Aug-2024</text:p>
          </table:table-cell>
          <table:covered-table-cell table:style-name="ce68"/>
          <table:table-cell table:style-name="ce78" table:number-columns-spanned="2" table:number-rows-spanned="1"/>
          <table:covered-table-cell table:style-name="ce23"/>
          <table:table-cell table:style-name="ce49"/>
          <table:table-cell table:style-name="ce97" table:formula="of:=COUNTIF([.D7:.D861]; &quot;COMPLETE&quot;) / COUNTA([.D7:.D861]) * 100%" office:value-type="percentage" office:value="0.7916666667" calcext:value-type="percentage">
            <text:p>79.17%</text:p>
          </table:table-cell>
          <table:table-cell table:style-name="ce49"/>
          <table:table-cell table:style-name="ce100" office:value-type="string" calcext:value-type="string">
            <text:p>POST /api/users</text:p>
          </table:table-cell>
          <table:table-cell table:number-columns-repeated="1016"/>
        </table:table-row>
        <table:table-row table:style-name="ro8">
          <table:table-cell table:style-name="ce49" table:number-columns-repeated="5"/>
          <table:table-cell/>
          <table:table-cell table:style-name="ce49"/>
          <table:table-cell table:style-name="ce100" office:value-type="string" calcext:value-type="string">
            <text:p>All /api/spots routes</text:p>
          </table:table-cell>
          <table:table-cell table:number-columns-repeated="1016"/>
        </table:table-row>
        <table:table-row table:style-name="ro8">
          <table:table-cell table:style-name="ce50" office:value-type="string" calcext:value-type="string" table:number-columns-spanned="4" table:number-rows-spanned="4">
            <text:p>Routes Required To Pass: 19 / 19</text:p>
          </table:table-cell>
          <table:covered-table-cell table:number-columns-repeated="3"/>
          <table:table-cell table:style-name="ce49"/>
          <table:table-cell table:number-columns-repeated="2"/>
          <table:table-cell table:style-name="ce101" office:value-type="string" calcext:value-type="string">
            <text:p>All /api/reviews routes</text:p>
          </table:table-cell>
          <table:table-cell table:number-columns-repeated="1016"/>
        </table:table-row>
        <table:table-row table:style-name="ro9">
          <table:covered-table-cell table:number-columns-repeated="4"/>
          <table:table-cell table:style-name="ce49"/>
          <table:table-cell table:style-name="ce40" office:value-type="string" calcext:value-type="string">
            <text:p>Legend</text:p>
          </table:table-cell>
          <table:table-cell table:style-name="ce45"/>
          <table:table-cell table:style-name="ce102"/>
          <table:table-cell table:number-columns-repeated="1016"/>
        </table:table-row>
        <table:table-row table:style-name="ro8">
          <table:covered-table-cell table:number-columns-repeated="4"/>
          <table:table-cell table:style-name="ce49"/>
          <table:table-cell table:style-name="ce41" office:value-type="string" calcext:value-type="string">
            <text:p>GET</text:p>
          </table:table-cell>
          <table:table-cell table:style-name="ce45"/>
          <table:table-cell table:number-columns-repeated="1017"/>
        </table:table-row>
        <table:table-row table:style-name="ro8">
          <table:covered-table-cell table:number-columns-repeated="4"/>
          <table:table-cell table:style-name="ce49"/>
          <table:table-cell table:style-name="ce42" office:value-type="string" calcext:value-type="string">
            <text:p>POST</text:p>
          </table:table-cell>
          <table:table-cell table:style-name="ce45"/>
          <table:table-cell table:number-columns-repeated="1017"/>
        </table:table-row>
        <table:table-row table:style-name="ro8">
          <table:table-cell table:style-name="ce49" table:number-columns-repeated="5"/>
          <table:table-cell table:style-name="ce43" office:value-type="string" calcext:value-type="string">
            <text:p>PUT</text:p>
          </table:table-cell>
          <table:table-cell table:style-name="ce45"/>
          <table:table-cell table:number-columns-repeated="1017"/>
        </table:table-row>
        <table:table-row table:style-name="ro8">
          <table:table-cell table:style-name="ce51" office:value-type="string" calcext:value-type="string" table:number-columns-spanned="3" table:number-rows-spanned="1">
            <office:annotation draw:style-name="gr6" draw:text-style-name="P2" svg:width="0.03pt" svg:height="733.49pt" svg:x="0pt" svg:y="-366.72pt" draw:caption-point-x="349.65pt" draw:caption-point-y="527.5pt">
              <dc:date>2025-04-14T00:00:00</dc:date>
              <text:p text:style-name="P1">Returns the information about the current user that is logged in.</text:p>
            </office:annotation>
            <text:p>Get the Current User</text:p>
          </table:table-cell>
          <table:covered-table-cell table:style-name="ce69"/>
          <table:covered-table-cell table:style-name="ce79"/>
          <table:table-cell table:style-name="ce87" table:formula="of:=IF(COUNTIF([.A14:.C22]; 1) = (COUNTIF([.A14:.C22]; 1) + COUNTIF([.A14:.C22]; 0)); &quot;COMPLETE&quot;; &quot;INCOMPLETE&quot;)" office:value-type="string" office:string-value="COMPLETE" calcext:value-type="string" table:number-columns-spanned="1" table:number-rows-spanned="12">
            <text:p>COMPLETE</text:p>
          </table:table-cell>
          <table:table-cell table:style-name="ce95"/>
          <table:table-cell table:style-name="ce44" office:value-type="string" calcext:value-type="string">
            <text:p>DELETE</text:p>
          </table:table-cell>
          <table:table-cell table:style-name="ce45"/>
          <table:table-cell table:number-columns-repeated="1017"/>
        </table:table-row>
        <table:table-row-group table:display="false">
          <table:table-row table:style-name="ro8" table:visibility="collapse">
            <table:table-cell table:style-name="ce13" office:value-type="string" calcext:value-type="string" table:number-columns-spanned="3" table:number-rows-spanned="1">
              <text:p>GET /api/session</text:p>
            </table:table-cell>
            <table:covered-table-cell/>
            <table:covered-table-cell table:style-name="ce22"/>
            <table:covered-table-cell table:style-name="ce88"/>
            <table:table-cell table:style-name="ce95"/>
            <table:table-cell table:number-columns-repeated="1019"/>
          </table:table-row>
          <table:table-row table:style-name="ro8" table:visibility="collapse">
            <table:table-cell table:style-name="ce14" office:value-type="string" calcext:value-type="string">
              <text:p>Correct Endpoint</text:p>
            </table:table-cell>
            <table:table-cell table:style-name="ce25" office:value-type="string" calcext:value-type="string">
              <text:p>Authentication</text:p>
            </table:table-cell>
            <table:table-cell table:style-name="ce32" office:value-type="string" calcext:value-type="string">
              <text:p>Authorization</text:p>
            </table:table-cell>
            <table:covered-table-cell table:style-name="ce88"/>
            <table:table-cell table:style-name="ce95"/>
            <table:table-cell table:number-columns-repeated="1019"/>
          </table:table-row>
          <table:table-row table:style-name="ro8" table:visibility="collapse">
            <table:table-cell table:style-name="ce15" table:formula="of:=TRUE()" office:value-type="float" office:value="1" calcext:value-type="float">
              <text:p>1</text:p>
            </table:table-cell>
            <table:table-cell table:style-name="ce70" office:value-type="string" calcext:value-type="string">
              <text:p>N/A</text:p>
            </table:table-cell>
            <table:table-cell table:style-name="ce80" office:value-type="string" calcext:value-type="string">
              <text:p>N/A</text:p>
            </table:table-cell>
            <table:covered-table-cell table:style-name="ce88"/>
            <table:table-cell table:style-name="ce95"/>
            <table:table-cell table:number-columns-repeated="1019"/>
          </table:table-row>
          <table:table-row table:style-name="ro9" table:visibility="collapse">
            <table:table-cell table:style-name="ce52" table:number-columns-spanned="3" table:number-rows-spanned="1"/>
            <table:covered-table-cell table:style-name="ce27"/>
            <table:covered-table-cell table:style-name="ce21"/>
            <table:covered-table-cell table:style-name="ce88"/>
            <table:table-cell table:style-name="ce95"/>
            <table:table-cell table:style-name="ce74" table:number-columns-repeated="2"/>
            <table:table-cell table:style-name="ce98" table:number-columns-repeated="23"/>
            <table:table-cell table:number-columns-repeated="994"/>
          </table:table-row>
          <table:table-row table:style-name="ro9" table:visibility="collapse">
            <table:table-cell table:style-name="ce13" office:value-type="string" calcext:value-type="string" table:number-columns-spanned="3" table:number-rows-spanned="1">
              <text:p>Successful Response when there is a logged in user</text:p>
            </table:table-cell>
            <table:covered-table-cell/>
            <table:covered-table-cell table:style-name="ce22"/>
            <table:covered-table-cell table:style-name="ce88"/>
            <table:table-cell table:style-name="ce95"/>
            <table:table-cell table:style-name="ce74" table:number-columns-repeated="2"/>
            <table:table-cell table:style-name="ce98" table:number-columns-repeated="23"/>
            <table:table-cell table:number-columns-repeated="994"/>
          </table:table-row>
          <table:table-row table:style-name="ro9" table:visibility="collapse">
            <table:table-cell table:style-name="ce14" office:value-type="string" calcext:value-type="string">
              <text:p>Status Code - 200</text:p>
            </table:table-cell>
            <table:table-cell table:style-name="ce25" office:value-type="string" calcext:value-type="string">
              <office:annotation draw:style-name="gr7" draw:text-style-name="P2" svg:width="360.4pt" svg:height="106.47pt" svg:x="244.54pt" svg:y="136.15pt" draw:caption-point-x="-11.54pt" draw:caption-point-y="40.37pt">
                <dc:date>2025-04-14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32" office:value-type="string" calcext:value-type="string">
              <text:p>Notes</text:p>
            </table:table-cell>
            <table:covered-table-cell table:style-name="ce88"/>
            <table:table-cell table:style-name="ce95"/>
            <table:table-cell table:style-name="ce98" table:number-columns-repeated="25"/>
            <table:table-cell table:number-columns-repeated="994"/>
          </table:table-row>
          <table:table-row table:style-name="ro9" table:visibility="collapse">
            <table:table-cell table:style-name="ce15" table:formula="of:=TRUE()" office:value-type="float" office:value="1" calcext:value-type="float">
              <text:p>1</text:p>
            </table:table-cell>
            <table:table-cell table:style-name="ce71" table:formula="of:=TRUE()" office:value-type="float" office:value="1" calcext:value-type="float">
              <text:p>1</text:p>
            </table:table-cell>
            <table:table-cell table:style-name="ce81"/>
            <table:covered-table-cell table:style-name="ce88"/>
            <table:table-cell table:style-name="ce95"/>
            <table:table-cell table:style-name="ce98" table:number-columns-repeated="25"/>
            <table:table-cell table:number-columns-repeated="994"/>
          </table:table-row>
          <table:table-row table:style-name="ro8" table:visibility="collapse">
            <table:table-cell table:style-name="ce53" table:number-columns-spanned="3" table:number-rows-spanned="1"/>
            <table:covered-table-cell table:style-name="ce27"/>
            <table:covered-table-cell table:style-name="ce21"/>
            <table:covered-table-cell table:style-name="ce88"/>
            <table:table-cell table:number-columns-repeated="1020"/>
          </table:table-row>
          <table:table-row table:style-name="ro8" table:visibility="collapse">
            <table:table-cell table:style-name="ce13" office:value-type="string" calcext:value-type="string" table:number-columns-spanned="3" table:number-rows-spanned="1">
              <text:p>Successful Response when there is no logged in user</text:p>
            </table:table-cell>
            <table:covered-table-cell/>
            <table:covered-table-cell table:style-name="ce22"/>
            <table:covered-table-cell table:style-name="ce88"/>
            <table:table-cell table:number-columns-repeated="1020"/>
          </table:table-row>
          <table:table-row table:style-name="ro8" table:visibility="collapse">
            <table:table-cell table:style-name="ce14" office:value-type="string" calcext:value-type="string">
              <text:p>Status Code - 200</text:p>
            </table:table-cell>
            <table:table-cell table:style-name="ce25" office:value-type="string" calcext:value-type="string">
              <office:annotation draw:style-name="gr7" draw:text-style-name="P2" svg:width="360.4pt" svg:height="39.29pt" svg:x="244.54pt" svg:y="169.74pt" draw:caption-point-x="-11.54pt" draw:caption-point-y="6.77pt">
                <dc:date>2025-04-14T00:00:00</dc:date>
                <text:p text:style-name="P1">{</text:p>
                <text:p text:style-name="P1"><text:s text:c="2"/>"user": null</text:p>
                <text:p text:style-name="P1">}</text:p>
              </office:annotation>
              <text:p>Body Matches API Docs</text:p>
            </table:table-cell>
            <table:table-cell table:style-name="ce32" office:value-type="string" calcext:value-type="string">
              <text:p>Notes</text:p>
            </table:table-cell>
            <table:covered-table-cell table:style-name="ce88"/>
            <table:table-cell table:number-columns-repeated="1020"/>
          </table:table-row>
          <table:table-row table:style-name="ro8" table:visibility="collapse">
            <table:table-cell table:style-name="ce54" table:formula="of:=TRUE()" office:value-type="float" office:value="1" calcext:value-type="float">
              <text:p>1</text:p>
            </table:table-cell>
            <table:table-cell table:style-name="ce72" table:formula="of:=TRUE()" office:value-type="float" office:value="1" calcext:value-type="float">
              <text:p>1</text:p>
            </table:table-cell>
            <table:table-cell table:style-name="ce31"/>
            <table:covered-table-cell table:style-name="ce89"/>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1002.22pt" svg:x="0pt" svg:y="-501.08pt" draw:caption-point-x="349.65pt" draw:caption-point-y="677.59pt">
              <dc:date>2025-04-14T00:00:00</dc:date>
              <text:p text:style-name="P1">Logs in a current user with valid credentials and returns the current user's information.</text:p>
            </office:annotation>
            <text:p>Log In a User</text:p>
          </table:table-cell>
          <table:covered-table-cell table:style-name="ce69"/>
          <table:covered-table-cell table:style-name="ce79"/>
          <table:table-cell table:style-name="ce90" table:formula="of:=IF(COUNTIF([.A26:.C38]; 1) = (COUNTIF([.A26:.C38]; 1) + COUNTIF([.A26:.C38]; 0)); &quot;COMPLETE&quot;; &quot;INCOMPLETE&quot;)" office:value-type="string" office:string-value="COMPLETE" calcext:value-type="string" table:number-columns-spanned="1" table:number-rows-spanned="16">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users/login</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number-columns-repeated="2" table:style-name="ce74" office:value-type="string" calcext:value-type="string">
              <text:p>N/A</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06.47pt" svg:x="244.54pt" svg:y="151.88pt" draw:caption-point-x="-11.54pt" draw:caption-point-y="40.39pt">
                <dc:date>2025-04-14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Invalid credentials</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1</text:p>
            </table:table-cell>
            <table:table-cell table:style-name="ce73" office:value-type="string" calcext:value-type="string">
              <office:annotation draw:style-name="gr6" draw:text-style-name="P2" svg:width="0.03pt" svg:height="408.78pt" svg:x="0pt" svg:y="-204.35pt" draw:caption-point-x="233.01pt" draw:caption-point-y="396.62pt">
                <dc:date>2025-04-14T00:00:00</dc:date>
                <text:p text:style-name="P1">{</text:p>
                <text:p text:style-name="P1"><text:s text:c="2"/>"message": "Invalid credentials"</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88"/>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88"/>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84.08pt" svg:x="244.54pt" svg:y="163.08pt" draw:caption-point-x="-11.54pt" draw:caption-point-y="29.2pt">
                <dc:date>2025-04-14T00:00:00</dc:date>
                <text:p text:style-name="P1">{</text:p>
                <text:p text:style-name="P1"><text:s text:c="2"/>"message": "Bad Request", // (or "Validation error" if generated by Sequelize),</text:p>
                <text:p text:style-name="P1"><text:s text:c="2"/>"errors": {</text:p>
                <text:p text:style-name="P1"><text:s text:c="4"/>"credential": "Email or username is required",</text:p>
                <text:p text:style-name="P1"><text:s text:c="4"/>"password": "Password is required"</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88"/>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89"/>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1091.79pt" svg:x="0pt" svg:y="-545.87pt" draw:caption-point-x="349.65pt" draw:caption-point-y="738.14pt">
              <dc:date>2025-04-14T00:00:00</dc:date>
              <text:p text:style-name="P1">Creates a new user, logs them in as the current user, and returns the current user's information.</text:p>
            </office:annotation>
            <text:p>Sign Up a User</text:p>
          </table:table-cell>
          <table:covered-table-cell table:style-name="ce69"/>
          <table:covered-table-cell table:style-name="ce79"/>
          <table:table-cell table:style-name="ce90" table:formula="of:=IF(COUNTIF([.A42:.C54]; 1) = (COUNTIF([.A42:.C54]; 1) + COUNTIF([.A42:.C54]; 0)); &quot;COMPLETE&quot;; &quot;INCOMPLETE&quot;)" office:value-type="string" office:string-value="COMPLETE" calcext:value-type="string" table:number-columns-spanned="1" table:number-rows-spanned="16">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users</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number-columns-repeated="2" table:style-name="ce74" office:value-type="string" calcext:value-type="string">
              <text:p>N/A</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7" draw:text-style-name="P2" svg:width="360.4pt" svg:height="106.47pt" svg:x="244.54pt" svg:y="167.64pt" draw:caption-point-x="-11.54pt" draw:caption-point-y="40.37pt">
                <dc:date>2025-04-14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User already exists with the specified email or usernam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500</text:p>
            </table:table-cell>
            <table:table-cell table:style-name="ce73" office:value-type="string" calcext:value-type="string">
              <office:annotation draw:style-name="gr7" draw:text-style-name="P2" svg:width="360.4pt" svg:height="84.08pt" svg:x="244.54pt" svg:y="178.84pt" draw:caption-point-x="-11.54pt" draw:caption-point-y="29.17pt">
                <dc:date>2025-04-14T00:00:00</dc:date>
                <text:p text:style-name="P1">{</text:p>
                <text:p text:style-name="P1"><text:s text:c="2"/>"message": "User already exists",</text:p>
                <text:p text:style-name="P1"><text:s text:c="2"/>"errors": {</text:p>
                <text:p text:style-name="P1"><text:s text:c="4"/>"email": "User with that email already exists",</text:p>
                <text:p text:style-name="P1"><text:s text:c="3"/>"username": "User with that username already exists"</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88"/>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88"/>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3" draw:text-style-name="P2" svg:width="360.4pt" svg:height="106.47pt" svg:x="244.54pt" svg:y="175.52pt" draw:caption-point-x="-11.54pt" draw:caption-point-y="32.49pt">
                <dc:date>2025-04-14T00:00:00</dc:date>
                <text:p text:style-name="P1">{</text:p>
                <text:p text:style-name="P1"><text:s text:c="2"/>"message": "Bad Request", // (or "Validation error" if generated by Sequelize),</text:p>
                <text:p text:style-name="P1"><text:s text:c="2"/>"errors": {</text:p>
                <text:p text:style-name="P1"><text:s text:c="4"/>"email": "Invalid email",</text:p>
                <text:p text:style-name="P1"><text:s text:c="4"/>"username": "Username is required",</text:p>
                <text:p text:style-name="P1"><text:s text:c="4"/>"firstName": "First Name is required",</text:p>
                <text:p text:style-name="P1"><text:s text:c="4"/>"lastName": "Last Name is required"</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88"/>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89"/>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252.03pt" svg:x="0pt" svg:y="-125.97pt" draw:caption-point-x="349.65pt" draw:caption-point-y="333.98pt">
              <dc:date>2025-04-14T00:00:00</dc:date>
              <text:p text:style-name="P1">Returns all the spots.</text:p>
            </office:annotation>
            <text:p>Get all Spots</text:p>
          </table:table-cell>
          <table:covered-table-cell table:style-name="ce69"/>
          <table:covered-table-cell table:style-name="ce79"/>
          <table:table-cell table:style-name="ce92" table:formula="of:=IF(COUNTIF([.A58:.C62]; 1) = (COUNTIF([.A58:.C62]; 1) + COUNTIF([.A58:.C62]; 0)); &quot;COMPLETE&quot;; &quot;INCOMPLETE&quot;)" office:value-type="string" office:string-value="COMPLETE" calcext:value-type="string" table:number-columns-spanned="1" table:number-rows-spanned="8">
            <text:p>COMPLETE</text:p>
          </table:table-cell>
          <table:table-cell/>
          <table:table-cell table:style-name="ce10" office:value-type="string" calcext:value-type="string">
            <text:p><text:s/></text:p>
          </table:table-cell>
          <table:table-cell table:number-columns-repeated="1018"/>
        </table:table-row>
        <table:table-row-group table:display="false">
          <table:table-row table:style-name="ro8" table:visibility="collapse">
            <table:table-cell table:style-name="ce56" office:value-type="string" calcext:value-type="string" table:number-columns-spanned="3" table:number-rows-spanned="1">
              <text:p>GET /api/spots</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number-columns-repeated="2" table:style-name="ce74" office:value-type="string" calcext:value-type="string">
              <text:p>N/A</text:p>
            </table:table-cell>
            <table:covered-table-cell table:style-name="ce91"/>
            <table:table-cell table:number-columns-repeated="1020"/>
          </table:table-row>
          <table:table-row table:style-name="ro8" table:visibility="collapse">
            <table:table-cell table:style-name="ce64" table:number-columns-spanned="3" table:number-rows-spanned="1"/>
            <table:covered-table-cell table:number-columns-repeated="2"/>
            <table:covered-table-cell table:style-name="ce91"/>
            <table:table-cell table:number-columns-repeated="1020"/>
          </table:table-row>
          <table:table-row table:style-name="ro8" table:visibility="collapse">
            <table:table-cell table:style-name="ce56" office:value-type="string" calcext:value-type="string" table:number-columns-spanned="3" table:number-rows-spanned="1">
              <text:p>Response</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240.83pt" svg:x="244.54pt" svg:y="131.95pt" draw:caption-point-x="-11.54pt" draw:caption-point-y="91.81pt">
                <dc:date>2025-04-14T00:00:00</dc:date>
                <text:p text:style-name="P1">{</text:p>
                <text:p text:style-name="P1"><text:s text:c="2"/>"Spots": [</text:p>
                <text:p text:style-name="P1"><text:s text:c="4"/>{</text:p>
                <text:p text:style-name="P1"><text:s text:c="6"/>"id": 1,</text:p>
                <text:p text:style-name="P1"><text:s text:c="6"/>"ownerId": 1,</text:p>
                <text:p text:style-name="P1"><text:s text:c="6"/>"address": "123 Disney Lane",</text:p>
                <text:p text:style-name="P1"><text:s text:c="6"/>"city": "San Francisco",</text:p>
                <text:p text:style-name="P1"><text:s text:c="6"/>"state": "California",</text:p>
                <text:p text:style-name="P1"><text:s text:c="6"/>"country": "United States of America",</text:p>
                <text:p text:style-name="P1"><text:s text:c="6"/>"lat": 37.7645358,</text:p>
                <text:p text:style-name="P1"><text:s text:c="6"/>"lng": -122.4730327,</text:p>
                <text:p text:style-name="P1"><text:s text:c="6"/>"name": "App Academy",</text:p>
                <text:p text:style-name="P1"><text:s text:c="6"/>"description": "Place where web developers are created",</text:p>
                <text:p text:style-name="P1"><text:s text:c="6"/>"price": 123,</text:p>
                <text:p text:style-name="P1"><text:s text:c="6"/>"createdAt": "2021-11-19 20:39:36",</text:p>
                <text:p text:style-name="P1"><text:s text:c="6"/>"updatedAt": "2021-11-19 20:39:36",</text:p>
                <text:p text:style-name="P1"><text:s text:c="6"/>"avgRating": 4.5,</text:p>
                <text:p text:style-name="P1"><text:s text:c="6"/>"previewImage": "image url"</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3"/>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655.11pt" svg:x="0pt" svg:y="-327.51pt" draw:caption-point-x="349.65pt" draw:caption-point-y="551.28pt">
              <dc:date>2025-04-14T00:00:00</dc:date>
              <text:p text:style-name="P1">Returns all the spots owned (created) by the current user.</text:p>
            </office:annotation>
            <text:p>Get all Spots owned by the Current User</text:p>
          </table:table-cell>
          <table:covered-table-cell table:style-name="ce69"/>
          <table:covered-table-cell table:style-name="ce79"/>
          <table:table-cell table:style-name="ce92" table:formula="of:=IF(COUNTIF([.A66:.C70]; 1) = (COUNTIF([.A66:.C70]; 1) + COUNTIF([.A66:.C70]; 0)); &quot;COMPLETE&quot;; &quot;INCOMPLETE&quot;)" office:value-type="string" office:string-value="COMPLETE" calcext:value-type="string" table:number-columns-spanned="1" table:number-rows-spanned="8">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spots/current</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office:value-type="string" calcext:value-type="string">
              <text:p>N/A</text:p>
            </table:table-cell>
            <table:covered-table-cell table:style-name="ce91"/>
            <table:table-cell table:number-columns-repeated="1020"/>
          </table:table-row>
          <table:table-row table:style-name="ro8" table:visibility="collapse">
            <table:table-cell table:style-name="ce64" table:number-columns-spanned="3" table:number-rows-spanned="1"/>
            <table:covered-table-cell table:number-columns-repeated="2"/>
            <table:covered-table-cell table:style-name="ce91"/>
            <table:table-cell table:number-columns-repeated="1020"/>
          </table:table-row>
          <table:table-row table:style-name="ro8" table:visibility="collapse">
            <table:table-cell table:style-name="ce56" office:value-type="string" calcext:value-type="string" table:number-columns-spanned="3" table:number-rows-spanned="1">
              <text:p>Response</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4" draw:text-style-name="P2" svg:width="360.4pt" svg:height="240.83pt" svg:x="244.54pt" svg:y="139.83pt" draw:caption-point-x="-11.54pt" draw:caption-point-y="99.69pt">
                <dc:date>2025-04-14T00:00:00</dc:date>
                <text:p text:style-name="P1">{</text:p>
                <text:p text:style-name="P1"><text:s text:c="2"/>"Spots": [</text:p>
                <text:p text:style-name="P1"><text:s text:c="4"/>{</text:p>
                <text:p text:style-name="P1"><text:s text:c="6"/>"id": 1,</text:p>
                <text:p text:style-name="P1"><text:s text:c="6"/>"ownerId": 1,</text:p>
                <text:p text:style-name="P1"><text:s text:c="6"/>"address": "123 Disney Lane",</text:p>
                <text:p text:style-name="P1"><text:s text:c="6"/>"city": "San Francisco",</text:p>
                <text:p text:style-name="P1"><text:s text:c="6"/>"state": "California",</text:p>
                <text:p text:style-name="P1"><text:s text:c="6"/>"country": "United States of America",</text:p>
                <text:p text:style-name="P1"><text:s text:c="6"/>"lat": 37.7645358,</text:p>
                <text:p text:style-name="P1"><text:s text:c="6"/>"lng": -122.4730327,</text:p>
                <text:p text:style-name="P1"><text:s text:c="6"/>"name": "App Academy",</text:p>
                <text:p text:style-name="P1"><text:s text:c="6"/>"description": "Place where web developers are created",</text:p>
                <text:p text:style-name="P1"><text:s text:c="6"/>"price": 123,</text:p>
                <text:p text:style-name="P1"><text:s text:c="6"/>"createdAt": "2021-11-19 20:39:36",</text:p>
                <text:p text:style-name="P1"><text:s text:c="6"/>"updatedAt": "2021-11-19 20:39:36",</text:p>
                <text:p text:style-name="P1"><text:s text:c="6"/>"avgRating": 4.5,</text:p>
                <text:p text:style-name="P1"><text:s text:c="6"/>"previewImage": "image url"</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3"/>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65.54pt" svg:x="0pt" svg:y="-282.73pt" draw:caption-point-x="349.65pt" draw:caption-point-y="522.26pt">
              <dc:date>2025-04-14T00:00:00</dc:date>
              <text:p text:style-name="P1">Returns the details of a spot specified by its id.</text:p>
            </office:annotation>
            <text:p>Get details of a Spot from an id</text:p>
          </table:table-cell>
          <table:covered-table-cell table:style-name="ce69"/>
          <table:covered-table-cell table:style-name="ce79"/>
          <table:table-cell table:style-name="ce87" table:formula="of:=IF(COUNTIF([.A74:.C82]; 1) = (COUNTIF([.A74:.C82]; 1) + COUNTIF([.A74:.C82];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spots/:spotId</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number-columns-repeated="2" table:style-name="ce74" office:value-type="string" calcext:value-type="string">
              <text:p>N/A</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386.39pt" svg:x="244.54pt" svg:y="90.68pt" draw:caption-point-x="-11.54pt" draw:caption-point-y="164.58pt">
                <dc:date>2025-04-14T00:00:00</dc:date>
                <text:p text:style-name="P1">{</text:p>
                <text:p text:style-name="P1"><text:s text:c="2"/>"id": 1,</text:p>
                <text:p text:style-name="P1"><text:s text:c="2"/>"ownerId": 1,</text:p>
                <text:p text:style-name="P1"><text:s text:c="2"/>"address": "123 Disney Lane",</text:p>
                <text:p text:style-name="P1"><text:s text:c="2"/>"city": "San Francisco",</text:p>
                <text:p text:style-name="P1"><text:s text:c="2"/>"state": "California",</text:p>
                <text:p text:style-name="P1"><text:s text:c="2"/>"country": "United States of America",</text:p>
                <text:p text:style-name="P1"><text:s text:c="2"/>"lat": 37.7645358,</text:p>
                <text:p text:style-name="P1"><text:s text:c="2"/>"lng": -122.4730327,</text:p>
                <text:p text:style-name="P1"><text:s text:c="2"/>"name": "App Academy",</text:p>
                <text:p text:style-name="P1"><text:s text:c="2"/>"description": "Place where web developers are created",</text:p>
                <text:p text:style-name="P1"><text:s text:c="2"/>"price": 123,</text:p>
                <text:p text:style-name="P1"><text:s text:c="2"/>"createdAt": "2021-11-19 20:39:36",</text:p>
                <text:p text:style-name="P1"><text:s text:c="2"/>"updatedAt": "2021-11-19 20:39:36" ,</text:p>
                <text:p text:style-name="P1"><text:s text:c="2"/>"numReviews": 5,</text:p>
                <text:p text:style-name="P1"><text:s text:c="2"/>"avgStarRating": 4.5,</text:p>
                <text:p text:style-name="P1"><text:s text:c="2"/>"SpotImages": [</text:p>
                <text:p text:style-name="P1"><text:s text:c="4"/>{</text:p>
                <text:p text:style-name="P1"><text:s text:c="6"/>"id": 1,</text:p>
                <text:p text:style-name="P1"><text:s text:c="6"/>"url": "image url",</text:p>
                <text:p text:style-name="P1"><text:s text:c="6"/>"preview": true</text:p>
                <text:p text:style-name="P1"><text:s text:c="4"/>},</text:p>
                <text:p text:style-name="P1"><text:s text:c="4"/>{</text:p>
                <text:p text:style-name="P1"><text:s text:c="6"/>"id": 2,</text:p>
                <text:p text:style-name="P1"><text:s text:c="6"/>"url": "image url",</text:p>
                <text:p text:style-name="P1"><text:s text:c="6"/>"preview": false</text:p>
                <text:p text:style-name="P1"><text:s text:c="4"/>}</text:p>
                <text:p text:style-name="P1"><text:s text:c="2"/>],</text:p>
                <text:p text:style-name="P1"><text:s text:c="2"/>"Owner": {</text:p>
                <text:p text:style-name="P1"><text:s text:c="4"/>"id": 1,</text:p>
                <text:p text:style-name="P1"><text:s text:c="4"/>"firstName": "John",</text:p>
                <text:p text:style-name="P1"><text:s text:c="4"/>"lastName": "Smith"</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248.49pt" draw:caption-point-x="-11.54pt" draw:caption-point-y="6.77pt">
                <dc:date>2025-04-14T00:00:00</dc:date>
                <text:p text:style-name="P1">{</text:p>
                <text:p text:style-name="P1"><text:s text:c="2"/>"message": "Spot couldn't be foun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3"/>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352.8pt" svg:x="0pt" svg:y="-176.37pt" draw:caption-point-x="349.65pt" draw:caption-point-y="431.63pt">
              <dc:date>2025-04-14T00:00:00</dc:date>
              <text:p text:style-name="P1">Creates and returns a new spot.</text:p>
            </office:annotation>
            <text:p>Create a Spot</text:p>
          </table:table-cell>
          <table:covered-table-cell table:style-name="ce69"/>
          <table:covered-table-cell table:style-name="ce79"/>
          <table:table-cell table:style-name="ce87" table:formula="of:=IF(COUNTIF([.A86:.C94]; 1) = (COUNTIF([.A86:.C94]; 1) + COUNTIF([.A86:.C94];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pots</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office:value-type="string" calcext:value-type="string">
              <text:p>N/A</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7" draw:text-style-name="P2" svg:width="360.4pt" svg:height="173.65pt" svg:x="244.54pt" svg:y="197.06pt" draw:caption-point-x="-11.54pt" draw:caption-point-y="73.96pt">
                <dc:date>2025-04-14T00:00:00</dc:date>
                <text:p text:style-name="P1">{</text:p>
                <text:p text:style-name="P1"><text:s text:c="2"/>"id": 1,</text:p>
                <text:p text:style-name="P1"><text:s text:c="2"/>"ownerId": 1,</text:p>
                <text:p text:style-name="P1"><text:s text:c="2"/>"address": "123 Disney Lane",</text:p>
                <text:p text:style-name="P1"><text:s text:c="2"/>"city": "San Francisco",</text:p>
                <text:p text:style-name="P1"><text:s text:c="2"/>"state": "California",</text:p>
                <text:p text:style-name="P1"><text:s text:c="2"/>"country": "United States of America",</text:p>
                <text:p text:style-name="P1"><text:s text:c="2"/>"lat": 37.7645358,</text:p>
                <text:p text:style-name="P1"><text:s text:c="2"/>"lng": -122.4730327,</text:p>
                <text:p text:style-name="P1"><text:s text:c="2"/>"name": "App Academy",</text:p>
                <text:p text:style-name="P1"><text:s text:c="2"/>"description": "Place where web developers are created",</text:p>
                <text:p text:style-name="P1"><text:s text:c="2"/>"price": 123,</text:p>
                <text:p text:style-name="P1"><text:s text:c="2"/>"createdAt": "2021-11-19 20:39:36",</text:p>
                <text:p text:style-name="P1"><text:s text:c="2"/>"updatedAt": "2021-11-19 20:39:36"</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4" draw:text-style-name="P2" svg:width="360.4pt" svg:height="162.45pt" svg:x="244.54pt" svg:y="210.53pt" draw:caption-point-x="-11.54pt" draw:caption-point-y="60.49pt">
                <dc:date>2025-04-14T00:00:00</dc:date>
                <text:p text:style-name="P1">{</text:p>
                <text:p text:style-name="P1"><text:s text:c="2"/>"message": "Bad Request", // (or "Validation error" if generated by Sequelize),</text:p>
                <text:p text:style-name="P1"><text:s text:c="2"/>"errors": {</text:p>
                <text:p text:style-name="P1"><text:s text:c="4"/>"address": "Street address is required",</text:p>
                <text:p text:style-name="P1"><text:s text:c="4"/>"city": "City is required",</text:p>
                <text:p text:style-name="P1"><text:s text:c="4"/>"state": "State is required",</text:p>
                <text:p text:style-name="P1"><text:s text:c="4"/>"country": "Country is required",</text:p>
                <text:p text:style-name="P1"><text:s text:c="4"/>"lat": "Latitude is not valid",</text:p>
                <text:p text:style-name="P1"><text:s text:c="4"/>"lng": "Longitude is not valid",</text:p>
                <text:p text:style-name="P1"><text:s text:c="4"/>"name": "Name must be less than 50 characters",</text:p>
                <text:p text:style-name="P1"><text:s text:c="4"/>"description": "Description is required",</text:p>
                <text:p text:style-name="P1"><text:s text:c="4"/>"price": "Price per day is required"</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3"/>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643.92pt" svg:x="0pt" svg:y="-321.93pt" draw:caption-point-x="349.65pt" draw:caption-point-y="592.95pt">
              <dc:date>2025-04-14T00:00:00</dc:date>
              <text:p text:style-name="P1">Create and return a new image for a spot specified by id.</text:p>
            </office:annotation>
            <text:p>Add an Image to a Spot based on the Spot's id</text:p>
          </table:table-cell>
          <table:covered-table-cell table:style-name="ce69"/>
          <table:covered-table-cell table:style-name="ce79"/>
          <table:table-cell table:style-name="ce87" table:formula="of:=IF(COUNTIF([.A98:.C106]; 1) = (COUNTIF([.A98:.C106]; 1) + COUNTIF([.A98:.C106];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pots/:spotId/images</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44.69pt" svg:x="0pt" svg:y="-372.3pt" draw:caption-point-x="349.65pt" draw:caption-point-y="659.08pt">
                <dc:date>2025-04-14T00:00:00</dc:date>
                <text:p text:style-name="P1">Require proper authorization: Spot must belong to the current user</text:p>
              </office:annotation>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8" draw:text-style-name="P2" svg:width="360.4pt" svg:height="61.68pt" svg:x="244.54pt" svg:y="268.78pt" draw:caption-point-x="-11.54pt" draw:caption-point-y="18pt">
                <dc:date>2025-04-14T00:00:00</dc:date>
                <text:p text:style-name="P1">{</text:p>
                <text:p text:style-name="P1"><text:s text:c="2"/>"id": 1,</text:p>
                <text:p text:style-name="P1"><text:s text:c="2"/>"url": "image url",</text:p>
                <text:p text:style-name="P1"><text:s text:c="2"/>"preview": true</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279.98pt" draw:caption-point-x="-11.54pt" draw:caption-point-y="6.8pt">
                <dc:date>2025-04-14T00:00:00</dc:date>
                <text:p text:style-name="P1">{</text:p>
                <text:p text:style-name="P1"><text:s text:c="2"/>"message": "Spot couldn't be foun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3"/>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419.98pt" svg:x="0pt" svg:y="-209.96pt" draw:caption-point-x="349.65pt" draw:caption-point-y="496.74pt">
              <dc:date>2025-04-14T00:00:00</dc:date>
              <text:p text:style-name="P1">Updates and returns an existing spot.</text:p>
            </office:annotation>
            <text:p>Edit a Spot</text:p>
          </table:table-cell>
          <table:covered-table-cell table:style-name="ce69"/>
          <table:covered-table-cell table:style-name="ce79"/>
          <table:table-cell table:style-name="ce90" table:formula="of:=IF(COUNTIF([.A110:.C122]; 1) = (COUNTIF([.A110:.C122]; 1) + COUNTIF([.A110:.C122]; 0)); &quot;COMPLETE&quot;; &quot;INCOMPLETE&quot;)" office:value-type="string" office:string-value="COMPLETE" calcext:value-type="string" table:number-columns-spanned="1" table:number-rows-spanned="16">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UT /api/spots/:spotId</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44.69pt" svg:x="0pt" svg:y="-372.3pt" draw:caption-point-x="349.65pt" draw:caption-point-y="674.82pt">
                <dc:date>2025-04-14T00:00:00</dc:date>
                <text:p text:style-name="P1">Require proper authorization: Spot must belong to the current user</text:p>
              </office:annotation>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73.65pt" svg:x="244.54pt" svg:y="228.56pt" draw:caption-point-x="-11.54pt" draw:caption-point-y="73.96pt">
                <dc:date>2025-04-14T00:00:00</dc:date>
                <text:p text:style-name="P1">{</text:p>
                <text:p text:style-name="P1"><text:s text:c="2"/>"id": 1,</text:p>
                <text:p text:style-name="P1"><text:s text:c="2"/>"ownerId": 1,</text:p>
                <text:p text:style-name="P1"><text:s text:c="2"/>"address": "123 Disney Lane",</text:p>
                <text:p text:style-name="P1"><text:s text:c="2"/>"city": "San Francisco",</text:p>
                <text:p text:style-name="P1"><text:s text:c="2"/>"state": "California",</text:p>
                <text:p text:style-name="P1"><text:s text:c="2"/>"country": "United States of America",</text:p>
                <text:p text:style-name="P1"><text:s text:c="2"/>"lat": 37.7645358,</text:p>
                <text:p text:style-name="P1"><text:s text:c="2"/>"lng": -122.4730327,</text:p>
                <text:p text:style-name="P1"><text:s text:c="2"/>"name": "App Academy",</text:p>
                <text:p text:style-name="P1"><text:s text:c="2"/>"description": "Place where web developers are created",</text:p>
                <text:p text:style-name="P1"><text:s text:c="2"/>"price": 123,</text:p>
                <text:p text:style-name="P1"><text:s text:c="2"/>"createdAt": "2021-11-19 20:39:36",</text:p>
                <text:p text:style-name="P1"><text:s text:c="2"/>"updatedAt": "2021-11-20 10:06:40"</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162.45pt" svg:x="244.54pt" svg:y="234.17pt" draw:caption-point-x="-11.54pt" draw:caption-point-y="68.34pt">
                <dc:date>2025-04-14T00:00:00</dc:date>
                <text:p text:style-name="P1">{</text:p>
                <text:p text:style-name="P1"><text:s text:c="2"/>"message": "Bad Request", // (or "Validation error" if generated by Sequelize),</text:p>
                <text:p text:style-name="P1"><text:s text:c="2"/>"errors": {</text:p>
                <text:p text:style-name="P1"><text:s text:c="4"/>"address": "Street address is required",</text:p>
                <text:p text:style-name="P1"><text:s text:c="4"/>"city": "City is required",</text:p>
                <text:p text:style-name="P1"><text:s text:c="4"/>"state": "State is required",</text:p>
                <text:p text:style-name="P1"><text:s text:c="4"/>"country": "Country is required",</text:p>
                <text:p text:style-name="P1"><text:s text:c="4"/>"lat": "Latitude is not valid",</text:p>
                <text:p text:style-name="P1"><text:s text:c="4"/>"lng": "Longitude is not valid",</text:p>
                <text:p text:style-name="P1"><text:s text:c="4"/>"name": "Name must be less than 50 characters",</text:p>
                <text:p text:style-name="P1"><text:s text:c="4"/>"description": "Description is required",</text:p>
                <text:p text:style-name="P1"><text:s text:c="4"/>"price": "Price per day is required"</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88"/>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88"/>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295.74pt" draw:caption-point-x="-11.54pt" draw:caption-point-y="6.77pt">
                <dc:date>2025-04-14T00:00:00</dc:date>
                <text:p text:style-name="P1">{</text:p>
                <text:p text:style-name="P1"><text:s text:c="2"/>"message": "Spot couldn't be found"</text:p>
                <text:p text:style-name="P1">}</text:p>
              </office:annotation>
              <text:p>Body Matches API Docs</text:p>
            </table:table-cell>
            <table:table-cell table:style-name="ce82" office:value-type="string" calcext:value-type="string">
              <text:p>Notes</text:p>
            </table:table-cell>
            <table:covered-table-cell table:style-name="ce88"/>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89"/>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285.62pt" svg:x="0pt" svg:y="-142.78pt" draw:caption-point-x="349.65pt" draw:caption-point-y="445.29pt">
              <dc:date>2025-04-14T00:00:00</dc:date>
              <text:p text:style-name="P1">Deletes an existing spot.</text:p>
            </office:annotation>
            <text:p>Delete a Spot</text:p>
          </table:table-cell>
          <table:covered-table-cell table:style-name="ce69"/>
          <table:covered-table-cell table:style-name="ce79"/>
          <table:table-cell table:style-name="ce87" table:formula="of:=IF(COUNTIF([.A126:.C134]; 1) = (COUNTIF([.A126:.C134]; 1) + COUNTIF([.A126:.C134];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DELETE /api/spots/:spotId</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44.69pt" svg:x="0pt" svg:y="-372.3pt" draw:caption-point-x="349.65pt" draw:caption-point-y="690.58pt">
                <dc:date>2025-04-14T00:00:00</dc:date>
                <text:p text:style-name="P1">Require proper authorization: Spot must belong to the current user</text:p>
              </office:annotation>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528.24pt">
                <dc:date>2025-04-14T00:00:00</dc:date>
                <text:p text:style-name="P1">{</text:p>
                <text:p text:style-name="P1"><text:s text:c="2"/>"message": "Successfully delete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311.47pt" draw:caption-point-x="-11.54pt" draw:caption-point-y="6.8pt">
                <dc:date>2025-04-14T00:00:00</dc:date>
                <text:p text:style-name="P1">{</text:p>
                <text:p text:style-name="P1"><text:s text:c="2"/>"message": "Spot couldn't be foun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3"/>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87.93pt" svg:x="0pt" svg:y="-293.92pt" draw:caption-point-x="349.65pt" draw:caption-point-y="612.2pt">
              <dc:date>2025-04-14T00:00:00</dc:date>
              <text:p text:style-name="P1">Returns all the reviews written by the current user.</text:p>
            </office:annotation>
            <text:p>Get all Reviews of the Current User</text:p>
          </table:table-cell>
          <table:covered-table-cell table:style-name="ce69"/>
          <table:covered-table-cell table:style-name="ce79"/>
          <table:table-cell table:style-name="ce92" table:formula="of:=IF(COUNTIF([.A138:.C142]; 1) = (COUNTIF([.A138:.C142]; 1) + COUNTIF([.A138:.C142]; 0)); &quot;COMPLETE&quot;; &quot;INCOMPLETE&quot;)" office:value-type="string" office:string-value="COMPLETE" calcext:value-type="string" table:number-columns-spanned="1" table:number-rows-spanned="8">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reviews/current</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office:value-type="string" calcext:value-type="string">
              <text:p>N/A</text:p>
            </table:table-cell>
            <table:covered-table-cell table:style-name="ce91"/>
            <table:table-cell table:number-columns-repeated="1020"/>
          </table:table-row>
          <table:table-row table:style-name="ro8" table:visibility="collapse">
            <table:table-cell table:style-name="ce64" table:number-columns-spanned="3" table:number-rows-spanned="1"/>
            <table:covered-table-cell table:number-columns-repeated="2"/>
            <table:covered-table-cell table:style-name="ce91"/>
            <table:table-cell table:number-columns-repeated="1020"/>
          </table:table-row>
          <table:table-row table:style-name="ro8" table:visibility="collapse">
            <table:table-cell table:style-name="ce56" office:value-type="string" calcext:value-type="string" table:number-columns-spanned="3" table:number-rows-spanned="1">
              <text:p>Response</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419.98pt" svg:x="244.54pt" svg:y="152.62pt" draw:caption-point-x="-11.54pt" draw:caption-point-y="181.39pt">
                <dc:date>2025-04-14T00:00:00</dc:date>
                <text:p text:style-name="P1">{</text:p>
                <text:p text:style-name="P1"><text:s text:c="2"/>"Reviews": [</text:p>
                <text:p text:style-name="P1"><text:s text:c="4"/>{</text:p>
                <text:p text:style-name="P1"><text:s text:c="6"/>"id": 1,</text:p>
                <text:p text:style-name="P1"><text:s text:c="6"/>"userId": 1,</text:p>
                <text:p text:style-name="P1"><text:s text:c="6"/>"spotId": 1,</text:p>
                <text:p text:style-name="P1"><text:s text:c="6"/>"review": "This was an awesome spot!",</text:p>
                <text:p text:style-name="P1"><text:s text:c="6"/>"stars": 5,</text:p>
                <text:p text:style-name="P1"><text:s text:c="6"/>"createdAt": "2021-11-19 20:39:36",</text:p>
                <text:p text:style-name="P1"><text:s text:c="6"/>"updatedAt": "2021-11-19 20:39:36" ,</text:p>
                <text:p text:style-name="P1"><text:s text:c="6"/>"User": {</text:p>
                <text:p text:style-name="P1"><text:s text:c="8"/>"id": 1,</text:p>
                <text:p text:style-name="P1"><text:s text:c="8"/>"firstName": "John",</text:p>
                <text:p text:style-name="P1"><text:s text:c="8"/>"lastName": "Smith"</text:p>
                <text:p text:style-name="P1"><text:s text:c="6"/>},</text:p>
                <text:p text:style-name="P1"><text:s text:c="6"/>"Spot": {</text:p>
                <text:p text:style-name="P1"><text:s text:c="8"/>"id": 1,</text:p>
                <text:p text:style-name="P1"><text:s text:c="8"/>"ownerId": 1,</text:p>
                <text:p text:style-name="P1"><text:s text:c="8"/>"address": "123 Disney Lane",</text:p>
                <text:p text:style-name="P1"><text:s text:c="8"/>"city": "San Francisco",</text:p>
                <text:p text:style-name="P1"><text:s text:c="8"/>"state": "California",</text:p>
                <text:p text:style-name="P1"><text:s text:c="8"/>"country": "United States of America",</text:p>
                <text:p text:style-name="P1"><text:s text:c="8"/>"lat": 37.7645358,</text:p>
                <text:p text:style-name="P1"><text:s text:c="8"/>"lng": -122.4730327,</text:p>
                <text:p text:style-name="P1"><text:s text:c="8"/>"name": "App Academy",</text:p>
                <text:p text:style-name="P1"><text:s text:c="8"/>"price": 123,</text:p>
                <text:p text:style-name="P1"><text:s text:c="8"/>"previewImage": "image url"</text:p>
                <text:p text:style-name="P1"><text:s text:c="6"/>},</text:p>
                <text:p text:style-name="P1"><text:s text:c="6"/>"ReviewImages": [</text:p>
                <text:p text:style-name="P1"><text:s text:c="8"/>{</text:p>
                <text:p text:style-name="P1"><text:s text:c="10"/>"id": 1,</text:p>
                <text:p text:style-name="P1"><text:s text:c="10"/>"url": "image url"</text:p>
                <text:p text:style-name="P1"><text:s text:c="8"/>}</text:p>
                <text:p text:style-name="P1"><text:s text:c="6"/>]</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3"/>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699.9pt" svg:x="0pt" svg:y="-349.91pt" draw:caption-point-x="349.65pt" draw:caption-point-y="683.91pt">
              <dc:date>2025-04-14T00:00:00</dc:date>
              <text:p text:style-name="P1">Returns all the reviews that belong to a spot specified by id.</text:p>
            </office:annotation>
            <text:p>Get all Reviews by a Spot's id</text:p>
          </table:table-cell>
          <table:covered-table-cell table:style-name="ce69"/>
          <table:covered-table-cell table:style-name="ce79"/>
          <table:table-cell table:style-name="ce87" table:formula="of:=IF(COUNTIF([.A146:.C154]; 1) = (COUNTIF([.A146:.C154]; 1) + COUNTIF([.A146:.C154];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spots/:spotId/reviews</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number-columns-repeated="2" table:style-name="ce74" office:value-type="string" calcext:value-type="string">
              <text:p>N/A</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274.42pt" svg:x="244.54pt" svg:y="225.44pt" draw:caption-point-x="-11.54pt" draw:caption-point-y="124.33pt">
                <dc:date>2025-04-14T00:00:00</dc:date>
                <text:p text:style-name="P1">{</text:p>
                <text:p text:style-name="P1"><text:s text:c="2"/>"Reviews": [</text:p>
                <text:p text:style-name="P1"><text:s text:c="4"/>{</text:p>
                <text:p text:style-name="P1"><text:s text:c="6"/>"id": 1,</text:p>
                <text:p text:style-name="P1"><text:s text:c="6"/>"userId": 1,</text:p>
                <text:p text:style-name="P1"><text:s text:c="6"/>"spotId": 1,</text:p>
                <text:p text:style-name="P1"><text:s text:c="6"/>"review": "This was an awesome spot!",</text:p>
                <text:p text:style-name="P1"><text:s text:c="6"/>"stars": 5,</text:p>
                <text:p text:style-name="P1"><text:s text:c="6"/>"createdAt": "2021-11-19 20:39:36",</text:p>
                <text:p text:style-name="P1"><text:s text:c="6"/>"updatedAt": "2021-11-19 20:39:36" ,</text:p>
                <text:p text:style-name="P1"><text:s text:c="6"/>"User": {</text:p>
                <text:p text:style-name="P1"><text:s text:c="8"/>"id": 1,</text:p>
                <text:p text:style-name="P1"><text:s text:c="8"/>"firstName": "John",</text:p>
                <text:p text:style-name="P1"><text:s text:c="8"/>"lastName": "Smith"</text:p>
                <text:p text:style-name="P1"><text:s text:c="6"/>},</text:p>
                <text:p text:style-name="P1"><text:s text:c="6"/>"ReviewImages": [</text:p>
                <text:p text:style-name="P1"><text:s text:c="8"/>{</text:p>
                <text:p text:style-name="P1"><text:s text:c="10"/>"id": 1,</text:p>
                <text:p text:style-name="P1"><text:s text:c="10"/>"url": "image url"</text:p>
                <text:p text:style-name="P1"><text:s text:c="8"/>}</text:p>
                <text:p text:style-name="P1"><text:s text:c="6"/>],</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342.99pt" draw:caption-point-x="-11.54pt" draw:caption-point-y="6.77pt">
                <dc:date>2025-04-14T00:00:00</dc:date>
                <text:p text:style-name="P1">{</text:p>
                <text:p text:style-name="P1"><text:s text:c="2"/>"message": "Spot couldn't be foun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3"/>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655.11pt" svg:x="0pt" svg:y="-327.51pt" draw:caption-point-x="349.65pt" draw:caption-point-y="677.28pt">
              <dc:date>2025-04-14T00:00:00</dc:date>
              <text:p text:style-name="P1">Create and return a new review for a spot specified by id.</text:p>
            </office:annotation>
            <text:p>Create a Review for a Spot based on the Spot's id</text:p>
          </table:table-cell>
          <table:covered-table-cell table:style-name="ce69"/>
          <table:covered-table-cell table:style-name="ce79"/>
          <table:table-cell table:style-name="ce94" table:formula="of:=IF(COUNTIF([.A158:.C174]; 1) = (COUNTIF([.A158:.C174]; 1) + COUNTIF([.A158:.C174]; 0)); &quot;COMPLETE&quot;; &quot;INCOMPLETE&quot;)" office:value-type="string" office:string-value="COMPLETE" calcext:value-type="string" table:number-columns-spanned="1" table:number-rows-spanned="20">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pots/:spotId/reviews</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office:value-type="string" calcext:value-type="string">
              <text:p>N/A</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6" draw:text-style-name="P2" svg:width="0.03pt" svg:height="1864.37pt" svg:x="0pt" svg:y="-932.14pt" draw:caption-point-x="233.01pt" draw:caption-point-y="1297.67pt">
                <dc:date>2025-04-14T00:00:00</dc:date>
                <text:p text:style-name="P1">{</text:p>
                <text:p text:style-name="P1"><text:s text:c="2"/>"id": 1,</text:p>
                <text:p text:style-name="P1"><text:s text:c="2"/>"userId": 1,</text:p>
                <text:p text:style-name="P1"><text:s text:c="2"/>"spotId": 1,</text:p>
                <text:p text:style-name="P1"><text:s text:c="2"/>"review": "This was an awesome spot!",</text:p>
                <text:p text:style-name="P1"><text:s text:c="2"/>"stars": 5,</text:p>
                <text:p text:style-name="P1"><text:s text:c="2"/>"createdAt": "2021-11-19 20:39:36",</text:p>
                <text:p text:style-name="P1"><text:s text:c="2"/>"updatedAt": "2021-11-19 20:39:36"</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2144.3pt" svg:x="0pt" svg:y="-1072.12pt" draw:caption-point-x="233.01pt" draw:caption-point-y="1437.65pt">
                <dc:date>2025-04-14T00:00:00</dc:date>
                <text:p text:style-name="P1">{</text:p>
                <text:p text:style-name="P1"><text:s text:c="2"/>"message": "Bad Request", // (or "Validation error" if generated by Sequelize),</text:p>
                <text:p text:style-name="P1"><text:s text:c="2"/>"errors": {</text:p>
                <text:p text:style-name="P1"><text:s text:c="4"/>"review": "Review text is required",</text:p>
                <text:p text:style-name="P1"><text:s text:c="4"/>"stars": "Stars must be an integer from 1 to 5",</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88"/>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88"/>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42.37pt" svg:x="0pt" svg:y="-221.16pt" draw:caption-point-x="233.01pt" draw:caption-point-y="586.69pt">
                <dc:date>2025-04-14T00:00:00</dc:date>
                <text:p text:style-name="P1">{</text:p>
                <text:p text:style-name="P1"><text:s text:c="2"/>"message": "Spot couldn't be found"</text:p>
                <text:p text:style-name="P1">}</text:p>
              </office:annotation>
              <text:p>Body Matches API Docs</text:p>
            </table:table-cell>
            <table:table-cell table:style-name="ce82" office:value-type="string" calcext:value-type="string">
              <text:p>Notes</text:p>
            </table:table-cell>
            <table:covered-table-cell table:style-name="ce88"/>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88"/>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88"/>
            <table:table-cell table:number-columns-repeated="1020"/>
          </table:table-row>
          <table:table-row table:style-name="ro8" table:visibility="collapse">
            <table:table-cell table:style-name="ce60" office:value-type="string" calcext:value-type="string" table:number-columns-spanned="3" table:number-rows-spanned="1">
              <text:p>Error response: Review from the current user already exists for the Spot</text:p>
            </table:table-cell>
            <table:covered-table-cell/>
            <table:covered-table-cell table:style-name="ce22"/>
            <table:covered-table-cell table:style-name="ce88"/>
            <table:table-cell table:number-columns-repeated="1020"/>
          </table:table-row>
          <table:table-row table:style-name="ro8" table:visibility="collapse">
            <table:table-cell table:style-name="ce57" office:value-type="string" calcext:value-type="string">
              <text:p>Status Code - 500</text:p>
            </table:table-cell>
            <table:table-cell table:style-name="ce73" office:value-type="string" calcext:value-type="string">
              <office:annotation draw:style-name="gr8" draw:text-style-name="P2" svg:width="360.4pt" svg:height="39.29pt" svg:x="244.54pt" svg:y="358.72pt" draw:caption-point-x="-11.54pt" draw:caption-point-y="6.8pt">
                <dc:date>2025-04-14T00:00:00</dc:date>
                <text:p text:style-name="P1">{</text:p>
                <text:p text:style-name="P1"><text:s text:c="2"/>"message": "User already has a review for this spot"</text:p>
                <text:p text:style-name="P1">}</text:p>
              </office:annotation>
              <text:p>Body Matches API Docs</text:p>
            </table:table-cell>
            <table:table-cell table:style-name="ce82" office:value-type="string" calcext:value-type="string">
              <text:p>Notes</text:p>
            </table:table-cell>
            <table:covered-table-cell table:style-name="ce88"/>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89"/>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666.31pt" svg:x="0pt" svg:y="-333.13pt" draw:caption-point-x="349.65pt" draw:caption-point-y="698.66pt">
              <dc:date>2025-04-14T00:00:00</dc:date>
              <text:p text:style-name="P1">Create and return a new image for a review specified by id.</text:p>
            </office:annotation>
            <text:p>Add an Image to a Review based on the Review's id</text:p>
          </table:table-cell>
          <table:covered-table-cell table:style-name="ce69"/>
          <table:covered-table-cell table:style-name="ce79"/>
          <table:table-cell table:style-name="ce90" table:formula="of:=IF(COUNTIF([.A178:.C190]; 1) = (COUNTIF([.A178:.C190]; 1) + COUNTIF([.A178:.C190]; 0)); &quot;COMPLETE&quot;; &quot;INCOMPLETE&quot;)" office:value-type="string" office:string-value="COMPLETE" calcext:value-type="string" table:number-columns-spanned="1" table:number-rows-spanned="16">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reviews/:reviewId/images</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67.08pt" svg:x="0pt" svg:y="-383.5pt" draw:caption-point-x="349.65pt" draw:caption-point-y="764.76pt">
                <dc:date>2025-04-14T00:00:00</dc:date>
                <text:p text:style-name="P1">Require proper authorization: Review must belong to the current user</text:p>
              </office:annotation>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6" draw:text-style-name="P2" svg:width="0.03pt" svg:height="364pt" svg:x="0pt" svg:y="-181.96pt" draw:caption-point-x="233.01pt" draw:caption-point-y="563.22pt">
                <dc:date>2025-04-14T00:00:00</dc:date>
                <text:p text:style-name="P1">{</text:p>
                <text:p text:style-name="P1"><text:s text:c="2"/>"id": 1,</text:p>
                <text:p text:style-name="P1"><text:s text:c="2"/>"url": "image url"</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6"/>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Review with the specified id</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64.77pt" svg:x="0pt" svg:y="-232.36pt" draw:caption-point-x="233.01pt" draw:caption-point-y="613.62pt">
                <dc:date>2025-04-14T00:00:00</dc:date>
                <text:p text:style-name="P1">{</text:p>
                <text:p text:style-name="P1"><text:s text:c="2"/>"message": "Review couldn't be foun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88"/>
            <table:table-cell table:number-columns-repeated="1020"/>
          </table:table-row>
          <table:table-row table:style-name="ro8" table:visibility="collapse">
            <table:table-cell table:style-name="ce60" office:value-type="string" calcext:value-type="string" table:number-columns-spanned="3" table:number-rows-spanned="1">
              <text:p>Error response: Cannot add more than 10 images per resource</text:p>
            </table:table-cell>
            <table:covered-table-cell/>
            <table:covered-table-cell table:style-name="ce22"/>
            <table:covered-table-cell table:style-name="ce88"/>
            <table:table-cell/>
            <table:table-cell table:style-name="ce10"/>
            <table:table-cell table:number-columns-repeated="1018"/>
          </table:table-row>
          <table:table-row table:style-name="ro8" table:visibility="collapse">
            <table:table-cell table:style-name="ce57" office:value-type="string" calcext:value-type="string">
              <text:p>Status Code - 403</text:p>
            </table:table-cell>
            <table:table-cell table:style-name="ce73" office:value-type="string" calcext:value-type="string">
              <office:annotation draw:style-name="gr7" draw:text-style-name="P2" svg:width="360.4pt" svg:height="39.29pt" svg:x="244.54pt" svg:y="374.49pt" draw:caption-point-x="-11.54pt" draw:caption-point-y="6.77pt">
                <dc:date>2025-04-14T00:00:00</dc:date>
                <text:p text:style-name="P1">{</text:p>
                <text:p text:style-name="P1"><text:s text:c="2"/>"message": "Maximum number of images for this resource was reached"</text:p>
                <text:p text:style-name="P1">}</text:p>
              </office:annotation>
              <text:p>Body Matches API Docs</text:p>
            </table:table-cell>
            <table:table-cell table:style-name="ce82" office:value-type="string" calcext:value-type="string">
              <text:p>Notes</text:p>
            </table:table-cell>
            <table:covered-table-cell table:style-name="ce88"/>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89"/>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419.98pt" svg:x="0pt" svg:y="-209.96pt" draw:caption-point-x="349.65pt" draw:caption-point-y="591.22pt">
              <dc:date>2025-04-14T00:00:00</dc:date>
              <text:p text:style-name="P1">Update and return an existing review.</text:p>
            </office:annotation>
            <text:p>Edit a Review</text:p>
          </table:table-cell>
          <table:covered-table-cell table:style-name="ce69"/>
          <table:covered-table-cell table:style-name="ce79"/>
          <table:table-cell table:style-name="ce90" table:formula="of:=IF(COUNTIF([.A194:.C206]; 1) = (COUNTIF([.A194:.C206]; 1) + COUNTIF([.A194:.C206]; 0)); &quot;COMPLETE&quot;; &quot;INCOMPLETE&quot;)" office:value-type="string" office:string-value="COMPLETE" calcext:value-type="string" table:number-columns-spanned="1" table:number-rows-spanned="16">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UT /api/reviews/:reviewId</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67.08pt" svg:x="0pt" svg:y="-383.5pt" draw:caption-point-x="349.65pt" draw:caption-point-y="780.52pt">
                <dc:date>2025-04-14T00:00:00</dc:date>
                <text:p text:style-name="P1">Require proper authorization: Review must belong to the current user</text:p>
              </office:annotation>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06.47pt" svg:x="244.54pt" svg:y="356.66pt" draw:caption-point-x="-11.54pt" draw:caption-point-y="40.37pt">
                <dc:date>2025-04-14T00:00:00</dc:date>
                <text:p text:style-name="P1">{</text:p>
                <text:p text:style-name="P1"><text:s text:c="2"/>"id": 1,</text:p>
                <text:p text:style-name="P1"><text:s text:c="2"/>"userId": 1,</text:p>
                <text:p text:style-name="P1"><text:s text:c="2"/>"spotId": 1,</text:p>
                <text:p text:style-name="P1"><text:s text:c="2"/>"review": "This was an awesome spot!",</text:p>
                <text:p text:style-name="P1"><text:s text:c="2"/>"stars": 5,</text:p>
                <text:p text:style-name="P1"><text:s text:c="2"/>"createdAt": "2021-11-19 20:39:36",</text:p>
                <text:p text:style-name="P1"><text:s text:c="2"/>"updatedAt": "2021-11-20 10:06:40"</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84.08pt" svg:x="244.54pt" svg:y="367.85pt" draw:caption-point-x="-11.54pt" draw:caption-point-y="29.17pt">
                <dc:date>2025-04-14T00:00:00</dc:date>
                <text:p text:style-name="P1">{</text:p>
                <text:p text:style-name="P1"><text:s text:c="2"/>"message": "Bad Request", // (or "Validation error" if generated by Sequelize),</text:p>
                <text:p text:style-name="P1"><text:s text:c="2"/>"errors": {</text:p>
                <text:p text:style-name="P1"><text:s text:c="4"/>"review": "Review text is required",</text:p>
                <text:p text:style-name="P1"><text:s text:c="4"/>"stars": "Stars must be an integer from 1 to 5",</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88"/>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Review with the specified id</text:p>
            </table:table-cell>
            <table:covered-table-cell/>
            <table:covered-table-cell table:style-name="ce22"/>
            <table:covered-table-cell table:style-name="ce88"/>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390.25pt" draw:caption-point-x="-11.54pt" draw:caption-point-y="6.77pt">
                <dc:date>2025-04-14T00:00:00</dc:date>
                <text:p text:style-name="P1">{</text:p>
                <text:p text:style-name="P1"><text:s text:c="2"/>"message": "Review couldn't be found"</text:p>
                <text:p text:style-name="P1">}</text:p>
              </office:annotation>
              <text:p>Body Matches API Docs</text:p>
            </table:table-cell>
            <table:table-cell table:style-name="ce82" office:value-type="string" calcext:value-type="string">
              <text:p>Notes</text:p>
            </table:table-cell>
            <table:covered-table-cell table:style-name="ce88"/>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89"/>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296.82pt" svg:x="0pt" svg:y="-148.37pt" draw:caption-point-x="349.65pt" draw:caption-point-y="545.39pt">
              <dc:date>2025-04-14T00:00:00</dc:date>
              <text:p text:style-name="P1">Delete an existing review.</text:p>
            </office:annotation>
            <text:p>Delete a Review</text:p>
          </table:table-cell>
          <table:covered-table-cell table:style-name="ce69"/>
          <table:covered-table-cell table:style-name="ce79"/>
          <table:table-cell table:style-name="ce87" table:formula="of:=IF(COUNTIF([.A210:.C218]; 1) = (COUNTIF([.A210:.C218]; 1) + COUNTIF([.A210:.C218];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DELETE /api/reviews/:reviewId</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67.08pt" svg:x="0pt" svg:y="-383.5pt" draw:caption-point-x="349.65pt" draw:caption-point-y="796.28pt">
                <dc:date>2025-04-14T00:00:00</dc:date>
                <text:p text:style-name="P1">Require proper authorization: Review must belong to the current user</text:p>
              </office:annotation>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622.74pt">
                <dc:date>2025-04-14T00:00:00</dc:date>
                <text:p text:style-name="P1">{</text:p>
                <text:p text:style-name="P1"><text:s text:c="2"/>"message": "Successfully delete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Review with the specified id</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05.98pt" draw:caption-point-x="-11.54pt" draw:caption-point-y="6.8pt">
                <dc:date>2025-04-14T00:00:00</dc:date>
                <text:p text:style-name="P1">{</text:p>
                <text:p text:style-name="P1"><text:s text:c="2"/>"message": "Review couldn't be foun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3"/>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408.78pt" svg:x="0pt" svg:y="-204.35pt" draw:caption-point-x="349.65pt" draw:caption-point-y="617.13pt">
              <dc:date>2025-04-14T00:00:00</dc:date>
              <text:p text:style-name="P1">Delete an existing image for a Spot.</text:p>
            </office:annotation>
            <text:p>Delete a Spot Image</text:p>
          </table:table-cell>
          <table:covered-table-cell table:style-name="ce69"/>
          <table:covered-table-cell table:style-name="ce79"/>
          <table:table-cell table:style-name="ce87" table:formula="of:=IF(COUNTIF([.A222:.C230]; 1) = (COUNTIF([.A222:.C230]; 1) + COUNTIF([.A222:.C230];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DELETE /api/spot-images/:imageId</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44.69pt" svg:x="0pt" svg:y="-372.3pt" draw:caption-point-x="349.65pt" draw:caption-point-y="800.82pt">
                <dc:date>2025-04-14T00:00:00</dc:date>
                <text:p text:style-name="P1">Require proper authorization: Spot must belong to the current user</text:p>
              </office:annotation>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638.48pt">
                <dc:date>2025-04-14T00:00:00</dc:date>
                <text:p text:style-name="P1">{</text:p>
                <text:p text:style-name="P1"><text:s text:c="2"/>"message": "Successfully delete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Image with the specified id</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421.74pt" draw:caption-point-x="-11.54pt" draw:caption-point-y="6.77pt">
                <dc:date>2025-04-14T00:00:00</dc:date>
                <text:p text:style-name="P1">{</text:p>
                <text:p text:style-name="P1"><text:s text:c="2"/>"message": "Spot Image couldn't be foun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3"/>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431.18pt" svg:x="0pt" svg:y="-215.55pt" draw:caption-point-x="349.65pt" draw:caption-point-y="644.06pt">
              <dc:date>2025-04-14T00:00:00</dc:date>
              <text:p text:style-name="P1">Delete an existing image for a Review.</text:p>
            </office:annotation>
            <text:p>Delete a Review Image</text:p>
          </table:table-cell>
          <table:covered-table-cell table:style-name="ce69"/>
          <table:covered-table-cell table:style-name="ce79"/>
          <table:table-cell table:style-name="ce87" table:formula="of:=IF(COUNTIF([.A234:.C242]; 1) = (COUNTIF([.A234:.C242]; 1) + COUNTIF([.A234:.C242];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DELETE /api/review-images/:imageId</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44.69pt" svg:x="0pt" svg:y="-372.3pt" draw:caption-point-x="349.65pt" draw:caption-point-y="816.58pt">
                <dc:date>2025-04-14T00:00:00</dc:date>
                <text:p text:style-name="P1">Require proper authorization: Spot must belong to the current user</text:p>
              </office:annotation>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74" table:formula="of:=TRUE()" office:value-type="float" office:value="1" calcext:value-type="float">
              <text:p>1</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654.24pt">
                <dc:date>2025-04-14T00:00:00</dc:date>
                <text:p text:style-name="P1">{</text:p>
                <text:p text:style-name="P1"><text:s text:c="2"/>"message": "Successfully delete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Review Image with the specified id</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37.47pt" draw:caption-point-x="-11.54pt" draw:caption-point-y="6.8pt">
                <dc:date>2025-04-14T00:00:00</dc:date>
                <text:p text:style-name="P1">{</text:p>
                <text:p text:style-name="P1"><text:s text:c="2"/>"message": "Review Image couldn't be foun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3"/>
            <table:table-cell table:number-columns-repeated="1020"/>
          </table:table-row>
        </table:table-row-group>
        <table:table-row table:style-name="ro8">
          <table:table-cell table:style-name="ce63" office:value-type="string" calcext:value-type="string" table:number-columns-spanned="3" table:number-rows-spanned="1">
            <office:annotation draw:style-name="gr3" draw:text-style-name="P2" svg:width="385.4pt" svg:height="140.06pt" svg:x="127.9pt" svg:y="410.71pt" draw:caption-point-x="221.75pt" draw:caption-point-y="33.56pt">
              <dc:date>2025-04-14T00:00:00</dc:date>
              <text:p text:style-name="P1">Return spots filtered by query parameters.</text:p>
              <text:p text:style-name="P1"/>
              <text:p text:style-name="P1">Query Parameters:</text:p>
              <text:p text:style-name="P1"/>
              <text:p text:style-name="P1">page: integer, minimum: 1, maximum: 10, default: 1</text:p>
              <text:p text:style-name="P1">size: integer, minimum: 1, maximum: 20, default: 20</text:p>
              <text:p text:style-name="P1">minLat: decimal, optional</text:p>
              <text:p text:style-name="P1">maxLat: decimal, optional</text:p>
              <text:p text:style-name="P1">minLng: decimal, optional</text:p>
              <text:p text:style-name="P1">maxLng: decimal, optional</text:p>
              <text:p text:style-name="P1">minPrice: decimal, optional, minimum: 0</text:p>
              <text:p text:style-name="P1">maxPrice: decimal, optional, minimum: 0</text:p>
            </office:annotation>
            <text:p>Add Query Filters to Get All Spots</text:p>
          </table:table-cell>
          <table:covered-table-cell table:style-name="ce69"/>
          <table:covered-table-cell table:style-name="ce79"/>
          <table:table-cell table:style-name="ce87" table:formula="of:=IF(COUNTIF([.A246:.C254]; 1) = (COUNTIF([.A246:.C254]; 1) + COUNTIF([.A246:.C254]; 0)); &quot;COMPLETE&quot;; &quot;INCOMPLETE&quot;)" office:value-type="string" office:string-value="COMPLETE" calcext:value-type="string" table:number-columns-spanned="1" table:number-rows-spanned="12">
            <text:p>COMPLETE</text:p>
          </table:table-cell>
          <table:table-cell table:number-columns-repeated="1020"/>
        </table:table-row>
        <table:table-row-group>
          <table:table-row table:style-name="ro8" table:visibility="collapse">
            <table:table-cell table:style-name="ce56" office:value-type="string" calcext:value-type="string" table:number-columns-spanned="3" table:number-rows-spanned="1">
              <text:p>GET /api/spots</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number-columns-repeated="2" table:style-name="ce74" office:value-type="string" calcext:value-type="string">
              <text:p>N/A</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263.23pt" svg:x="244.54pt" svg:y="357pt" draw:caption-point-x="-11.54pt" draw:caption-point-y="103.01pt">
                <dc:date>2025-04-14T00:00:00</dc:date>
                <text:p text:style-name="P1">{</text:p>
                <text:p text:style-name="P1"><text:s text:c="2"/>"Spots": [</text:p>
                <text:p text:style-name="P1"><text:s text:c="4"/>{</text:p>
                <text:p text:style-name="P1"><text:s text:c="6"/>"id": 1,</text:p>
                <text:p text:style-name="P1"><text:s text:c="6"/>"ownerId": 1,</text:p>
                <text:p text:style-name="P1"><text:s text:c="6"/>"address": "123 Disney Lane",</text:p>
                <text:p text:style-name="P1"><text:s text:c="6"/>"city": "San Francisco",</text:p>
                <text:p text:style-name="P1"><text:s text:c="6"/>"state": "California",</text:p>
                <text:p text:style-name="P1"><text:s text:c="6"/>"country": "United States of America",</text:p>
                <text:p text:style-name="P1"><text:s text:c="6"/>"lat": 37.7645358,</text:p>
                <text:p text:style-name="P1"><text:s text:c="6"/>"lng": -122.4730327,</text:p>
                <text:p text:style-name="P1"><text:s text:c="6"/>"name": "App Academy",</text:p>
                <text:p text:style-name="P1"><text:s text:c="6"/>"description": "Place where web developers are created",</text:p>
                <text:p text:style-name="P1"><text:s text:c="6"/>"price": 123,</text:p>
                <text:p text:style-name="P1"><text:s text:c="6"/>"createdAt": "2021-11-19 20:39:36",</text:p>
                <text:p text:style-name="P1"><text:s text:c="6"/>"updatedAt": "2021-11-19 20:39:36",</text:p>
                <text:p text:style-name="P1"><text:s text:c="6"/>"avgRating": 4.5,</text:p>
                <text:p text:style-name="P1"><text:s text:c="6"/>"previewImage": "image url"</text:p>
                <text:p text:style-name="P1"><text:s text:c="4"/>}</text:p>
                <text:p text:style-name="P1"><text:s text:c="2"/>],</text:p>
                <text:p text:style-name="P1"><text:s text:c="2"/>"page": 2,</text:p>
                <text:p text:style-name="P1"><text:s text:c="2"/>"size": 20</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TRUE()" office:value-type="float" office:value="1" calcext:value-type="float">
              <text:p>1</text:p>
            </table:table-cell>
            <table:table-cell table:style-name="ce74" table:formula="of:=TRUE()" office:value-type="float" office:value="1" calcext:value-type="float">
              <text:p>1</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Query parameter validation errors</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9" draw:text-style-name="P2" svg:width="360.4pt" svg:height="151.26pt" svg:x="244.54pt" svg:y="412.98pt" draw:caption-point-x="-11.54pt" draw:caption-point-y="47.03pt">
                <dc:date>2025-04-14T00:00:00</dc:date>
                <text:p text:style-name="P1">{</text:p>
                <text:p text:style-name="P1"><text:s text:c="2"/>"message": "Bad Request", // (or "Validation error" if generated by Sequelize),</text:p>
                <text:p text:style-name="P1"><text:s text:c="2"/>"errors": {</text:p>
                <text:p text:style-name="P1"><text:s text:c="4"/>"page": "Page must be greater than or equal to 1",</text:p>
                <text:p text:style-name="P1"><text:s text:c="4"/>"size": "Size must be greater than or equal to 1",</text:p>
                <text:p text:style-name="P1"><text:s text:c="2"/>"maxLat": "Maximum latitude is invalid",</text:p>
                <text:p text:style-name="P1"><text:s text:c="2"/>"minLat": "Minimum latitude is invalid",</text:p>
                <text:p text:style-name="P1"><text:s text:c="2"/>"maxLng": "Maximum longitude is invalid",</text:p>
                <text:p text:style-name="P1"><text:s text:c="2"/>"minLng": "Minimum longitude is invalid",</text:p>
                <text:p text:style-name="P1"><text:s text:c="4"/>"minPrice": "Minimum price must be greater than or equal to 0",</text:p>
                <text:p text:style-name="P1"><text:s text:c="4"/>"maxPrice": "Maximum price must be greater than or equal to 0"</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TRUE()" office:value-type="float" office:value="1" calcext:value-type="float">
              <text:p>1</text:p>
            </table:table-cell>
            <table:table-cell table:style-name="ce76" table:formula="of:=TRUE()" office:value-type="float" office:value="1" calcext:value-type="float">
              <text:p>1</text:p>
            </table:table-cell>
            <table:table-cell table:style-name="ce85"/>
            <table:covered-table-cell table:style-name="ce93"/>
            <table:table-cell table:number-columns-repeated="1020"/>
          </table:table-row>
        </table:table-row-group>
        <table:table-row table:style-name="ro8">
          <table:table-cell table:style-name="ce67" office:value-type="string" calcext:value-type="string" table:number-columns-spanned="4" table:number-rows-spanned="1">
            <text:p>Bookings is Extra Bonus Content; It does not Count Towards Points or Grading</text:p>
          </table:table-cell>
          <table:covered-table-cell table:number-columns-repeated="2" table:style-name="ce24"/>
          <table:covered-table-cell table:style-name="ce23"/>
          <table:table-cell table:number-columns-repeated="1020"/>
        </table:table-row>
        <table:table-row table:style-name="ro8">
          <table:table-cell table:style-name="ce63" office:value-type="string" calcext:value-type="string" table:number-columns-spanned="3" table:number-rows-spanned="1">
            <office:annotation draw:style-name="gr6" draw:text-style-name="P2" svg:width="0.03pt" svg:height="621.52pt" svg:x="0pt" svg:y="-310.73pt" draw:caption-point-x="349.65pt" draw:caption-point-y="786.5pt">
              <dc:date>2025-04-14T00:00:00</dc:date>
              <text:p text:style-name="P1">Return all the bookings that the current user has made.</text:p>
            </office:annotation>
            <text:p>Get all of the Current User's Bookings</text:p>
          </table:table-cell>
          <table:covered-table-cell table:style-name="ce69"/>
          <table:covered-table-cell table:style-name="ce79"/>
          <table:table-cell table:style-name="ce92" table:formula="of:=IF(COUNTIF([.A259:.C263]; 1) = (COUNTIF([.A259:.C263]; 1) + COUNTIF([.A259:.C263];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bookings/current</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1"/>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office:value-type="string" calcext:value-type="string">
              <text:p>N/A</text:p>
            </table:table-cell>
            <table:covered-table-cell table:style-name="ce91"/>
            <table:table-cell table:number-columns-repeated="1020"/>
          </table:table-row>
          <table:table-row table:style-name="ro8" table:visibility="collapse">
            <table:table-cell table:style-name="ce64" table:number-columns-spanned="3" table:number-rows-spanned="1"/>
            <table:covered-table-cell table:number-columns-repeated="2"/>
            <table:covered-table-cell table:style-name="ce91"/>
            <table:table-cell table:number-columns-repeated="1020"/>
          </table:table-row>
          <table:table-row table:style-name="ro8" table:visibility="collapse">
            <table:table-cell table:style-name="ce56" office:value-type="string" calcext:value-type="string" table:number-columns-spanned="3" table:number-rows-spanned="1">
              <text:p>Response</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4" draw:text-style-name="P2" svg:width="360.4pt" svg:height="296.82pt" svg:x="244.54pt" svg:y="363.86pt" draw:caption-point-x="-11.54pt" draw:caption-point-y="127.67pt">
                <dc:date>2025-04-14T00:00:00</dc:date>
                <text:p text:style-name="P1">{</text:p>
                <text:p text:style-name="P1"><text:s text:c="2"/>"Bookings": [</text:p>
                <text:p text:style-name="P1"><text:s text:c="4"/>{</text:p>
                <text:p text:style-name="P1"><text:s text:c="6"/>"id": 1,</text:p>
                <text:p text:style-name="P1"><text:s text:c="6"/>"spotId": 1,</text:p>
                <text:p text:style-name="P1"><text:s text:c="6"/>"Spot": {</text:p>
                <text:p text:style-name="P1"><text:s text:c="8"/>"id": 1,</text:p>
                <text:p text:style-name="P1"><text:s text:c="8"/>"ownerId": 1,</text:p>
                <text:p text:style-name="P1"><text:s text:c="8"/>"address": "123 Disney Lane",</text:p>
                <text:p text:style-name="P1"><text:s text:c="8"/>"city": "San Francisco",</text:p>
                <text:p text:style-name="P1"><text:s text:c="8"/>"state": "California",</text:p>
                <text:p text:style-name="P1"><text:s text:c="8"/>"country": "United States of America",</text:p>
                <text:p text:style-name="P1"><text:s text:c="8"/>"lat": 37.7645358,</text:p>
                <text:p text:style-name="P1"><text:s text:c="8"/>"lng": -122.4730327,</text:p>
                <text:p text:style-name="P1"><text:s text:c="8"/>"name": "App Academy",</text:p>
                <text:p text:style-name="P1"><text:s text:c="8"/>"price": 123,</text:p>
                <text:p text:style-name="P1"><text:s text:c="8"/>"previewImage": "image url"</text:p>
                <text:p text:style-name="P1"><text:s text:c="6"/>},</text:p>
                <text:p text:style-name="P1"><text:s text:c="6"/>"userId": 2,</text:p>
                <text:p text:style-name="P1"><text:s text:c="6"/>"startDate": "2021-11-19",</text:p>
                <text:p text:style-name="P1"><text:s text:c="6"/>"endDate": "2021-11-20",</text:p>
                <text:p text:style-name="P1"><text:s text:c="6"/>"createdAt": "2021-11-19 20:39:36",</text:p>
                <text:p text:style-name="P1"><text:s text:c="6"/>"updatedAt": "2021-11-19 20:39:36"</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93"/>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76.74pt" svg:x="0pt" svg:y="-288.34pt" draw:caption-point-x="349.65pt" draw:caption-point-y="779.87pt">
              <dc:date>2025-04-14T00:00:00</dc:date>
              <text:p text:style-name="P1">Return all the bookings for a spot specified by id.</text:p>
            </office:annotation>
            <text:p>Get all Bookings for a Spot based on the Spot's id</text:p>
          </table:table-cell>
          <table:covered-table-cell table:style-name="ce69"/>
          <table:covered-table-cell table:style-name="ce79"/>
          <table:table-cell table:style-name="ce90" table:formula="of:=IF(COUNTIF([.A267:.C279]; 1) = (COUNTIF([.A267:.C279]; 1) + COUNTIF([.A267:.C279];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GET /api/spots/:spotId/bookings</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91"/>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office:value-type="string" calcext:value-type="string">
              <text:p>N/A</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Successful Response: If you ARE NOT the owner of the spot.</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06.47pt" svg:x="244.54pt" svg:y="466.89pt" draw:caption-point-x="-11.54pt" draw:caption-point-y="40.37pt">
                <dc:date>2025-04-14T00:00:00</dc:date>
                <text:p text:style-name="P1">{</text:p>
                <text:p text:style-name="P1"><text:s text:c="2"/>"Bookings": [</text:p>
                <text:p text:style-name="P1"><text:s text:c="4"/>{</text:p>
                <text:p text:style-name="P1"><text:s text:c="6"/>"spotId": 1,</text:p>
                <text:p text:style-name="P1"><text:s text:c="6"/>"startDate": "2021-11-19",</text:p>
                <text:p text:style-name="P1"><text:s text:c="6"/>"endDate": "2021-11-20"</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Successful Response: If you ARE the owner of the spot.</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207.24pt" svg:x="244.54pt" svg:y="416.52pt" draw:caption-point-x="-11.54pt" draw:caption-point-y="90.74pt">
                <dc:date>2025-04-14T00:00:00</dc:date>
                <text:p text:style-name="P1">{</text:p>
                <text:p text:style-name="P1"><text:s text:c="2"/>"Bookings": [</text:p>
                <text:p text:style-name="P1"><text:s text:c="4"/>{</text:p>
                <text:p text:style-name="P1"><text:s text:c="6"/>"User": {</text:p>
                <text:p text:style-name="P1"><text:s text:c="8"/>"id": 2,</text:p>
                <text:p text:style-name="P1"><text:s text:c="8"/>"firstName": "John",</text:p>
                <text:p text:style-name="P1"><text:s text:c="8"/>"lastName": "Smith"</text:p>
                <text:p text:style-name="P1"><text:s text:c="6"/>},</text:p>
                <text:p text:style-name="P1"><text:s text:c="6"/>"id": 1,</text:p>
                <text:p text:style-name="P1"><text:s text:c="6"/>"spotId": 1,</text:p>
                <text:p text:style-name="P1"><text:s text:c="6"/>"userId": 2,</text:p>
                <text:p text:style-name="P1"><text:s text:c="6"/>"startDate": "2021-11-19",</text:p>
                <text:p text:style-name="P1"><text:s text:c="6"/>"endDate": "2021-11-20",</text:p>
                <text:p text:style-name="P1"><text:s text:c="6"/>"createdAt": "2021-11-19 20:39:36",</text:p>
                <text:p text:style-name="P1"><text:s text:c="6"/>"updatedAt": "2021-11-19 20:39:36"</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88"/>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88"/>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500.49pt" draw:caption-point-x="-11.54pt" draw:caption-point-y="6.77pt">
                <dc:date>2025-04-14T00:00:00</dc:date>
                <text:p text:style-name="P1">{</text:p>
                <text:p text:style-name="P1"><text:s text:c="2"/>"message": "Spot couldn't be found"</text:p>
                <text:p text:style-name="P1">}</text:p>
              </office:annotation>
              <text:p>Body Matches API Docs</text:p>
            </table:table-cell>
            <table:table-cell table:style-name="ce82" office:value-type="string" calcext:value-type="string">
              <text:p>Notes</text:p>
            </table:table-cell>
            <table:covered-table-cell table:style-name="ce88"/>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89"/>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677.51pt" svg:x="0pt" svg:y="-338.71pt" draw:caption-point-x="349.65pt" draw:caption-point-y="845.97pt">
              <dc:date>2025-04-14T00:00:00</dc:date>
              <text:p text:style-name="P1">Create and return a new booking from a spot specified by id.</text:p>
            </office:annotation>
            <text:p>Create a Booking from a Spot based on the Spot's id</text:p>
          </table:table-cell>
          <table:covered-table-cell table:style-name="ce69"/>
          <table:covered-table-cell table:style-name="ce79"/>
          <table:table-cell table:style-name="ce94" table:formula="of:=IF(COUNTIF([.A283:.C299]; 1) = (COUNTIF([.A283:.C299]; 1) + COUNTIF([.A283:.C299];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pots/:spotId/bookings</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89.48pt" svg:x="0pt" svg:y="-394.7pt" draw:caption-point-x="349.65pt" draw:caption-point-y="917.72pt">
                <dc:date>2025-04-14T00:00:00</dc:date>
                <text:p text:style-name="P1">Require proper authorization: Spot must NOT belong to the current user</text:p>
              </office:annotation>
              <text:p>Authorization</text:p>
            </table:table-cell>
            <table:covered-table-cell table:style-name="ce91"/>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6" draw:text-style-name="P2" svg:width="0.03pt" svg:height="1875.57pt" svg:x="0pt" svg:y="-937.76pt" draw:caption-point-x="233.01pt" draw:caption-point-y="1460.78pt">
                <dc:date>2025-04-14T00:00:00</dc:date>
                <text:p text:style-name="P1">{</text:p>
                <text:p text:style-name="P1"><text:s text:c="2"/>"id": 1,</text:p>
                <text:p text:style-name="P1"><text:s text:c="2"/>"spotId": 1,</text:p>
                <text:p text:style-name="P1"><text:s text:c="2"/>"userId": 2,</text:p>
                <text:p text:style-name="P1"><text:s text:c="2"/>"startDate": "2021-11-19",</text:p>
                <text:p text:style-name="P1"><text:s text:c="2"/>"endDate": "2021-11-20",</text:p>
                <text:p text:style-name="P1"><text:s text:c="2"/>"createdAt": "2021-11-19 20:39:36",</text:p>
                <text:p text:style-name="P1"><text:s text:c="2"/>"updatedAt": "2021-11-19 20:39:36"</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1752.41pt" svg:x="0pt" svg:y="-876.16pt" draw:caption-point-x="233.01pt" draw:caption-point-y="1399.18pt">
                <dc:date>2025-04-14T00:00:00</dc:date>
                <text:p text:style-name="P1">{</text:p>
                <text:p text:style-name="P1"><text:s text:c="2"/>"message": "Bad Request", // (or "Validation error" if generated by Sequelize),</text:p>
                <text:p text:style-name="P1"><text:s text:c="2"/>"errors": {</text:p>
                <text:p text:style-name="P1"><text:s text:c="4"/>"endDate": "endDate cannot be on or before startDate"</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88"/>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Spot with the specified id</text:p>
            </table:table-cell>
            <table:covered-table-cell/>
            <table:covered-table-cell table:style-name="ce22"/>
            <table:covered-table-cell table:style-name="ce88"/>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42.37pt" svg:x="0pt" svg:y="-221.16pt" draw:caption-point-x="233.01pt" draw:caption-point-y="744.18pt">
                <dc:date>2025-04-14T00:00:00</dc:date>
                <text:p text:style-name="P1">{</text:p>
                <text:p text:style-name="P1"><text:s text:c="2"/>"message": "Spot couldn't be found"</text:p>
                <text:p text:style-name="P1">}</text:p>
              </office:annotation>
              <text:p>Body Matches API Docs</text:p>
            </table:table-cell>
            <table:table-cell table:style-name="ce82" office:value-type="string" calcext:value-type="string">
              <text:p>Notes</text:p>
            </table:table-cell>
            <table:covered-table-cell table:style-name="ce88"/>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88"/>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88"/>
            <table:table-cell table:number-columns-repeated="1020"/>
          </table:table-row>
          <table:table-row table:style-name="ro8" table:visibility="collapse">
            <table:table-cell table:style-name="ce60" office:value-type="string" calcext:value-type="string" table:number-columns-spanned="3" table:number-rows-spanned="1">
              <text:p>Error response: Booking conflict</text:p>
            </table:table-cell>
            <table:covered-table-cell/>
            <table:covered-table-cell table:style-name="ce22"/>
            <table:covered-table-cell table:style-name="ce88"/>
            <table:table-cell table:number-columns-repeated="1020"/>
          </table:table-row>
          <table:table-row table:style-name="ro8" table:visibility="collapse">
            <table:table-cell table:style-name="ce57" office:value-type="string" calcext:value-type="string">
              <text:p>Status Code - 403</text:p>
            </table:table-cell>
            <table:table-cell table:style-name="ce73" office:value-type="string" calcext:value-type="string">
              <office:annotation draw:style-name="gr7" draw:text-style-name="P2" svg:width="360.4pt" svg:height="84.08pt" svg:x="244.54pt" svg:y="493.85pt" draw:caption-point-x="-11.54pt" draw:caption-point-y="29.17pt">
                <dc:date>2025-04-14T00:00:00</dc:date>
                <text:p text:style-name="P1">{</text:p>
                <text:p text:style-name="P1"><text:s text:c="2"/>"message": "Sorry, this spot is already booked for the specified dates",</text:p>
                <text:p text:style-name="P1"><text:s text:c="2"/>"errors": {</text:p>
                <text:p text:style-name="P1"><text:s text:c="4"/>"startDate": "Start date conflicts with an existing booking",</text:p>
                <text:p text:style-name="P1"><text:s text:c="4"/>"endDate": "End date conflicts with an existing booking"</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88"/>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3"/>
            <table:covered-table-cell table:style-name="ce89"/>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431.18pt" svg:x="0pt" svg:y="-215.55pt" draw:caption-point-x="349.65pt" draw:caption-point-y="738.57pt">
              <dc:date>2025-04-14T00:00:00</dc:date>
              <text:p text:style-name="P1">Update and return an existing booking.</text:p>
            </office:annotation>
            <text:p>Edit a Booking</text:p>
          </table:table-cell>
          <table:covered-table-cell table:style-name="ce69"/>
          <table:covered-table-cell table:style-name="ce79"/>
          <table:table-cell table:style-name="ce94" table:formula="of:=IF(COUNTIF([.A303:.C319]; 1) = (COUNTIF([.A303:.C319]; 1) + COUNTIF([.A303:.C319];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UT /api/bookings/:bookingId</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778.28pt" svg:x="0pt" svg:y="-389.11pt" draw:caption-point-x="349.65pt" draw:caption-point-y="927.89pt">
                <dc:date>2025-04-14T00:00:00</dc:date>
                <text:p text:style-name="P1">Require proper authorization: Booking must belong to the current user</text:p>
              </office:annotation>
              <text:p>Authorization</text:p>
            </table:table-cell>
            <table:covered-table-cell table:style-name="ce91"/>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1875.57pt" svg:x="0pt" svg:y="-937.76pt" draw:caption-point-x="233.01pt" draw:caption-point-y="1476.54pt">
                <dc:date>2025-04-14T00:00:00</dc:date>
                <text:p text:style-name="P1">{</text:p>
                <text:p text:style-name="P1"><text:s text:c="2"/>"id": 1,</text:p>
                <text:p text:style-name="P1"><text:s text:c="2"/>"spotId": 1,</text:p>
                <text:p text:style-name="P1"><text:s text:c="2"/>"userId": 2,</text:p>
                <text:p text:style-name="P1"><text:s text:c="2"/>"startDate": "2021-11-19",</text:p>
                <text:p text:style-name="P1"><text:s text:c="2"/>"endDate": "2021-11-20",</text:p>
                <text:p text:style-name="P1"><text:s text:c="2"/>"createdAt": "2021-11-19 20:39:36",</text:p>
                <text:p text:style-name="P1"><text:s text:c="2"/>"updatedAt": "2021-11-20 10:06:40"</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1707.62pt" svg:x="0pt" svg:y="-853.77pt" draw:caption-point-x="233.01pt" draw:caption-point-y="1392.55pt">
                <dc:date>2025-04-14T00:00:00</dc:date>
                <text:p text:style-name="P1">{</text:p>
                <text:p text:style-name="P1"><text:s text:c="2"/>"message": "Bad Request", // (or "Validation error" if generated by Sequelize),</text:p>
                <text:p text:style-name="P1"><text:s text:c="2"/>"errors": {</text:p>
                <text:p text:style-name="P1"><text:s text:c="4"/>"endDate": "endDate cannot come before startDate"</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88"/>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Booking with the specified id</text:p>
            </table:table-cell>
            <table:covered-table-cell/>
            <table:covered-table-cell table:style-name="ce22"/>
            <table:covered-table-cell table:style-name="ce88"/>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75.97pt" svg:x="0pt" svg:y="-237.94pt" draw:caption-point-x="233.01pt" draw:caption-point-y="776.72pt">
                <dc:date>2025-04-14T00:00:00</dc:date>
                <text:p text:style-name="P1">{</text:p>
                <text:p text:style-name="P1"><text:s text:c="2"/>"message": "Booking couldn't be found"</text:p>
                <text:p text:style-name="P1">}</text:p>
              </office:annotation>
              <text:p>Body Matches API Docs</text:p>
            </table:table-cell>
            <table:table-cell table:style-name="ce82" office:value-type="string" calcext:value-type="string">
              <text:p>Notes</text:p>
            </table:table-cell>
            <table:covered-table-cell table:style-name="ce88"/>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88"/>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88"/>
            <table:table-cell table:number-columns-repeated="1020"/>
          </table:table-row>
          <table:table-row table:style-name="ro8" table:visibility="collapse">
            <table:table-cell table:style-name="ce60" office:value-type="string" calcext:value-type="string" table:number-columns-spanned="3" table:number-rows-spanned="1">
              <text:p>Error response: Booking conflict</text:p>
            </table:table-cell>
            <table:covered-table-cell/>
            <table:covered-table-cell table:style-name="ce22"/>
            <table:covered-table-cell table:style-name="ce88"/>
            <table:table-cell table:number-columns-repeated="1020"/>
          </table:table-row>
          <table:table-row table:style-name="ro8" table:visibility="collapse">
            <table:table-cell table:style-name="ce57" office:value-type="string" calcext:value-type="string">
              <text:p>Status Code - 403</text:p>
            </table:table-cell>
            <table:table-cell table:style-name="ce73" office:value-type="string" calcext:value-type="string">
              <office:annotation draw:style-name="gr8" draw:text-style-name="P2" svg:width="360.4pt" svg:height="84.08pt" svg:x="244.54pt" svg:y="509.58pt" draw:caption-point-x="-11.54pt" draw:caption-point-y="29.2pt">
                <dc:date>2025-04-14T00:00:00</dc:date>
                <text:p text:style-name="P1">{</text:p>
                <text:p text:style-name="P1"><text:s text:c="2"/>"message": "Sorry, this spot is already booked for the specified dates",</text:p>
                <text:p text:style-name="P1"><text:s text:c="2"/>"errors": {</text:p>
                <text:p text:style-name="P1"><text:s text:c="4"/>"startDate": "Start date conflicts with an existing booking",</text:p>
                <text:p text:style-name="P1"><text:s text:c="4"/>"endDate": "End date conflicts with an existing booking"</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88"/>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89"/>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308.01pt" svg:x="0pt" svg:y="-153.98pt" draw:caption-point-x="349.65pt" draw:caption-point-y="692.76pt">
              <dc:date>2025-04-14T00:00:00</dc:date>
              <text:p text:style-name="P1">Delete an existing booking.</text:p>
            </office:annotation>
            <text:p>Delete a Booking</text:p>
          </table:table-cell>
          <table:covered-table-cell table:style-name="ce69"/>
          <table:covered-table-cell table:style-name="ce79"/>
          <table:table-cell table:style-name="ce87" table:formula="of:=IF(COUNTIF([.A323:.C331]; 1) = (COUNTIF([.A323:.C331]; 1) + COUNTIF([.A323:.C331];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table-row table:style-name="ro8" table:visibility="collapse">
            <table:table-cell table:style-name="ce56" office:value-type="string" calcext:value-type="string" table:number-columns-spanned="3" table:number-rows-spanned="1">
              <text:p>DELETE /api/bookings/:bookingId</text:p>
            </table:table-cell>
            <table:covered-table-cell table:number-columns-repeated="2"/>
            <table:covered-table-cell table:style-name="ce9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office:annotation draw:style-name="gr6" draw:text-style-name="P2" svg:width="0.03pt" svg:height="1270.94pt" svg:x="0pt" svg:y="-635.44pt" draw:caption-point-x="349.65pt" draw:caption-point-y="1189.96pt">
                <dc:date>2025-04-14T00:00:00</dc:date>
                <text:p text:style-name="P1">Require proper authorization: Booking must belong to the current user or the Spot must belong to the current user</text:p>
              </office:annotation>
              <text:p>Authorization</text:p>
            </table:table-cell>
            <table:covered-table-cell table:style-name="ce91"/>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74" table:formula="of:=FALSE()" office:value-type="float" office:value="0" calcext:value-type="float">
              <text:p>0</text:p>
            </table:table-cell>
            <table:covered-table-cell table:style-name="ce9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764.48pt">
                <dc:date>2025-04-14T00:00:00</dc:date>
                <text:p text:style-name="P1">{</text:p>
                <text:p text:style-name="P1"><text:s text:c="2"/>"message": "Successfully delete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3"/>
            <table:covered-table-cell table:style-name="ce9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91"/>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Booking with the specified id</text:p>
            </table:table-cell>
            <table:covered-table-cell/>
            <table:covered-table-cell table:style-name="ce22"/>
            <table:covered-table-cell table:style-name="ce91"/>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9" draw:text-style-name="P2" svg:width="360.4pt" svg:height="42.75pt" svg:x="244.54pt" svg:y="561.74pt" draw:caption-point-x="-11.54pt" draw:caption-point-y="-7.23pt">
                <dc:date>2025-04-14T00:00:00</dc:date>
                <text:p text:style-name="P1">{</text:p>
                <text:p text:style-name="P1"><text:s text:c="2"/>"message": "Booking couldn't be found"</text:p>
                <text:p text:style-name="P1">}</text:p>
              </office:annotation>
              <text:p>Body Matches API Docs</text:p>
            </table:table-cell>
            <table:table-cell table:style-name="ce82" office:value-type="string" calcext:value-type="string">
              <text:p>Notes</text:p>
            </table:table-cell>
            <table:covered-table-cell table:style-name="ce91"/>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93"/>
            <table:table-cell table:number-columns-repeated="1020"/>
          </table:table-row>
        </table:table-row-group>
        <table:table-row table:style-name="ro7" table:number-rows-repeated="1048244">
          <table:table-cell table:number-columns-repeated="1024"/>
        </table:table-row>
        <table:table-row table:style-name="ro7">
          <table:table-cell table:number-columns-repeated="1024"/>
        </table:table-row>
        <calcext:conditional-formats>
          <calcext:conditional-format calcext:target-range-address="Airbnb.D11:Airbnb.D11 Airbnb.D23:Airbnb.D34 Airbnb.D39:Airbnb.D50 Airbnb.D55:Airbnb.D118 Airbnb.D123:Airbnb.D166 Airbnb.D175:Airbnb.D186 Airbnb.D191:Airbnb.D202 Airbnb.D207:Airbnb.D254 Airbnb.D256:Airbnb.D275 Airbnb.D280:Airbnb.D291 Airbnb.D300:Airbnb.D311 Airbnb.D320:Airbnb.D331">
            <calcext:condition calcext:apply-style-name="ConditionalStyle_1" calcext:value="=&quot;INCOMPLETE&quot;" calcext:base-cell-address="Airbnb.D11"/>
          </calcext:conditional-format>
          <calcext:conditional-format calcext:target-range-address="Airbnb.D11:Airbnb.D11 Airbnb.D23:Airbnb.D34 Airbnb.D39:Airbnb.D50 Airbnb.D55:Airbnb.D118 Airbnb.D123:Airbnb.D166 Airbnb.D175:Airbnb.D186 Airbnb.D191:Airbnb.D202 Airbnb.D207:Airbnb.D254 Airbnb.D256:Airbnb.D275 Airbnb.D280:Airbnb.D291 Airbnb.D300:Airbnb.D311 Airbnb.D320:Airbnb.D331">
            <calcext:condition calcext:apply-style-name="ConditionalStyle_2" calcext:value="=&quot;COMPLETE&quot;" calcext:base-cell-address="Airbnb.D11"/>
          </calcext:conditional-format>
          <calcext:conditional-format calcext:target-range-address="Airbnb.H7:Airbnb.H7">
            <calcext:condition calcext:apply-style-name="ConditionalStyle_3" calcext:value="contains-text(&quot;COMPLETE&quot;)" calcext:base-cell-address="Airbnb.H7"/>
          </calcext:conditional-format>
          <calcext:conditional-format calcext:target-range-address="Airbnb.H7:Airbnb.H7">
            <calcext:condition calcext:apply-style-name="ConditionalStyle_4" calcext:value="contains-text(&quot;INCOMPLETE&quot;)" calcext:base-cell-address="Airbnb.H7"/>
          </calcext:conditional-format>
        </calcext:conditional-formats>
      </table:table>
      <table:table table:name="Meetup" table:style-name="ta4">
        <table:table-column table:style-name="co7" table:number-columns-repeated="4"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2" table:number-columns-repeated="1016" table:default-cell-style-name="Default"/>
        <table:table-row table:style-name="ro8">
          <table:table-cell table:style-name="ce5" office:value-type="string" calcext:value-type="string" table:number-columns-spanned="2" table:number-rows-spanned="1">
            <text:p>Name</text:p>
          </table:table-cell>
          <table:covered-table-cell table:style-name="ce20"/>
          <table:table-cell table:style-name="ce29" office:value-type="string" calcext:value-type="string" table:number-columns-spanned="2" table:number-rows-spanned="1">
            <text:p>Repo Link</text:p>
          </table:table-cell>
          <table:covered-table-cell table:style-name="ce20"/>
          <table:table-cell table:style-name="ce49"/>
          <table:table-cell table:style-name="ce5" office:value-type="string" calcext:value-type="string">
            <text:p>Routes Passing</text:p>
          </table:table-cell>
          <table:table-cell table:style-name="ce49"/>
          <table:table-cell table:style-name="ce5" office:value-type="string" calcext:value-type="string">
            <text:p>Required Endpoints</text:p>
          </table:table-cell>
          <table:table-cell table:number-columns-repeated="1016"/>
        </table:table-row>
        <table:table-row table:style-name="ro8">
          <table:table-cell table:style-name="ce47" table:number-columns-spanned="2" table:number-rows-spanned="1"/>
          <table:covered-table-cell table:style-name="ce21"/>
          <table:table-cell table:style-name="ce80" table:number-columns-spanned="2" table:number-rows-spanned="1"/>
          <table:covered-table-cell table:style-name="ce21"/>
          <table:table-cell table:style-name="ce49"/>
          <table:table-cell table:style-name="ce96" table:formula="of:=COUNTIF([.D10:.D644]; &quot;COMPLETE&quot;) &amp; &quot;/&quot; &amp; COUNTA([.D10:.D644])" office:value-type="string" office:string-value="0/31" calcext:value-type="string">
            <text:p>0/31</text:p>
          </table:table-cell>
          <table:table-cell table:style-name="ce49"/>
          <table:table-cell table:style-name="ce100" office:value-type="string" calcext:value-type="string">
            <text:p>GET /api/session</text:p>
          </table:table-cell>
          <table:table-cell table:number-columns-repeated="1016"/>
        </table:table-row>
        <table:table-row table:style-name="ro8">
          <table:table-cell table:style-name="ce7" office:value-type="string" calcext:value-type="string" table:number-columns-spanned="2" table:number-rows-spanned="1">
            <text:p>Cohort</text:p>
          </table:table-cell>
          <table:covered-table-cell table:style-name="ce22"/>
          <table:table-cell table:style-name="ce30" office:value-type="string" calcext:value-type="string" table:number-columns-spanned="2" table:number-rows-spanned="1">
            <text:p>Live Application Link</text:p>
          </table:table-cell>
          <table:covered-table-cell table:style-name="ce22"/>
          <table:table-cell table:style-name="ce49"/>
          <table:table-cell table:style-name="ce7" office:value-type="string" calcext:value-type="string">
            <text:p>Percent Passing</text:p>
          </table:table-cell>
          <table:table-cell table:style-name="ce49"/>
          <table:table-cell table:style-name="ce100" office:value-type="string" calcext:value-type="string">
            <text:p>POST /api/session</text:p>
          </table:table-cell>
          <table:table-cell table:number-columns-repeated="1016"/>
        </table:table-row>
        <table:table-row table:style-name="ro8">
          <table:table-cell table:style-name="ce48" table:number-columns-spanned="2" table:number-rows-spanned="1"/>
          <table:covered-table-cell table:style-name="ce68"/>
          <table:table-cell table:style-name="ce78" table:number-columns-spanned="2" table:number-rows-spanned="1"/>
          <table:covered-table-cell table:style-name="ce23"/>
          <table:table-cell table:style-name="ce49"/>
          <table:table-cell table:style-name="ce97" table:formula="of:=COUNTIF([.D7:.D644]; &quot;COMPLETE&quot;) / COUNTA([.D7:.D644]) * 100%" office:value-type="percentage" office:value="0" calcext:value-type="percentage">
            <text:p>0.00%</text:p>
          </table:table-cell>
          <table:table-cell table:style-name="ce49"/>
          <table:table-cell table:style-name="ce100" office:value-type="string" calcext:value-type="string">
            <text:p>POST /api/users</text:p>
          </table:table-cell>
          <table:table-cell table:number-columns-repeated="1016"/>
        </table:table-row>
        <table:table-row table:style-name="ro8">
          <table:table-cell table:style-name="ce49" table:number-columns-repeated="5"/>
          <table:table-cell/>
          <table:table-cell table:style-name="ce49"/>
          <table:table-cell table:style-name="ce100" office:value-type="string" calcext:value-type="string">
            <text:p>All /api/groups routes</text:p>
          </table:table-cell>
          <table:table-cell table:number-columns-repeated="1016"/>
        </table:table-row>
        <table:table-row table:style-name="ro8">
          <table:table-cell table:style-name="ce50" office:value-type="string" calcext:value-type="string" table:number-columns-spanned="4" table:number-rows-spanned="4">
            <text:p>Routes Required To Pass: 24 / 31</text:p>
          </table:table-cell>
          <table:covered-table-cell table:number-columns-repeated="3"/>
          <table:table-cell table:style-name="ce49"/>
          <table:table-cell table:number-columns-repeated="2"/>
          <table:table-cell table:style-name="ce101" office:value-type="string" calcext:value-type="string">
            <text:p>All /api/events routes</text:p>
          </table:table-cell>
          <table:table-cell table:number-columns-repeated="1016"/>
        </table:table-row>
        <table:table-row table:style-name="ro9">
          <table:covered-table-cell table:number-columns-repeated="4"/>
          <table:table-cell table:style-name="ce49"/>
          <table:table-cell table:style-name="ce40" office:value-type="string" calcext:value-type="string">
            <text:p>Legend</text:p>
          </table:table-cell>
          <table:table-cell table:style-name="ce45"/>
          <table:table-cell table:style-name="ce143"/>
          <table:table-cell table:number-columns-repeated="1016"/>
        </table:table-row>
        <table:table-row table:style-name="ro8">
          <table:covered-table-cell table:number-columns-repeated="4"/>
          <table:table-cell table:style-name="ce49"/>
          <table:table-cell table:style-name="ce41" office:value-type="string" calcext:value-type="string">
            <text:p>GET</text:p>
          </table:table-cell>
          <table:table-cell table:style-name="ce45"/>
          <table:table-cell table:number-columns-repeated="1017"/>
        </table:table-row>
        <table:table-row table:style-name="ro8">
          <table:covered-table-cell table:number-columns-repeated="4"/>
          <table:table-cell table:style-name="ce49"/>
          <table:table-cell table:style-name="ce42" office:value-type="string" calcext:value-type="string">
            <text:p>POST</text:p>
          </table:table-cell>
          <table:table-cell table:style-name="ce45"/>
          <table:table-cell table:number-columns-repeated="1017"/>
        </table:table-row>
        <table:table-row table:style-name="ro8">
          <table:table-cell table:style-name="ce49" table:number-columns-repeated="5"/>
          <table:table-cell table:style-name="ce43" office:value-type="string" calcext:value-type="string">
            <text:p>PUT</text:p>
          </table:table-cell>
          <table:table-cell table:style-name="ce45"/>
          <table:table-cell table:number-columns-repeated="1017"/>
        </table:table-row>
        <table:table-row table:style-name="ro8">
          <table:table-cell table:style-name="ce51" office:value-type="string" calcext:value-type="string" table:number-columns-spanned="3" table:number-rows-spanned="1">
            <office:annotation draw:style-name="gr6" draw:text-style-name="P2" svg:width="0.03pt" svg:height="733.49pt" svg:x="0pt" svg:y="-366.72pt" draw:caption-point-x="349.65pt" draw:caption-point-y="527.5pt">
              <dc:date>2025-04-14T00:00:00</dc:date>
              <text:p text:style-name="P1">Returns the information about the current user that is logged in.</text:p>
            </office:annotation>
            <text:p>Get the Current User</text:p>
          </table:table-cell>
          <table:covered-table-cell table:style-name="ce69"/>
          <table:covered-table-cell table:style-name="ce79"/>
          <table:table-cell table:style-name="ce130" table:formula="of:=IF(COUNTIF([.A14:.C22]; 1) = (COUNTIF([.A14:.C22]; 1) + COUNTIF([.A14:.C22]; 0)); &quot;COMPLETE&quot;; &quot;INCOMPLETE&quot;)" office:value-type="string" office:string-value="INCOMPLETE" calcext:value-type="string" table:number-columns-spanned="1" table:number-rows-spanned="12">
            <text:p>INCOMPLETE</text:p>
          </table:table-cell>
          <table:table-cell table:style-name="ce95"/>
          <table:table-cell table:style-name="ce44" office:value-type="string" calcext:value-type="string">
            <text:p>DELETE</text:p>
          </table:table-cell>
          <table:table-cell table:style-name="ce45"/>
          <table:table-cell table:number-columns-repeated="1017"/>
        </table:table-row>
        <table:table-row-group table:display="false">
          <table:table-row table:style-name="ro8" table:visibility="collapse">
            <table:table-cell table:style-name="ce13" office:value-type="string" calcext:value-type="string" table:number-columns-spanned="3" table:number-rows-spanned="1">
              <text:p>GET /api/session</text:p>
            </table:table-cell>
            <table:covered-table-cell/>
            <table:covered-table-cell table:style-name="ce22"/>
            <table:covered-table-cell table:style-name="ce131"/>
            <table:table-cell table:style-name="ce95"/>
            <table:table-cell table:number-columns-repeated="1019"/>
          </table:table-row>
          <table:table-row table:style-name="ro8" table:visibility="collapse">
            <table:table-cell table:style-name="ce14" office:value-type="string" calcext:value-type="string">
              <text:p>Correct Endpoint</text:p>
            </table:table-cell>
            <table:table-cell table:style-name="ce25" office:value-type="string" calcext:value-type="string">
              <text:p>Authentication</text:p>
            </table:table-cell>
            <table:table-cell table:style-name="ce32" office:value-type="string" calcext:value-type="string">
              <text:p>Authorization</text:p>
            </table:table-cell>
            <table:covered-table-cell table:style-name="ce131"/>
            <table:table-cell table:style-name="ce95"/>
            <table:table-cell table:number-columns-repeated="1019"/>
          </table:table-row>
          <table:table-row table:style-name="ro8" table:visibility="collapse">
            <table:table-cell table:style-name="ce15" table:formula="of:=FALSE()" office:value-type="float" office:value="0" calcext:value-type="float">
              <text:p>0</text:p>
            </table:table-cell>
            <table:table-cell table:style-name="ce70" office:value-type="string" calcext:value-type="string">
              <text:p>N/A</text:p>
            </table:table-cell>
            <table:table-cell table:style-name="ce80" office:value-type="string" calcext:value-type="string">
              <text:p>N/A</text:p>
            </table:table-cell>
            <table:covered-table-cell table:style-name="ce131"/>
            <table:table-cell table:style-name="ce95"/>
            <table:table-cell table:number-columns-repeated="1019"/>
          </table:table-row>
          <table:table-row table:style-name="ro9" table:visibility="collapse">
            <table:table-cell table:style-name="ce52" table:number-columns-spanned="3" table:number-rows-spanned="1"/>
            <table:covered-table-cell table:style-name="ce27"/>
            <table:covered-table-cell table:style-name="ce21"/>
            <table:covered-table-cell table:style-name="ce131"/>
            <table:table-cell table:style-name="ce95"/>
            <table:table-cell table:style-name="ce74" table:number-columns-repeated="2"/>
            <table:table-cell table:style-name="ce98" table:number-columns-repeated="23"/>
            <table:table-cell table:number-columns-repeated="994"/>
          </table:table-row>
          <table:table-row table:style-name="ro9" table:visibility="collapse">
            <table:table-cell table:style-name="ce13" office:value-type="string" calcext:value-type="string" table:number-columns-spanned="3" table:number-rows-spanned="1">
              <text:p>Successful Response when there is a logged in user</text:p>
            </table:table-cell>
            <table:covered-table-cell/>
            <table:covered-table-cell table:style-name="ce22"/>
            <table:covered-table-cell table:style-name="ce131"/>
            <table:table-cell table:style-name="ce95"/>
            <table:table-cell table:style-name="ce74" table:number-columns-repeated="2"/>
            <table:table-cell table:style-name="ce98" table:number-columns-repeated="23"/>
            <table:table-cell table:number-columns-repeated="994"/>
          </table:table-row>
          <table:table-row table:style-name="ro9" table:visibility="collapse">
            <table:table-cell table:style-name="ce14" office:value-type="string" calcext:value-type="string">
              <text:p>Status Code - 200</text:p>
            </table:table-cell>
            <table:table-cell table:style-name="ce25" office:value-type="string" calcext:value-type="string">
              <office:annotation draw:style-name="gr7" draw:text-style-name="P2" svg:width="360.4pt" svg:height="106.47pt" svg:x="244.54pt" svg:y="136.15pt" draw:caption-point-x="-11.54pt" draw:caption-point-y="40.37pt">
                <dc:date>2025-04-14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32" office:value-type="string" calcext:value-type="string">
              <text:p>Notes</text:p>
            </table:table-cell>
            <table:covered-table-cell table:style-name="ce131"/>
            <table:table-cell table:style-name="ce95"/>
            <table:table-cell table:style-name="ce98" table:number-columns-repeated="25"/>
            <table:table-cell table:number-columns-repeated="994"/>
          </table:table-row>
          <table:table-row table:style-name="ro9" table:visibility="collapse">
            <table:table-cell table:style-name="ce15" table:formula="of:=FALSE()" office:value-type="float" office:value="0" calcext:value-type="float">
              <text:p>0</text:p>
            </table:table-cell>
            <table:table-cell table:style-name="ce71" table:formula="of:=FALSE()" office:value-type="float" office:value="0" calcext:value-type="float">
              <text:p>0</text:p>
            </table:table-cell>
            <table:table-cell table:style-name="ce16"/>
            <table:covered-table-cell table:style-name="ce131"/>
            <table:table-cell table:style-name="ce95"/>
            <table:table-cell table:style-name="ce98" table:number-columns-repeated="25"/>
            <table:table-cell table:number-columns-repeated="994"/>
          </table:table-row>
          <table:table-row table:style-name="ro8" table:visibility="collapse">
            <table:table-cell table:style-name="ce53" table:number-columns-spanned="3" table:number-rows-spanned="1"/>
            <table:covered-table-cell table:style-name="ce27"/>
            <table:covered-table-cell table:style-name="ce21"/>
            <table:covered-table-cell table:style-name="ce131"/>
            <table:table-cell table:number-columns-repeated="1020"/>
          </table:table-row>
          <table:table-row table:style-name="ro8" table:visibility="collapse">
            <table:table-cell table:style-name="ce13" office:value-type="string" calcext:value-type="string" table:number-columns-spanned="3" table:number-rows-spanned="1">
              <text:p>Successful Response when there is no logged in user</text:p>
            </table:table-cell>
            <table:covered-table-cell/>
            <table:covered-table-cell table:style-name="ce22"/>
            <table:covered-table-cell table:style-name="ce131"/>
            <table:table-cell table:number-columns-repeated="1020"/>
          </table:table-row>
          <table:table-row table:style-name="ro8" table:visibility="collapse">
            <table:table-cell table:style-name="ce14" office:value-type="string" calcext:value-type="string">
              <text:p>Status Code - 200</text:p>
            </table:table-cell>
            <table:table-cell table:style-name="ce25" office:value-type="string" calcext:value-type="string">
              <office:annotation draw:style-name="gr7" draw:text-style-name="P2" svg:width="360.4pt" svg:height="39.29pt" svg:x="244.54pt" svg:y="169.74pt" draw:caption-point-x="-11.54pt" draw:caption-point-y="6.77pt">
                <dc:date>2025-04-14T00:00:00</dc:date>
                <text:p text:style-name="P1">{</text:p>
                <text:p text:style-name="P1"><text:s text:c="2"/>"user": null</text:p>
                <text:p text:style-name="P1">}</text:p>
              </office:annotation>
              <text:p>Body Matches API Docs</text:p>
            </table:table-cell>
            <table:table-cell table:style-name="ce32" office:value-type="string" calcext:value-type="string">
              <text:p>Notes</text:p>
            </table:table-cell>
            <table:covered-table-cell table:style-name="ce131"/>
            <table:table-cell table:number-columns-repeated="1020"/>
          </table:table-row>
          <table:table-row table:style-name="ro8" table:visibility="collapse">
            <table:table-cell table:style-name="ce54" table:formula="of:=FALSE()" office:value-type="float" office:value="0" calcext:value-type="float">
              <text:p>0</text:p>
            </table:table-cell>
            <table:table-cell table:style-name="ce72" table:formula="of:=FALSE()" office:value-type="float" office:value="0" calcext:value-type="float">
              <text:p>0</text:p>
            </table:table-cell>
            <table:table-cell table:style-name="ce31"/>
            <table:covered-table-cell table:style-name="ce132"/>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1002.22pt" svg:x="0pt" svg:y="-501.08pt" draw:caption-point-x="349.65pt" draw:caption-point-y="677.59pt">
              <dc:date>2025-04-14T00:00:00</dc:date>
              <text:p text:style-name="P1">Logs in a current user with valid credentials and returns the current user's information.</text:p>
            </office:annotation>
            <text:p>Log In a User</text:p>
          </table:table-cell>
          <table:covered-table-cell table:style-name="ce69"/>
          <table:covered-table-cell table:style-name="ce79"/>
          <table:table-cell table:style-name="ce133" table:formula="of:=IF(COUNTIF([.A26:.C38]; 1) = (COUNTIF([.A26:.C38]; 1) + COUNTIF([.A26:.C38];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session</text:p>
            </table:table-cell>
            <table:covered-table-cell table:number-columns-repeated="2"/>
            <table:covered-table-cell table:style-name="ce13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131"/>
            <table:table-cell table:number-columns-repeated="1020"/>
          </table:table-row>
          <table:table-row table:style-name="ro8" table:visibility="collapse">
            <table:table-cell table:style-name="ce58" table:formula="of:=FALSE()" office:value-type="float" office:value="0" calcext:value-type="float">
              <text:p>0</text:p>
            </table:table-cell>
            <table:table-cell table:number-columns-repeated="2" table:style-name="ce74" office:value-type="string" calcext:value-type="string">
              <text:p>N/A</text:p>
            </table:table-cell>
            <table:covered-table-cell table:style-name="ce13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13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06.47pt" svg:x="244.54pt" svg:y="151.88pt" draw:caption-point-x="-11.54pt" draw:caption-point-y="40.39pt">
                <dc:date>2025-04-14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1"/>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3"/>
            <table:covered-table-cell table:style-name="ce13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131"/>
            <table:table-cell table:number-columns-repeated="1020"/>
          </table:table-row>
          <table:table-row table:style-name="ro8" table:visibility="collapse">
            <table:table-cell table:style-name="ce60" office:value-type="string" calcext:value-type="string" table:number-columns-spanned="3" table:number-rows-spanned="1">
              <text:p>Error Response: Invalid credentials</text:p>
            </table:table-cell>
            <table:covered-table-cell/>
            <table:covered-table-cell table:style-name="ce22"/>
            <table:covered-table-cell table:style-name="ce131"/>
            <table:table-cell table:number-columns-repeated="1020"/>
          </table:table-row>
          <table:table-row table:style-name="ro8" table:visibility="collapse">
            <table:table-cell table:style-name="ce57" office:value-type="string" calcext:value-type="string">
              <text:p>Status Code - 401</text:p>
            </table:table-cell>
            <table:table-cell table:style-name="ce73" office:value-type="string" calcext:value-type="string">
              <office:annotation draw:style-name="gr6" draw:text-style-name="P2" svg:width="0.03pt" svg:height="408.78pt" svg:x="0pt" svg:y="-204.35pt" draw:caption-point-x="233.01pt" draw:caption-point-y="396.62pt">
                <dc:date>2025-04-14T00:00:00</dc:date>
                <text:p text:style-name="P1">{</text:p>
                <text:p text:style-name="P1"><text:s text:c="2"/>"message": "Invalid credentials"</text:p>
                <text:p text:style-name="P1">}</text:p>
              </office:annotation>
              <text:p>Body Matches API Docs</text:p>
            </table:table-cell>
            <table:table-cell table:style-name="ce82" office:value-type="string" calcext:value-type="string">
              <text:p>Notes</text:p>
            </table:table-cell>
            <table:covered-table-cell table:style-name="ce131"/>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131"/>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1"/>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84.08pt" svg:x="244.54pt" svg:y="163.08pt" draw:caption-point-x="-11.54pt" draw:caption-point-y="29.2pt">
                <dc:date>2025-04-14T00:00:00</dc:date>
                <text:p text:style-name="P1">{</text:p>
                <text:p text:style-name="P1"><text:s text:c="2"/>"message": "Bad Request", // (or "Validation error" if generated by Sequelize),</text:p>
                <text:p text:style-name="P1"><text:s text:c="2"/>"errors": {</text:p>
                <text:p text:style-name="P1"><text:s text:c="4"/>"credential": "Email or username is required",</text:p>
                <text:p text:style-name="P1"><text:s text:c="4"/>"password": "Password is required"</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1"/>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2"/>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1091.79pt" svg:x="0pt" svg:y="-545.87pt" draw:caption-point-x="349.65pt" draw:caption-point-y="738.14pt">
              <dc:date>2025-04-14T00:00:00</dc:date>
              <text:p text:style-name="P1">Creates a new user, logs them in as the current user, and returns the current user's information.</text:p>
            </office:annotation>
            <text:p>Sign Up a User</text:p>
          </table:table-cell>
          <table:covered-table-cell table:style-name="ce69"/>
          <table:covered-table-cell table:style-name="ce79"/>
          <table:table-cell table:style-name="ce133" table:formula="of:=IF(COUNTIF([.A42:.C54]; 1) = (COUNTIF([.A42:.C54]; 1) + COUNTIF([.A42:.C54];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56" office:value-type="string" calcext:value-type="string" table:number-columns-spanned="3" table:number-rows-spanned="1">
              <text:p>POST /api/users</text:p>
            </table:table-cell>
            <table:covered-table-cell table:number-columns-repeated="2"/>
            <table:covered-table-cell table:style-name="ce131"/>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73" office:value-type="string" calcext:value-type="string">
              <text:p>Authorization</text:p>
            </table:table-cell>
            <table:covered-table-cell table:style-name="ce131"/>
            <table:table-cell table:number-columns-repeated="1020"/>
          </table:table-row>
          <table:table-row table:style-name="ro8" table:visibility="collapse">
            <table:table-cell table:style-name="ce58" table:formula="of:=FALSE()" office:value-type="float" office:value="0" calcext:value-type="float">
              <text:p>0</text:p>
            </table:table-cell>
            <table:table-cell table:number-columns-repeated="2" table:style-name="ce74" office:value-type="string" calcext:value-type="string">
              <text:p>N/A</text:p>
            </table:table-cell>
            <table:covered-table-cell table:style-name="ce131"/>
            <table:table-cell table:number-columns-repeated="1020"/>
          </table:table-row>
          <table:table-row table:style-name="ro8" table:visibility="collapse">
            <table:table-cell table:style-name="ce59" table:number-columns-spanned="3" table:number-rows-spanned="1"/>
            <table:covered-table-cell table:number-columns-repeated="2" table:style-name="ce75"/>
            <table:covered-table-cell table:style-name="ce131"/>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1"/>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06.47pt" svg:x="244.54pt" svg:y="167.64pt" draw:caption-point-x="-11.54pt" draw:caption-point-y="40.37pt">
                <dc:date>2025-04-14T00:00:00</dc:date>
                <text:p text:style-name="P1">{</text:p>
                <text:p text:style-name="P1"><text:s text:c="2"/>"user": {</text:p>
                <text:p text:style-name="P1"><text:s text:c="4"/>"id": 1,</text:p>
                <text:p text:style-name="P1"><text:s text:c="4"/>"firstName": "John",</text:p>
                <text:p text:style-name="P1"><text:s text:c="4"/>"lastName": "Smith",</text:p>
                <text:p text:style-name="P1"><text:s text:c="4"/>"email": "john.smith@gmail.com",</text:p>
                <text:p text:style-name="P1"><text:s text:c="4"/>"username": "JohnSmith"</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1"/>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3"/>
            <table:covered-table-cell table:style-name="ce13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131"/>
            <table:table-cell table:number-columns-repeated="1020"/>
          </table:table-row>
          <table:table-row table:style-name="ro8" table:visibility="collapse">
            <table:table-cell table:style-name="ce60" office:value-type="string" calcext:value-type="string" table:number-columns-spanned="3" table:number-rows-spanned="1">
              <text:p>Error response: User already exists with the specified email</text:p>
            </table:table-cell>
            <table:covered-table-cell/>
            <table:covered-table-cell table:style-name="ce22"/>
            <table:covered-table-cell table:style-name="ce131"/>
            <table:table-cell table:number-columns-repeated="1020"/>
          </table:table-row>
          <table:table-row table:style-name="ro8" table:visibility="collapse">
            <table:table-cell table:style-name="ce57" office:value-type="string" calcext:value-type="string">
              <text:p>Status Code - 500</text:p>
            </table:table-cell>
            <table:table-cell table:style-name="ce73" office:value-type="string" calcext:value-type="string">
              <office:annotation draw:style-name="gr7" draw:text-style-name="P2" svg:width="360.4pt" svg:height="84.08pt" svg:x="244.54pt" svg:y="178.84pt" draw:caption-point-x="-11.54pt" draw:caption-point-y="29.17pt">
                <dc:date>2025-04-14T00:00:00</dc:date>
                <text:p text:style-name="P1">{</text:p>
                <text:p text:style-name="P1"><text:s text:c="2"/>"message": "User already exists",</text:p>
                <text:p text:style-name="P1"><text:s text:c="2"/>"errors": {</text:p>
                <text:p text:style-name="P1"><text:s text:c="4"/>"email": "User with that email already exists",</text:p>
                <text:p text:style-name="P1"><text:s text:c="3"/>"username": "User with that username already exists"</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1"/>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1"/>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131"/>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1"/>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3" draw:text-style-name="P2" svg:width="360.4pt" svg:height="106.47pt" svg:x="244.54pt" svg:y="175.52pt" draw:caption-point-x="-11.54pt" draw:caption-point-y="32.49pt">
                <dc:date>2025-04-14T00:00:00</dc:date>
                <text:p text:style-name="P1">{</text:p>
                <text:p text:style-name="P1"><text:s text:c="2"/>"message": "Bad Request", // (or "Validation error" if generated by Sequelize),</text:p>
                <text:p text:style-name="P1"><text:s text:c="2"/>"errors": {</text:p>
                <text:p text:style-name="P1"><text:s text:c="4"/>"email": "Invalid email",</text:p>
                <text:p text:style-name="P1"><text:s text:c="4"/>"username": "Username is required",</text:p>
                <text:p text:style-name="P1"><text:s text:c="4"/>"firstName": "First Name is required",</text:p>
                <text:p text:style-name="P1"><text:s text:c="4"/>"lastName": "Last Name is required"</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1"/>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3"/>
            <table:covered-table-cell table:style-name="ce132"/>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263.23pt" svg:x="0pt" svg:y="-131.58pt" draw:caption-point-x="349.65pt" draw:caption-point-y="339.59pt">
              <dc:date>2025-04-14T00:00:00</dc:date>
              <text:p text:style-name="P1">Returns all the groups.</text:p>
            </office:annotation>
            <text:p>Get all Groups</text:p>
          </table:table-cell>
          <table:covered-table-cell table:style-name="ce69"/>
          <table:covered-table-cell table:style-name="ce79"/>
          <table:table-cell table:style-name="ce134" table:formula="of:=IF(COUNTIF([.A58:.C62]; 1) = (COUNTIF([.A58:.C62]; 1) + COUNTIF([.A58:.C62];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text:p>Authorization</text:p>
            </table:table-cell>
            <table:covered-table-cell table:style-name="ce135"/>
            <table:table-cell table:number-columns-repeated="1020"/>
          </table:table-row>
          <table:table-row table:style-name="ro8" table:visibility="collapse">
            <table:table-cell table:style-name="ce103" table:formula="of:=FALSE()" office:value-type="float" office:value="0" calcext:value-type="float">
              <text:p>0</text:p>
            </table:table-cell>
            <table:table-cell table:style-name="ce74" office:value-type="string" calcext:value-type="string">
              <text:p>N/A</text:p>
            </table:table-cell>
            <table:table-cell table:style-name="ce83" office:value-type="string" calcext:value-type="string">
              <text:p>N/A</text:p>
            </table:table-cell>
            <table:covered-table-cell table:style-name="ce135"/>
            <table:table-cell table:number-columns-repeated="1020"/>
          </table:table-row>
          <table:table-row table:style-name="ro8" table:visibility="collapse">
            <table:table-cell table:style-name="ce104" table:number-columns-spanned="3" table:number-rows-spanned="1"/>
            <table:covered-table-cell/>
            <table:covered-table-cell table:style-name="ce22"/>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4" draw:text-style-name="P2" svg:width="360.4pt" svg:height="218.44pt" svg:x="244.54pt" svg:y="135.27pt" draw:caption-point-x="-11.54pt" draw:caption-point-y="88.5pt">
                <dc:date>2025-04-14T00:00:00</dc:date>
                <text:p text:style-name="P1">{</text:p>
                <text:p text:style-name="P1"><text:s text:c="2"/>"Groups": [</text:p>
                <text:p text:style-name="P1"><text:s text:c="4"/>{</text:p>
                <text:p text:style-name="P1"><text:s text:c="6"/>"id": 1,</text:p>
                <text:p text:style-name="P1"><text:s text:c="6"/>"organizerId": 1,</text:p>
                <text:p text:style-name="P1"><text:s text:c="6"/>"name": "Evening Tennis on the Water",</text:p>
                <text:p text:style-name="P1"><text:s text:c="6"/>"about": "Enjoy rounds of tennis with a tight-nit group of people on the water facing the Brooklyn Bridge. Singles or doubles.",</text:p>
                <text:p text:style-name="P1"><text:s text:c="6"/>"type": "In person",</text:p>
                <text:p text:style-name="P1"><text:s text:c="6"/>"private": true,</text:p>
                <text:p text:style-name="P1"><text:s text:c="6"/>"city": "New York",</text:p>
                <text:p text:style-name="P1"><text:s text:c="6"/>"state": "NY",</text:p>
                <text:p text:style-name="P1"><text:s text:c="6"/>"createdAt": "2021-11-19 20:39:36",</text:p>
                <text:p text:style-name="P1"><text:s text:c="6"/>"updatedAt": "2021-11-19 20:39:36",</text:p>
                <text:p text:style-name="P1"><text:s text:c="6"/>"numMembers": 10,</text:p>
                <text:p text:style-name="P1"><text:s text:c="6"/>"previewImage": "image url",</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6"/>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263.23pt" svg:x="0pt" svg:y="-131.58pt" draw:caption-point-x="349.65pt" draw:caption-point-y="355.35pt">
              <dc:date>2025-04-14T00:00:00</dc:date>
              <text:p text:style-name="P1">Returns all the groups.</text:p>
            </office:annotation>
            <text:p>Get all Groups joined or organized by the Current User</text:p>
          </table:table-cell>
          <table:covered-table-cell table:style-name="ce69"/>
          <table:covered-table-cell table:style-name="ce79"/>
          <table:table-cell table:style-name="ce134" table:formula="of:=IF(COUNTIF([.A66:.C70]; 1) = (COUNTIF([.A66:.C70]; 1) + COUNTIF([.A66:.C70];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current</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text:p>Authorization</text:p>
            </table:table-cell>
            <table:covered-table-cell table:style-name="ce135"/>
            <table:table-cell table:number-columns-repeated="1020"/>
          </table:table-row>
          <table:table-row table:style-name="ro8" table:visibility="collapse">
            <table:table-cell table:style-name="ce103" table:formula="of:=FALSE()" office:value-type="float" office:value="0" calcext:value-type="float">
              <text:p>0</text:p>
            </table:table-cell>
            <table:table-cell table:style-name="ce98" table:formula="of:=FALSE()" office:value-type="float" office:value="0" calcext:value-type="float">
              <text:p>0</text:p>
            </table:table-cell>
            <table:table-cell table:style-name="ce83" office:value-type="string" calcext:value-type="string">
              <text:p>N/A</text:p>
            </table:table-cell>
            <table:covered-table-cell table:style-name="ce135"/>
            <table:table-cell table:number-columns-repeated="1020"/>
          </table:table-row>
          <table:table-row table:style-name="ro8" table:visibility="collapse">
            <table:table-cell table:style-name="ce104" table:number-columns-spanned="3" table:number-rows-spanned="1"/>
            <table:covered-table-cell/>
            <table:covered-table-cell table:style-name="ce22"/>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4" draw:text-style-name="P2" svg:width="360.4pt" svg:height="218.44pt" svg:x="244.54pt" svg:y="151.03pt" draw:caption-point-x="-11.54pt" draw:caption-point-y="88.5pt">
                <dc:date>2025-04-14T00:00:00</dc:date>
                <text:p text:style-name="P1">{</text:p>
                <text:p text:style-name="P1"><text:s text:c="2"/>"Groups": [</text:p>
                <text:p text:style-name="P1"><text:s text:c="4"/>{</text:p>
                <text:p text:style-name="P1"><text:s text:c="6"/>"id": 1,</text:p>
                <text:p text:style-name="P1"><text:s text:c="6"/>"organizerId": 1,</text:p>
                <text:p text:style-name="P1"><text:s text:c="6"/>"name": "Evening Tennis on the Water",</text:p>
                <text:p text:style-name="P1"><text:s text:c="6"/>"about": "Enjoy rounds of tennis with a tight-nit group of people on the water facing the Brooklyn Bridge. Singles or doubles.",</text:p>
                <text:p text:style-name="P1"><text:s text:c="6"/>"type": "In person",</text:p>
                <text:p text:style-name="P1"><text:s text:c="6"/>"private": true,</text:p>
                <text:p text:style-name="P1"><text:s text:c="6"/>"city": "New York",</text:p>
                <text:p text:style-name="P1"><text:s text:c="6"/>"state": "NY",</text:p>
                <text:p text:style-name="P1"><text:s text:c="6"/>"createdAt": "2021-11-19 20:39:36",</text:p>
                <text:p text:style-name="P1"><text:s text:c="6"/>"updatedAt": "2021-11-19 20:39:36",</text:p>
                <text:p text:style-name="P1"><text:s text:c="6"/>"numMembers": 10,</text:p>
                <text:p text:style-name="P1"><text:s text:c="6"/>"previewImage": "image url",</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6"/>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76.74pt" svg:x="0pt" svg:y="-288.34pt" draw:caption-point-x="349.65pt" draw:caption-point-y="527.87pt">
              <dc:date>2025-04-14T00:00:00</dc:date>
              <text:p text:style-name="P1">Returns the details of a group specified by its id.</text:p>
            </office:annotation>
            <text:p>Get details of a Group from an id</text:p>
          </table:table-cell>
          <table:covered-table-cell table:style-name="ce69"/>
          <table:covered-table-cell table:style-name="ce79"/>
          <table:table-cell table:style-name="ce137" table:formula="of:=IF(COUNTIF([.A74:.C82]; 1) = (COUNTIF([.A74:.C82]; 1) + COUNTIF([.A74:.C82];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office:value-type="string" calcext:value-type="string">
              <text:p>N/A</text:p>
            </table:table-cell>
            <table:table-cell table:style-name="ce125" office:value-type="string" calcext:value-type="string">
              <text:p>N/A</text:p>
            </table:table-cell>
            <table:covered-table-cell table:style-name="ce135"/>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475.97pt" svg:x="244.54pt" svg:y="45.89pt" draw:caption-point-x="-11.54pt" draw:caption-point-y="209.37pt">
                <dc:date>2025-04-14T00:00:00</dc:date>
                <text:p text:style-name="P1">{</text:p>
                <text:p text:style-name="P1"><text:s text:c="2"/>"id": 1,</text:p>
                <text:p text:style-name="P1"><text:s text:c="2"/>"organizerId": 1,</text:p>
                <text:p text:style-name="P1"><text:s text:c="2"/>"name": "Evening Tennis on the Water",</text:p>
                <text:p text:style-name="P1"><text:s text:c="2"/>"about": "Enjoy rounds of tennis with a tight-nit group of people on the water facing the Brooklyn Bridge. Singles or doubles.",</text:p>
                <text:p text:style-name="P1"><text:s text:c="2"/>"type": "In person",</text:p>
                <text:p text:style-name="P1"><text:s text:c="2"/>"private": true,</text:p>
                <text:p text:style-name="P1"><text:s text:c="2"/>"city": "New York",</text:p>
                <text:p text:style-name="P1"><text:s text:c="2"/>"state": "NY",</text:p>
                <text:p text:style-name="P1"><text:s text:c="2"/>"createdAt": "2021-11-19 20:39:36",</text:p>
                <text:p text:style-name="P1"><text:s text:c="2"/>"updatedAt": "2021-11-19 20:39:36",</text:p>
                <text:p text:style-name="P1"><text:s text:c="2"/>"numMembers": 10,</text:p>
                <text:p text:style-name="P1"><text:s text:c="2"/>"GroupImages": [</text:p>
                <text:p text:style-name="P1"><text:s text:c="4"/>{</text:p>
                <text:p text:style-name="P1"><text:s text:c="6"/>"id": 1,</text:p>
                <text:p text:style-name="P1"><text:s text:c="6"/>"url": "image url",</text:p>
                <text:p text:style-name="P1"><text:s text:c="6"/>"preview": true</text:p>
                <text:p text:style-name="P1"><text:s text:c="4"/>},</text:p>
                <text:p text:style-name="P1"><text:s text:c="4"/>{</text:p>
                <text:p text:style-name="P1"><text:s text:c="6"/>"id": 2,</text:p>
                <text:p text:style-name="P1"><text:s text:c="6"/>"url": "image url",</text:p>
                <text:p text:style-name="P1"><text:s text:c="6"/>"preview": false</text:p>
                <text:p text:style-name="P1"><text:s text:c="4"/>}</text:p>
                <text:p text:style-name="P1"><text:s text:c="2"/>],</text:p>
                <text:p text:style-name="P1"><text:s text:c="2"/>"Organizer": {</text:p>
                <text:p text:style-name="P1"><text:s text:c="4"/>"id": 1,</text:p>
                <text:p text:style-name="P1"><text:s text:c="4"/>"firstName": "John",</text:p>
                <text:p text:style-name="P1"><text:s text:c="4"/>"lastName": "Smith"</text:p>
                <text:p text:style-name="P1"><text:s text:c="2"/>},</text:p>
                <text:p text:style-name="P1"><text:s text:c="2"/>"Venues": [</text:p>
                <text:p text:style-name="P1"><text:s text:c="4"/>{</text:p>
                <text:p text:style-name="P1"><text:s text:c="6"/>"id": 1,</text:p>
                <text:p text:style-name="P1"><text:s text:c="6"/>"groupId": 1,</text:p>
                <text:p text:style-name="P1"><text:s text:c="6"/>"address": "123 Disney Lane",</text:p>
                <text:p text:style-name="P1"><text:s text:c="6"/>"city": "New York",</text:p>
                <text:p text:style-name="P1"><text:s text:c="6"/>"state": "NY",</text:p>
                <text:p text:style-name="P1"><text:s text:c="6"/>"lat": 37.7645358,</text:p>
                <text:p text:style-name="P1"><text:s text:c="6"/>"lng": -122.4730327</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248.49pt" draw:caption-point-x="-11.54pt" draw:caption-point-y="6.77pt">
                <dc:date>2025-04-14T00:00:00</dc:date>
                <text:p text:style-name="P1">{</text:p>
                <text:p text:style-name="P1"><text:s text:c="2"/>"message": "Group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364pt" svg:x="0pt" svg:y="-181.96pt" draw:caption-point-x="349.65pt" draw:caption-point-y="437.22pt">
              <dc:date>2025-04-14T00:00:00</dc:date>
              <text:p text:style-name="P1">Creates and returns a new group.</text:p>
            </office:annotation>
            <text:p>Create a Group</text:p>
          </table:table-cell>
          <table:covered-table-cell table:style-name="ce69"/>
          <table:covered-table-cell table:style-name="ce79"/>
          <table:table-cell table:style-name="ce137" table:formula="of:=IF(COUNTIF([.A86:.C94]; 1) = (COUNTIF([.A86:.C94]; 1) + COUNTIF([.A86:.C94];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group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office:value-type="string" calcext:value-type="string">
              <text:p>N/A</text:p>
            </table:table-cell>
            <table:covered-table-cell table:style-name="ce135"/>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1</text:p>
            </table:table-cell>
            <table:table-cell table:style-name="ce73" office:value-type="string" calcext:value-type="string">
              <office:annotation draw:style-name="gr7" draw:text-style-name="P2" svg:width="360.4pt" svg:height="151.26pt" svg:x="244.54pt" svg:y="208.26pt" draw:caption-point-x="-11.54pt" draw:caption-point-y="62.76pt">
                <dc:date>2025-04-14T00:00:00</dc:date>
                <text:p text:style-name="P1">{</text:p>
                <text:p text:style-name="P1"><text:s text:c="2"/>"id": 1,</text:p>
                <text:p text:style-name="P1"><text:s text:c="2"/>"organizerId": 1,</text:p>
                <text:p text:style-name="P1"><text:s text:c="2"/>"name": "Evening Tennis on the Water",</text:p>
                <text:p text:style-name="P1"><text:s text:c="2"/>"about": "Enjoy rounds of tennis with a tight-nit group of people on the water facing the Brooklyn Bridge. Singles or doubles.",</text:p>
                <text:p text:style-name="P1"><text:s text:c="2"/>"type": "In person",</text:p>
                <text:p text:style-name="P1"><text:s text:c="2"/>"private": true,</text:p>
                <text:p text:style-name="P1"><text:s text:c="2"/>"city": "New York",</text:p>
                <text:p text:style-name="P1"><text:s text:c="2"/>"state": "NY",</text:p>
                <text:p text:style-name="P1"><text:s text:c="2"/>"createdAt": "2021-11-19 20:39:36",</text:p>
                <text:p text:style-name="P1"><text:s text:c="2"/>"updatedAt": "2021-11-19 20:39:36"</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128.86pt" svg:x="244.54pt" svg:y="219.46pt" draw:caption-point-x="-11.54pt" draw:caption-point-y="51.56pt">
                <dc:date>2025-04-14T00:00:00</dc:date>
                <text:p text:style-name="P1">{</text:p>
                <text:p text:style-name="P1"><text:s text:c="2"/>"message": "Bad Request", // (or "Validation error" if generated by Sequelize),</text:p>
                <text:p text:style-name="P1"><text:s text:c="2"/>"errors": {</text:p>
                <text:p text:style-name="P1"><text:s text:c="4"/>"name": "Name must be 60 characters or less",</text:p>
                <text:p text:style-name="P1"><text:s text:c="4"/>"about": "About must be 50 characters or more",</text:p>
                <text:p text:style-name="P1"><text:s text:c="4"/>"type": "Type must be 'Online' or 'In person'",</text:p>
                <text:p text:style-name="P1"><text:s text:c="4"/>"private": "Private must be a boolean",</text:p>
                <text:p text:style-name="P1"><text:s text:c="4"/>"city": "City is required",</text:p>
                <text:p text:style-name="P1"><text:s text:c="4"/>"state": "State is required",</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655.11pt" svg:x="0pt" svg:y="-327.51pt" draw:caption-point-x="349.65pt" draw:caption-point-y="598.54pt">
              <dc:date>2025-04-14T00:00:00</dc:date>
              <text:p text:style-name="P1">Create and return a new image for a group specified by id.</text:p>
            </office:annotation>
            <text:p>Add an Image to a Group based on the Group's id</text:p>
          </table:table-cell>
          <table:covered-table-cell table:style-name="ce69"/>
          <table:covered-table-cell table:style-name="ce79"/>
          <table:table-cell table:style-name="ce137" table:formula="of:=IF(COUNTIF([.A98:.C106]; 1) = (COUNTIF([.A98:.C106]; 1) + COUNTIF([.A98:.C106];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groups/:groupId/image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879.05pt" svg:x="0pt" svg:y="-439.48pt" draw:caption-point-x="349.65pt" draw:caption-point-y="726.26pt">
                <dc:date>2025-04-14T00:00:00</dc:date>
                <text:p text:style-name="P1">Require proper authorization: Current User must be the organizer for the group</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61.68pt" svg:x="244.54pt" svg:y="268.78pt" draw:caption-point-x="-11.54pt" draw:caption-point-y="18pt">
                <dc:date>2025-04-14T00:00:00</dc:date>
                <text:p text:style-name="P1">{</text:p>
                <text:p text:style-name="P1"><text:s text:c="2"/>"id": 1,</text:p>
                <text:p text:style-name="P1"><text:s text:c="2"/>"url": "image url",</text:p>
                <text:p text:style-name="P1"><text:s text:c="2"/>"preview": true</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7"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279.98pt" draw:caption-point-x="-11.54pt" draw:caption-point-y="6.8pt">
                <dc:date>2025-04-14T00:00:00</dc:date>
                <text:p text:style-name="P1">{</text:p>
                <text:p text:style-name="P1"><text:s text:c="2"/>"message": "Group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431.18pt" svg:x="0pt" svg:y="-215.55pt" draw:caption-point-x="349.65pt" draw:caption-point-y="502.33pt">
              <dc:date>2025-04-14T00:00:00</dc:date>
              <text:p text:style-name="P1">Updates and returns an existing group.</text:p>
            </office:annotation>
            <text:p>Edit a Group</text:p>
          </table:table-cell>
          <table:covered-table-cell table:style-name="ce69"/>
          <table:covered-table-cell table:style-name="ce79"/>
          <table:table-cell table:style-name="ce138" table:formula="of:=IF(COUNTIF([.A110:.C122]; 1) = (COUNTIF([.A110:.C122]; 1) + COUNTIF([.A110:.C122];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groups/:group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767.08pt" svg:x="0pt" svg:y="-383.5pt" draw:caption-point-x="349.65pt" draw:caption-point-y="686.01pt">
                <dc:date>2025-04-14T00:00:00</dc:date>
                <text:p text:style-name="P1">Require proper authorization: Group must belong to the current user.</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51.26pt" svg:x="244.54pt" svg:y="239.75pt" draw:caption-point-x="-11.54pt" draw:caption-point-y="62.76pt">
                <dc:date>2025-04-14T00:00:00</dc:date>
                <text:p text:style-name="P1">{</text:p>
                <text:p text:style-name="P1"><text:s text:c="2"/>"id": 1,</text:p>
                <text:p text:style-name="P1"><text:s text:c="2"/>"organizerId": 1,</text:p>
                <text:p text:style-name="P1"><text:s text:c="2"/>"name": "Evening Tennis on the Water",</text:p>
                <text:p text:style-name="P1"><text:s text:c="2"/>"about": "Enjoy rounds of tennis with a tight-nit group of people on the water facing the Brooklyn Bridge. Singles or doubles.",</text:p>
                <text:p text:style-name="P1"><text:s text:c="2"/>"type": "In person",</text:p>
                <text:p text:style-name="P1"><text:s text:c="2"/>"private": true,</text:p>
                <text:p text:style-name="P1"><text:s text:c="2"/>"city": "New York",</text:p>
                <text:p text:style-name="P1"><text:s text:c="2"/>"state": "NY",</text:p>
                <text:p text:style-name="P1"><text:s text:c="2"/>"createdAt": "2021-11-19 20:39:36",</text:p>
                <text:p text:style-name="P1"><text:s text:c="2"/>"updatedAt": "2021-11-20 10:06:40"</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128.86pt" svg:x="244.54pt" svg:y="250.95pt" draw:caption-point-x="-11.54pt" draw:caption-point-y="51.56pt">
                <dc:date>2025-04-14T00:00:00</dc:date>
                <text:p text:style-name="P1">{</text:p>
                <text:p text:style-name="P1"><text:s text:c="2"/>"message": "Bad Request", // (or "Validation error" if generated by Sequelize),</text:p>
                <text:p text:style-name="P1"><text:s text:c="2"/>"errors": {</text:p>
                <text:p text:style-name="P1"><text:s text:c="4"/>"name": "Name must be 60 characters or less",</text:p>
                <text:p text:style-name="P1"><text:s text:c="4"/>"about": "About must be 50 characters or more",</text:p>
                <text:p text:style-name="P1"><text:s text:c="4"/>"type": "Type must be 'Online' or 'In person'",</text:p>
                <text:p text:style-name="P1"><text:s text:c="4"/>"private": "Private must be a boolean",</text:p>
                <text:p text:style-name="P1"><text:s text:c="4"/>"city": "City is required",</text:p>
                <text:p text:style-name="P1"><text:s text:c="4"/>"state": "State is required",</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295.74pt" draw:caption-point-x="-11.54pt" draw:caption-point-y="6.77pt">
                <dc:date>2025-04-14T00:00:00</dc:date>
                <text:p text:style-name="P1">{</text:p>
                <text:p text:style-name="P1"><text:s text:c="2"/>"message": "Group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296.82pt" svg:x="0pt" svg:y="-148.37pt" draw:caption-point-x="349.65pt" draw:caption-point-y="450.88pt">
              <dc:date>2025-04-14T00:00:00</dc:date>
              <text:p text:style-name="P1">Deletes an existing group.</text:p>
            </office:annotation>
            <text:p>Delete a Group</text:p>
          </table:table-cell>
          <table:covered-table-cell table:style-name="ce69"/>
          <table:covered-table-cell table:style-name="ce79"/>
          <table:table-cell table:style-name="ce137" table:formula="of:=IF(COUNTIF([.A126:.C134]; 1) = (COUNTIF([.A126:.C134]; 1) + COUNTIF([.A126:.C134];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groups/:group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755.89pt" svg:x="0pt" svg:y="-377.91pt" draw:caption-point-x="349.65pt" draw:caption-point-y="696.19pt">
                <dc:date>2025-04-14T00:00:00</dc:date>
                <text:p text:style-name="P1">Require proper authorization: Group must belong to the current user</text:p>
              </office:annotation>
              <text:p>Authorization</text:p>
            </table:table-cell>
            <table:covered-table-cell table:style-name="ce135"/>
            <table:table-cell table:number-columns-repeated="1020"/>
          </table:table-row>
          <table:table-row table:style-name="ro8" table:visibility="collapse">
            <table:table-cell table:style-name="ce109" table:formula="of:=FALSE()" office:value-type="float" office:value="0" calcext:value-type="float">
              <text:p>0</text:p>
            </table:table-cell>
            <table:table-cell table:style-name="ce120" table:formula="of:=FALSE()" office:value-type="float" office:value="0" calcext:value-type="float">
              <text:p>0</text:p>
            </table:table-cell>
            <table:table-cell table:style-name="ce126"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10"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528.24pt">
                <dc:date>2025-04-14T00:00:00</dc:date>
                <text:p text:style-name="P1">{</text:p>
                <text:p text:style-name="P1"><text:s text:c="2"/>"message": "Successfully delete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9" table:formula="of:=FALSE()" office:value-type="float" office:value="0" calcext:value-type="float">
              <text:p>0</text:p>
            </table:table-cell>
            <table:table-cell table:style-name="ce120" table:formula="of:=FALSE()" office:value-type="float" office:value="0" calcext:value-type="float">
              <text:p>0</text:p>
            </table:table-cell>
            <table:table-cell table:style-name="ce126"/>
            <table:covered-table-cell table:style-name="ce135"/>
            <table:table-cell table:number-columns-repeated="1020"/>
          </table:table-row>
          <table:table-row table:style-name="ro8" table:visibility="collapse">
            <table:table-cell table:style-name="ce110"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311.47pt" draw:caption-point-x="-11.54pt" draw:caption-point-y="6.8pt">
                <dc:date>2025-04-14T00:00:00</dc:date>
                <text:p text:style-name="P1">{</text:p>
                <text:p text:style-name="P1"><text:s text:c="2"/>"message": "Group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5" table:formula="of:=FALSE()" office:value-type="float" office:value="0" calcext:value-type="float">
              <text:p>0</text:p>
            </table:table-cell>
            <table:table-cell table:style-name="ce118" table:formula="of:=FALSE()" office:value-type="float" office:value="0" calcext:value-type="float">
              <text:p>0</text:p>
            </table:table-cell>
            <table:table-cell table:style-name="ce124"/>
            <table:covered-table-cell table:style-name="ce136"/>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65.54pt" svg:x="0pt" svg:y="-282.73pt" draw:caption-point-x="349.65pt" draw:caption-point-y="601pt">
              <dc:date>2025-04-14T00:00:00</dc:date>
              <text:p text:style-name="P1">Returns all venues for a group specified by its id</text:p>
            </office:annotation>
            <text:p>Get All Venues for a Group specified by its id</text:p>
          </table:table-cell>
          <table:covered-table-cell table:style-name="ce69"/>
          <table:covered-table-cell table:style-name="ce79"/>
          <table:table-cell table:style-name="ce137" table:formula="of:=IF(COUNTIF([.A138:.C146]; 1) = (COUNTIF([.A138:.C146]; 1) + COUNTIF([.A138:.C146];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venue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1382.91pt" svg:x="0pt" svg:y="-691.43pt" draw:caption-point-x="349.65pt" draw:caption-point-y="1025.43pt">
                <dc:date>2025-04-14T00:00:00</dc:date>
                <text:p text:style-name="P1">Require Authentication: Current User must be the organizer of the group or a member of the group with a status of "co-host"</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51.26pt" svg:x="244.54pt" svg:y="271.25pt" draw:caption-point-x="-11.54pt" draw:caption-point-y="62.76pt">
                <dc:date>2025-04-14T00:00:00</dc:date>
                <text:p text:style-name="P1">{</text:p>
                <text:p text:style-name="P1"><text:s text:c="2"/>"Venues": [</text:p>
                <text:p text:style-name="P1"><text:s text:c="4"/>{</text:p>
                <text:p text:style-name="P1"><text:s text:c="6"/>"id": 1,</text:p>
                <text:p text:style-name="P1"><text:s text:c="6"/>"groupId": 1,</text:p>
                <text:p text:style-name="P1"><text:s text:c="6"/>"address": "123 Disney Lane",</text:p>
                <text:p text:style-name="P1"><text:s text:c="6"/>"city": "New York",</text:p>
                <text:p text:style-name="P1"><text:s text:c="6"/>"state": "NY",</text:p>
                <text:p text:style-name="P1"><text:s text:c="6"/>"lat": 37.7645358,</text:p>
                <text:p text:style-name="P1"><text:s text:c="6"/>"lng": -122.4730327,</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327.23pt" draw:caption-point-x="-11.54pt" draw:caption-point-y="6.77pt">
                <dc:date>2025-04-14T00:00:00</dc:date>
                <text:p text:style-name="P1">{</text:p>
                <text:p text:style-name="P1"><text:s text:c="2"/>"message": "Group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711.1pt" svg:x="0pt" svg:y="-355.52pt" draw:caption-point-x="349.65pt" draw:caption-point-y="689.53pt">
              <dc:date>2025-04-14T00:00:00</dc:date>
              <text:p text:style-name="P1">Creates and returns a new venue for a group specified by its id</text:p>
            </office:annotation>
            <text:p>Create a new Venue for a Group specified by its id</text:p>
          </table:table-cell>
          <table:covered-table-cell table:style-name="ce69"/>
          <table:covered-table-cell table:style-name="ce79"/>
          <table:table-cell table:style-name="ce138" table:formula="of:=IF(COUNTIF([.A150:.C162]; 1) = (COUNTIF([.A150:.C162]; 1) + COUNTIF([.A150:.C162];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groups/:groupId/venue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1382.91pt" svg:x="0pt" svg:y="-691.43pt" draw:caption-point-x="349.65pt" draw:caption-point-y="1041.19pt">
                <dc:date>2025-04-14T00:00:00</dc:date>
                <text:p text:style-name="P1">Require Authentication: Current User must be the organizer of the group or a member of the group with a status of "co-host"</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06.47pt" svg:x="244.54pt" svg:y="309.4pt" draw:caption-point-x="-11.54pt" draw:caption-point-y="40.37pt">
                <dc:date>2025-04-14T00:00:00</dc:date>
                <text:p text:style-name="P1">{</text:p>
                <text:p text:style-name="P1"><text:s text:c="2"/>"id": 1,</text:p>
                <text:p text:style-name="P1"><text:s text:c="2"/>"groupId": 1,</text:p>
                <text:p text:style-name="P1"><text:s text:c="2"/>"address": "123 Disney Lane",</text:p>
                <text:p text:style-name="P1"><text:s text:c="2"/>"city": "New York",</text:p>
                <text:p text:style-name="P1"><text:s text:c="2"/>"state": "NY",</text:p>
                <text:p text:style-name="P1"><text:s text:c="2"/>"lat": 37.7645358,</text:p>
                <text:p text:style-name="P1"><text:s text:c="2"/>"lng": -122.4730327,</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576.51pt">
                <dc:date>2025-04-14T00:00:00</dc:date>
                <text:p text:style-name="P1">{</text:p>
                <text:p text:style-name="P1"><text:s text:c="2"/>"message": "Group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117.67pt" svg:x="244.54pt" svg:y="303.82pt" draw:caption-point-x="-11.54pt" draw:caption-point-y="45.95pt">
                <dc:date>2025-04-14T00:00:00</dc:date>
                <text:p text:style-name="P1">{</text:p>
                <text:p text:style-name="P1"><text:s text:c="2"/>"message": "Bad Request", // (or "Validation error" if generated by Sequelize),</text:p>
                <text:p text:style-name="P1"><text:s text:c="2"/>"errors": {</text:p>
                <text:p text:style-name="P1"><text:s text:c="4"/>"address": "Street address is required",</text:p>
                <text:p text:style-name="P1"><text:s text:c="4"/>"city": "City is required",</text:p>
                <text:p text:style-name="P1"><text:s text:c="4"/>"state": "State is required",</text:p>
                <text:p text:style-name="P1"><text:s text:c="4"/>"lat": "Latitude is not valid",</text:p>
                <text:p text:style-name="P1"><text:s text:c="4"/>"lng": "Longitude is not valid",</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408.78pt" svg:x="0pt" svg:y="-204.35pt" draw:caption-point-x="349.65pt" draw:caption-point-y="554.12pt">
              <dc:date>2025-04-14T00:00:00</dc:date>
              <text:p text:style-name="P1">Edit a new venue specified by its id</text:p>
            </office:annotation>
            <text:p>Edit a Venue specified by its id</text:p>
          </table:table-cell>
          <table:covered-table-cell table:style-name="ce69"/>
          <table:covered-table-cell table:style-name="ce79"/>
          <table:table-cell table:style-name="ce138" table:formula="of:=IF(COUNTIF([.A166:.C178]; 1) = (COUNTIF([.A166:.C178]; 1) + COUNTIF([.A166:.C178];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venues/:venue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1382.91pt" svg:x="0pt" svg:y="-691.43pt" draw:caption-point-x="349.65pt" draw:caption-point-y="1056.95pt">
                <dc:date>2025-04-14T00:00:00</dc:date>
                <text:p text:style-name="P1">Require Authentication: Current User must be the organizer of the group or a member of the group with a status of "co-host"</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106.47pt" svg:x="244.54pt" svg:y="325.13pt" draw:caption-point-x="-11.54pt" draw:caption-point-y="40.39pt">
                <dc:date>2025-04-14T00:00:00</dc:date>
                <text:p text:style-name="P1">{</text:p>
                <text:p text:style-name="P1"><text:s text:c="2"/>"id": 1,</text:p>
                <text:p text:style-name="P1"><text:s text:c="2"/>"groupId": 1,</text:p>
                <text:p text:style-name="P1"><text:s text:c="2"/>"address": "123 Disney Lane",</text:p>
                <text:p text:style-name="P1"><text:s text:c="2"/>"city": "New York",</text:p>
                <text:p text:style-name="P1"><text:s text:c="2"/>"state": "NY",</text:p>
                <text:p text:style-name="P1"><text:s text:c="2"/>"lat": 37.7645358,</text:p>
                <text:p text:style-name="P1"><text:s text:c="2"/>"lng": -122.4730327,</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Venue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592.27pt">
                <dc:date>2025-04-14T00:00:00</dc:date>
                <text:p text:style-name="P1">{</text:p>
                <text:p text:style-name="P1"><text:s text:c="2"/>"message": "Venue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4" draw:text-style-name="P2" svg:width="360.4pt" svg:height="117.67pt" svg:x="244.54pt" svg:y="327.43pt" draw:caption-point-x="-11.54pt" draw:caption-point-y="38.1pt">
                <dc:date>2025-04-14T00:00:00</dc:date>
                <text:p text:style-name="P1">{</text:p>
                <text:p text:style-name="P1"><text:s text:c="2"/>"message": "Bad Request", // (or "Validation error" if generated by Sequelize),</text:p>
                <text:p text:style-name="P1"><text:s text:c="2"/>"errors": {</text:p>
                <text:p text:style-name="P1"><text:s text:c="4"/>"address": "Street address is required",</text:p>
                <text:p text:style-name="P1"><text:s text:c="4"/>"city": "City is required",</text:p>
                <text:p text:style-name="P1"><text:s text:c="4"/>"state": "State is required",</text:p>
                <text:p text:style-name="P1"><text:s text:c="4"/>"lat": "Latitude is not valid",</text:p>
                <text:p text:style-name="P1"><text:s text:c="4"/>"lng": "Longitude is not valid",</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263.23pt" svg:x="0pt" svg:y="-131.58pt" draw:caption-point-x="349.65pt" draw:caption-point-y="497.11pt">
              <dc:date>2025-04-14T00:00:00</dc:date>
              <text:p text:style-name="P1">Returns all the events.</text:p>
            </office:annotation>
            <text:p>Get all Events</text:p>
          </table:table-cell>
          <table:covered-table-cell table:style-name="ce69"/>
          <table:covered-table-cell table:style-name="ce79"/>
          <table:table-cell table:style-name="ce134" table:formula="of:=IF(COUNTIF([.A182:.C186]; 1) = (COUNTIF([.A182:.C186]; 1) + COUNTIF([.A182:.C186]; 0)); &quot;COMPLETE&quot;; &quot;INCOMPLETE&quot;)" office:value-type="string" office:string-value="INCOMPLETE" calcext:value-type="string" table:number-columns-spanned="1" table:number-rows-spanned="8">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event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text:p>Authorization</text:p>
            </table:table-cell>
            <table:covered-table-cell table:style-name="ce135"/>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office:value-type="string" calcext:value-type="string">
              <text:p>N/A</text:p>
            </table:table-cell>
            <table:table-cell table:style-name="ce83" office:value-type="string" calcext:value-type="string">
              <text:p>N/A</text:p>
            </table:table-cell>
            <table:covered-table-cell table:style-name="ce135"/>
            <table:table-cell table:number-columns-repeated="1020"/>
          </table:table-row>
          <table:table-row table:style-name="ro8" table:visibility="collapse">
            <table:table-cell table:style-name="ce61" table:number-columns-spanned="3" table:number-rows-spanned="1"/>
            <table:covered-table-cell table:style-name="ce75"/>
            <table:covered-table-cell table:style-name="ce84"/>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2" draw:text-style-name="P2" svg:width="360.4pt" svg:height="498.36pt" svg:x="244.54pt" svg:y="168.58pt" draw:caption-point-x="-11.54pt" draw:caption-point-y="212.68pt">
                <dc:date>2025-04-14T00:00:00</dc:date>
                <text:p text:style-name="P1">{</text:p>
                <text:p text:style-name="P1"><text:s text:c="2"/>"Events": [</text:p>
                <text:p text:style-name="P1"><text:s text:c="4"/>{</text:p>
                <text:p text:style-name="P1"><text:s text:c="6"/>"id": 1,</text:p>
                <text:p text:style-name="P1"><text:s text:c="6"/>"groupId": 1,</text:p>
                <text:p text:style-name="P1"><text:s text:c="6"/>"venueId": null,</text:p>
                <text:p text:style-name="P1"><text:s text:c="6"/>"name": "Tennis Group First Meet and Greet",</text:p>
                <text:p text:style-name="P1"><text:s text:c="6"/>"type": "Online",</text:p>
                <text:p text:style-name="P1"><text:s text:c="6"/>"startDate": "2021-11-19 20:00:00",</text:p>
                <text:p text:style-name="P1"><text:s text:c="6"/>"endDate": "2021-11-19 22:00:00",</text:p>
                <text:p text:style-name="P1"><text:s text:c="6"/>"numAttending": 8,</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null,</text:p>
                <text:p text:style-name="P1"><text:s text:c="4"/>},</text:p>
                <text:p text:style-name="P1"><text:s text:c="4"/>{</text:p>
                <text:p text:style-name="P1"><text:s text:c="6"/>"id": 1,</text:p>
                <text:p text:style-name="P1"><text:s text:c="6"/>"groupId": 1,</text:p>
                <text:p text:style-name="P1"><text:s text:c="6"/>"venueId": 1,</text:p>
                <text:p text:style-name="P1"><text:s text:c="6"/>"name": "Tennis Singles",</text:p>
                <text:p text:style-name="P1"><text:s text:c="6"/>"type": "In Person",</text:p>
                <text:p text:style-name="P1"><text:s text:c="6"/>"startDate": "2021-11-20 20:00:00",</text:p>
                <text:p text:style-name="P1"><text:s text:c="6"/>"endDate": "2021-11-19 22:00:00",</text:p>
                <text:p text:style-name="P1"><text:s text:c="6"/>"numAttending": 4,</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text:p>
                <text:p text:style-name="P1"><text:s text:c="8"/>"id": 1,</text:p>
                <text:p text:style-name="P1"><text:s text:c="8"/>"city": "New York",</text:p>
                <text:p text:style-name="P1"><text:s text:c="8"/>"state": "NY",</text:p>
                <text:p text:style-name="P1"><text:s text:c="6"/>},</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3"/>
            <table:covered-table-cell table:style-name="ce136"/>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99.13pt" svg:x="0pt" svg:y="-299.54pt" draw:caption-point-x="349.65pt" draw:caption-point-y="680.8pt">
              <dc:date>2025-04-14T00:00:00</dc:date>
              <text:p text:style-name="P1">Returns all the events of a group specified by its id</text:p>
            </office:annotation>
            <text:p>Get all Events of a Group specified by its id</text:p>
          </table:table-cell>
          <table:covered-table-cell table:style-name="ce69"/>
          <table:covered-table-cell table:style-name="ce79"/>
          <table:table-cell table:style-name="ce137" table:formula="of:=IF(COUNTIF([.A190:.C198]; 1) = (COUNTIF([.A190:.C198]; 1) + COUNTIF([.A190:.C198];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event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office:value-type="string" calcext:value-type="string">
              <text:p>N/A</text:p>
            </table:table-cell>
            <table:table-cell table:style-name="ce125" office:value-type="string" calcext:value-type="string">
              <text:p>N/A</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9" draw:text-style-name="P2" svg:width="360.4pt" svg:height="498.36pt" svg:x="244.54pt" svg:y="176.46pt" draw:caption-point-x="-11.54pt" draw:caption-point-y="220.56pt">
                <dc:date>2025-04-14T00:00:00</dc:date>
                <text:p text:style-name="P1">{</text:p>
                <text:p text:style-name="P1"><text:s text:c="2"/>"Events": [</text:p>
                <text:p text:style-name="P1"><text:s text:c="4"/>{</text:p>
                <text:p text:style-name="P1"><text:s text:c="6"/>"id": 1,</text:p>
                <text:p text:style-name="P1"><text:s text:c="6"/>"groupId": 1,</text:p>
                <text:p text:style-name="P1"><text:s text:c="6"/>"venueId": null,</text:p>
                <text:p text:style-name="P1"><text:s text:c="6"/>"name": "Tennis Group First Meet and Greet",</text:p>
                <text:p text:style-name="P1"><text:s text:c="6"/>"type": "Online",</text:p>
                <text:p text:style-name="P1"><text:s text:c="6"/>"startDate": "2021-11-19 20:00:00",</text:p>
                <text:p text:style-name="P1"><text:s text:c="6"/>"endDate": "2021-11-19 22:00:00",</text:p>
                <text:p text:style-name="P1"><text:s text:c="6"/>"numAttending": 8,</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null,</text:p>
                <text:p text:style-name="P1"><text:s text:c="4"/>},</text:p>
                <text:p text:style-name="P1"><text:s text:c="4"/>{</text:p>
                <text:p text:style-name="P1"><text:s text:c="6"/>"id": 1,</text:p>
                <text:p text:style-name="P1"><text:s text:c="6"/>"groupId": 1,</text:p>
                <text:p text:style-name="P1"><text:s text:c="6"/>"venueId": 1,</text:p>
                <text:p text:style-name="P1"><text:s text:c="6"/>"name": "Tennis Singles",</text:p>
                <text:p text:style-name="P1"><text:s text:c="6"/>"type": "In Person",</text:p>
                <text:p text:style-name="P1"><text:s text:c="6"/>"startDate": "2021-11-20 20:00:00",</text:p>
                <text:p text:style-name="P1"><text:s text:c="6"/>"endDate": "2021-11-19 22:00:00",</text:p>
                <text:p text:style-name="P1"><text:s text:c="6"/>"numAttending": 4,</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text:p>
                <text:p text:style-name="P1"><text:s text:c="8"/>"id": 1,</text:p>
                <text:p text:style-name="P1"><text:s text:c="8"/>"city": "New York",</text:p>
                <text:p text:style-name="P1"><text:s text:c="8"/>"state": "NY",</text:p>
                <text:p text:style-name="P1"><text:s text:c="6"/>},</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390.25pt" draw:caption-point-x="-11.54pt" draw:caption-point-y="6.77pt">
                <dc:date>2025-04-14T00:00:00</dc:date>
                <text:p text:style-name="P1">{</text:p>
                <text:p text:style-name="P1"><text:s text:c="2"/>"message": "Group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87.93pt" svg:x="0pt" svg:y="-293.92pt" draw:caption-point-x="349.65pt" draw:caption-point-y="690.94pt">
              <dc:date>2025-04-14T00:00:00</dc:date>
              <text:p text:style-name="P1">Returns the details of an event specified by its id.</text:p>
            </office:annotation>
            <text:p>Get details of an Event specified by its id</text:p>
          </table:table-cell>
          <table:covered-table-cell table:style-name="ce69"/>
          <table:covered-table-cell table:style-name="ce79"/>
          <table:table-cell table:style-name="ce137" table:formula="of:=IF(COUNTIF([.A202:.C210]; 1) = (COUNTIF([.A202:.C210]; 1) + COUNTIF([.A202:.C210];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events/:event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office:value-type="string" calcext:value-type="string">
              <text:p>N/A</text:p>
            </table:table-cell>
            <table:table-cell table:style-name="ce125" office:value-type="string" calcext:value-type="string">
              <text:p>N/A</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10" draw:text-style-name="P2" svg:width="360.4pt" svg:height="464.77pt" svg:x="244.54pt" svg:y="209pt" draw:caption-point-x="-11.54pt" draw:caption-point-y="203.78pt">
                <dc:date>2025-04-14T00:00:00</dc:date>
                <text:p text:style-name="P1">{</text:p>
                <text:p text:style-name="P1"><text:s text:c="2"/>"id": 1,</text:p>
                <text:p text:style-name="P1"><text:s text:c="2"/>"groupId": 1,</text:p>
                <text:p text:style-name="P1"><text:s text:c="2"/>"venueId": 1,</text:p>
                <text:p text:style-name="P1"><text:s text:c="2"/>"name": "Tennis Group First Meet and Greet",</text:p>
                <text:p text:style-name="P1"><text:s text:c="2"/>"description": "First meet and greet event for the evening tennis on the water group! Join us online for happy times!",</text:p>
                <text:p text:style-name="P1"><text:s text:c="2"/>"type": "Online",</text:p>
                <text:p text:style-name="P1"><text:s text:c="2"/>"capacity": 10,</text:p>
                <text:p text:style-name="P1"><text:s text:c="2"/>"price": 18.50,</text:p>
                <text:p text:style-name="P1"><text:s text:c="2"/>"startDate": "2021-11-19 20:00:00",</text:p>
                <text:p text:style-name="P1"><text:s text:c="2"/>"endDate": "2021-11-19 22:00:00",</text:p>
                <text:p text:style-name="P1"><text:s text:c="2"/>"numAttending": 8,</text:p>
                <text:p text:style-name="P1"><text:s text:c="2"/>"Group": {</text:p>
                <text:p text:style-name="P1"><text:s text:c="4"/>"id": 1,</text:p>
                <text:p text:style-name="P1"><text:s text:c="4"/>"name": "Evening Tennis on the Water",</text:p>
                <text:p text:style-name="P1"><text:s text:c="4"/>"private": true,</text:p>
                <text:p text:style-name="P1"><text:s text:c="4"/>"city": "New York",</text:p>
                <text:p text:style-name="P1"><text:s text:c="4"/>"state": "NY"</text:p>
                <text:p text:style-name="P1"><text:s text:c="2"/>},</text:p>
                <text:p text:style-name="P1"><text:s text:c="2"/>"Venue": {</text:p>
                <text:p text:style-name="P1"><text:s text:c="4"/>"id": 1,</text:p>
                <text:p text:style-name="P1"><text:s text:c="4"/>"address": "123 Disney Lane",</text:p>
                <text:p text:style-name="P1"><text:s text:c="4"/>"city": "New York",</text:p>
                <text:p text:style-name="P1"><text:s text:c="4"/>"state": "NY",</text:p>
                <text:p text:style-name="P1"><text:s text:c="4"/>"lat": 37.7645358,</text:p>
                <text:p text:style-name="P1"><text:s text:c="4"/>"lng": -122.4730327,</text:p>
                <text:p text:style-name="P1"><text:s text:c="2"/>},</text:p>
                <text:p text:style-name="P1"><text:s text:c="2"/>"EventImages": [</text:p>
                <text:p text:style-name="P1"><text:s text:c="4"/>{</text:p>
                <text:p text:style-name="P1"><text:s text:c="6"/>"id": 1,</text:p>
                <text:p text:style-name="P1"><text:s text:c="6"/>"url": "image url",</text:p>
                <text:p text:style-name="P1"><text:s text:c="6"/>"preview": true</text:p>
                <text:p text:style-name="P1"><text:s text:c="4"/>},</text:p>
                <text:p text:style-name="P1"><text:s text:c="4"/>{</text:p>
                <text:p text:style-name="P1"><text:s text:c="6"/>"id": 2,</text:p>
                <text:p text:style-name="P1"><text:s text:c="6"/>"url": "image url",</text:p>
                <text:p text:style-name="P1"><text:s text:c="6"/>"preview": false</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Event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05.98pt" draw:caption-point-x="-11.54pt" draw:caption-point-y="6.8pt">
                <dc:date>2025-04-14T00:00:00</dc:date>
                <text:p text:style-name="P1">{</text:p>
                <text:p text:style-name="P1"><text:s text:c="2"/>"message": "Event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711.1pt" svg:x="0pt" svg:y="-355.52pt" draw:caption-point-x="349.65pt" draw:caption-point-y="768.3pt">
              <dc:date>2025-04-14T00:00:00</dc:date>
              <text:p text:style-name="P1">Creates and returns a new event for a group specified by its id</text:p>
            </office:annotation>
            <text:p>Create an Event for a Group specified by its id</text:p>
          </table:table-cell>
          <table:covered-table-cell table:style-name="ce69"/>
          <table:covered-table-cell table:style-name="ce79"/>
          <table:table-cell table:style-name="ce138" table:formula="of:=IF(COUNTIF([.A214:.C226]; 1) = (COUNTIF([.A214:.C226]; 1) + COUNTIF([.A214:.C226];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event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1371.71pt" svg:x="0pt" svg:y="-685.81pt" draw:caption-point-x="349.65pt" draw:caption-point-y="1114.33pt">
                <dc:date>2025-04-14T00:00:00</dc:date>
                <text:p text:style-name="P1">Require Authorization: Current User must be the organizer of the group or a member of the group with a status of "co-host"</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140.06pt" svg:x="244.54pt" svg:y="371.37pt" draw:caption-point-x="-11.54pt" draw:caption-point-y="57.15pt">
                <dc:date>2025-04-14T00:00:00</dc:date>
                <text:p text:style-name="P1">{</text:p>
                <text:p text:style-name="P1"><text:s text:c="2"/>"id": 1,</text:p>
                <text:p text:style-name="P1"><text:s text:c="2"/>"groupId": 1,</text:p>
                <text:p text:style-name="P1"><text:s text:c="2"/>"venueId": 1,</text:p>
                <text:p text:style-name="P1"><text:s text:c="2"/>"name": "Tennis Group First Meet and Greet",</text:p>
                <text:p text:style-name="P1"><text:s text:c="2"/>"type": "Online",</text:p>
                <text:p text:style-name="P1"><text:s text:c="2"/>"capacity": 10,</text:p>
                <text:p text:style-name="P1"><text:s text:c="2"/>"price": 18.50,</text:p>
                <text:p text:style-name="P1"><text:s text:c="2"/>"description": "The first meet and greet for our group! Come say hello!",</text:p>
                <text:p text:style-name="P1"><text:s text:c="2"/>"startDate": "2021-11-19 20:00:00",</text:p>
                <text:p text:style-name="P1"><text:s text:c="2"/>"endDate": "2021-11-19 22:00:00",</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151.26pt" svg:x="244.54pt" svg:y="365.75pt" draw:caption-point-x="-11.54pt" draw:caption-point-y="62.76pt">
                <dc:date>2025-04-14T00:00:00</dc:date>
                <text:p text:style-name="P1">{</text:p>
                <text:p text:style-name="P1"><text:s text:c="2"/>"message": "Bad Request", // (or "Validation error" if generated by Sequelize),</text:p>
                <text:p text:style-name="P1"><text:s text:c="2"/>"errors": {</text:p>
                <text:p text:style-name="P1"><text:s text:c="4"/>"venueId": "Venue does not exist",</text:p>
                <text:p text:style-name="P1"><text:s text:c="4"/>"name": "Name must be at least 5 characters",</text:p>
                <text:p text:style-name="P1"><text:s text:c="4"/>"type": "Type must be Online or In person",</text:p>
                <text:p text:style-name="P1"><text:s text:c="4"/>"capacity": "Capacity must be an integer",</text:p>
                <text:p text:style-name="P1"><text:s text:c="4"/>"price": "Price is invalid",</text:p>
                <text:p text:style-name="P1"><text:s text:c="4"/>"description": "Description is required",</text:p>
                <text:p text:style-name="P1"><text:s text:c="4"/>"startDate": "Start date must be in the future",</text:p>
                <text:p text:style-name="P1"><text:s text:c="4"/>"endDate": "End date is less than start date",</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421.74pt" draw:caption-point-x="-11.54pt" draw:caption-point-y="6.77pt">
                <dc:date>2025-04-14T00:00:00</dc:date>
                <text:p text:style-name="P1">{</text:p>
                <text:p text:style-name="P1"><text:s text:c="2"/>"message": "Group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666.31pt" svg:x="0pt" svg:y="-333.13pt" draw:caption-point-x="349.65pt" draw:caption-point-y="761.64pt">
              <dc:date>2025-04-14T00:00:00</dc:date>
              <text:p text:style-name="P1">Create and return a new image for an event specified by id.</text:p>
            </office:annotation>
            <text:p>Add an Image to a Event based on the Event's id</text:p>
          </table:table-cell>
          <table:covered-table-cell table:style-name="ce69"/>
          <table:covered-table-cell table:style-name="ce79"/>
          <table:table-cell table:style-name="ce137" table:formula="of:=IF(COUNTIF([.A230:.C238]; 1) = (COUNTIF([.A230:.C238]; 1) + COUNTIF([.A230:.C238];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events/:eventId/image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1047pt" svg:x="0pt" svg:y="-523.47pt" draw:caption-point-x="349.65pt" draw:caption-point-y="967.75pt">
                <dc:date>2025-04-14T00:00:00</dc:date>
                <text:p text:style-name="P1">Require proper authorization: Current User must be an attendee, host, or co-host of the event</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61.68pt" svg:x="244.54pt" svg:y="426.27pt" draw:caption-point-x="-11.54pt" draw:caption-point-y="18pt">
                <dc:date>2025-04-14T00:00:00</dc:date>
                <text:p text:style-name="P1">{</text:p>
                <text:p text:style-name="P1"><text:s text:c="2"/>"id": 1,</text:p>
                <text:p text:style-name="P1"><text:s text:c="2"/>"url": "image url",</text:p>
                <text:p text:style-name="P1"><text:s text:c="2"/>"preview": false</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37.47pt" draw:caption-point-x="-11.54pt" draw:caption-point-y="6.8pt">
                <dc:date>2025-04-14T00:00:00</dc:date>
                <text:p text:style-name="P1">{</text:p>
                <text:p text:style-name="P1"><text:s text:c="2"/>"message": "Event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509.56pt" svg:x="0pt" svg:y="-254.75pt" draw:caption-point-x="349.65pt" draw:caption-point-y="699.02pt">
              <dc:date>2025-04-14T00:00:00</dc:date>
              <text:p text:style-name="P1">Edit and returns an event specified by its id</text:p>
            </office:annotation>
            <text:p>Edit an Event specified by its id</text:p>
          </table:table-cell>
          <table:covered-table-cell table:style-name="ce69"/>
          <table:covered-table-cell table:style-name="ce79"/>
          <table:table-cell table:style-name="ce139" table:formula="of:=IF(COUNTIF([.A242:.C258]; 1) = (COUNTIF([.A242:.C258]; 1) + COUNTIF([.A242:.C258];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events/:event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1371.71pt" svg:x="0pt" svg:y="-685.81pt" draw:caption-point-x="349.65pt" draw:caption-point-y="1145.82pt">
                <dc:date>2025-04-14T00:00:00</dc:date>
                <text:p text:style-name="P1">Require Authorization: Current User must be the organizer of the group or a member of the group with a status of "co-host"</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2840.31pt" svg:x="0pt" svg:y="-1420.13pt" draw:caption-point-x="233.01pt" draw:caption-point-y="1880.14pt">
                <dc:date>2025-04-14T00:00:00</dc:date>
                <text:p text:style-name="P1">{</text:p>
                <text:p text:style-name="P1"><text:s text:c="2"/>"id": 1,</text:p>
                <text:p text:style-name="P1"><text:s text:c="2"/>"groupId": 1,</text:p>
                <text:p text:style-name="P1"><text:s text:c="2"/>"venueId": 1,</text:p>
                <text:p text:style-name="P1"><text:s text:c="2"/>"name": "Tennis Group First Meet and Greet",</text:p>
                <text:p text:style-name="P1"><text:s text:c="2"/>"type": "Online",</text:p>
                <text:p text:style-name="P1"><text:s text:c="2"/>"capacity": 10,</text:p>
                <text:p text:style-name="P1"><text:s text:c="2"/>"price": 18.50,</text:p>
                <text:p text:style-name="P1"><text:s text:c="2"/>"description": "The first meet and greet for our group! Come say hello!",</text:p>
                <text:p text:style-name="P1"><text:s text:c="2"/>"startDate": "2021-11-19 20:00:00",</text:p>
                <text:p text:style-name="P1"><text:s text:c="2"/>"endDate": "2021-11-19 22:00:00",</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Body validation error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151.26pt" svg:x="244.54pt" svg:y="397.25pt" draw:caption-point-x="-11.54pt" draw:caption-point-y="62.76pt">
                <dc:date>2025-04-14T00:00:00</dc:date>
                <text:p text:style-name="P1">{</text:p>
                <text:p text:style-name="P1"><text:s text:c="2"/>"message": "Bad Request", // (or "Validation error" if generated by Sequelize),</text:p>
                <text:p text:style-name="P1"><text:s text:c="2"/>"errors": {</text:p>
                <text:p text:style-name="P1"><text:s text:c="4"/>"venueId": "Venue does not exist",</text:p>
                <text:p text:style-name="P1"><text:s text:c="4"/>"name": "Name must be at least 5 characters",</text:p>
                <text:p text:style-name="P1"><text:s text:c="4"/>"type": "Type must be Online or In person",</text:p>
                <text:p text:style-name="P1"><text:s text:c="4"/>"capacity": "Capacity must be an integer",</text:p>
                <text:p text:style-name="P1"><text:s text:c="4"/>"price": "Price is invalid",</text:p>
                <text:p text:style-name="P1"><text:s text:c="4"/>"description": "Description is required",</text:p>
                <text:p text:style-name="P1"><text:s text:c="4"/>"startDate": "Start date must be in the future",</text:p>
                <text:p text:style-name="P1"><text:s text:c="4"/>"endDate": "End date is less than start date",</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Venue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686.75pt">
                <dc:date>2025-04-14T00:00:00</dc:date>
                <text:p text:style-name="P1">{</text:p>
                <text:p text:style-name="P1"><text:s text:c="2"/>"message": "Venue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453.23pt" draw:caption-point-x="-11.54pt" draw:caption-point-y="6.77pt">
                <dc:date>2025-04-14T00:00:00</dc:date>
                <text:p text:style-name="P1">{</text:p>
                <text:p text:style-name="P1"><text:s text:c="2"/>"message": "Event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397.59pt" svg:x="0pt" svg:y="-198.77pt" draw:caption-point-x="349.65pt" draw:caption-point-y="658.77pt">
              <dc:date>2025-04-14T00:00:00</dc:date>
              <text:p text:style-name="P1">Delete an event specified by its id</text:p>
            </office:annotation>
            <text:p>Delete an Event specified by its id</text:p>
          </table:table-cell>
          <table:covered-table-cell table:style-name="ce69"/>
          <table:covered-table-cell table:style-name="ce79"/>
          <table:table-cell table:style-name="ce137" table:formula="of:=IF(COUNTIF([.A262:.C270]; 1) = (COUNTIF([.A262:.C270]; 1) + COUNTIF([.A262:.C270];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events/:event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1371.71pt" svg:x="0pt" svg:y="-685.81pt" draw:caption-point-x="349.65pt" draw:caption-point-y="1161.58pt">
                <dc:date>2025-04-14T00:00:00</dc:date>
                <text:p text:style-name="P1">Require Authorization: Current User must be the organizer of the group or a member of the group with a status of "co-host"</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685.73pt">
                <dc:date>2025-04-14T00:00:00</dc:date>
                <text:p text:style-name="P1">{</text:p>
                <text:p text:style-name="P1"><text:s text:c="2"/>"message": "Successfully delete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468.99pt" draw:caption-point-x="-11.54pt" draw:caption-point-y="6.77pt">
                <dc:date>2025-04-14T00:00:00</dc:date>
                <text:p text:style-name="P1">{</text:p>
                <text:p text:style-name="P1"><text:s text:c="2"/>"message": "Event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58" table:formula="of:=FALSE()" office:value-type="float" office:value="0" calcext:value-type="float">
              <text:p>0</text:p>
            </table:table-cell>
            <table:table-cell table:style-name="ce74" table:formula="of:=FALSE()" office:value-type="float" office:value="0" calcext:value-type="float">
              <text:p>0</text:p>
            </table:table-cell>
            <table:table-cell table:style-name="ce83"/>
            <table:covered-table-cell table:style-name="ce136"/>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576.74pt" svg:x="0pt" svg:y="-288.34pt" draw:caption-point-x="349.65pt" draw:caption-point-y="764.11pt">
              <dc:date>2025-04-14T00:00:00</dc:date>
              <text:p text:style-name="P1">Returns the members of a group specified by its id.</text:p>
            </office:annotation>
            <text:p>Get all Members of a Group specified by its id</text:p>
          </table:table-cell>
          <table:covered-table-cell table:style-name="ce69"/>
          <table:covered-table-cell table:style-name="ce79"/>
          <table:table-cell table:style-name="ce138" table:formula="of:=IF(COUNTIF([.A274:.C286]; 1) = (COUNTIF([.A274:.C286]; 1) + COUNTIF([.A274:.C286];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groups/:groupId/member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70" office:value-type="string" calcext:value-type="string">
              <text:p>N/A</text:p>
            </table:table-cell>
            <table:table-cell table:style-name="ce80" office:value-type="string" calcext:value-type="string">
              <text:p>N/A</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111" office:value-type="string" calcext:value-type="string" table:number-columns-spanned="3" table:number-rows-spanned="1">
              <text:p>Successful Response: If you ARE the organizer or a co-host of the group. Shows all members and their statuse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319.21pt" svg:x="244.54pt" svg:y="344.78pt" draw:caption-point-x="-11.54pt" draw:caption-point-y="146.75pt">
                <dc:date>2025-04-14T00:00:00</dc:date>
                <text:p text:style-name="P1">{</text:p>
                <text:p text:style-name="P1"><text:s text:c="2"/>"Members": [</text:p>
                <text:p text:style-name="P1"><text:s text:c="4"/>{</text:p>
                <text:p text:style-name="P1"><text:s text:c="6"/>"id": 2,</text:p>
                <text:p text:style-name="P1"><text:s text:c="6"/>"firstName": "Clark",</text:p>
                <text:p text:style-name="P1"><text:s text:c="6"/>"lastName": "Adams",</text:p>
                <text:p text:style-name="P1"><text:s text:c="6"/>"Membership": {</text:p>
                <text:p text:style-name="P1"><text:s text:c="8"/>"status": "co-host"</text:p>
                <text:p text:style-name="P1"><text:s text:c="6"/>},</text:p>
                <text:p text:style-name="P1"><text:s text:c="4"/>},</text:p>
                <text:p text:style-name="P1"><text:s text:c="4"/>{</text:p>
                <text:p text:style-name="P1"><text:s text:c="6"/>"id": 3,</text:p>
                <text:p text:style-name="P1"><text:s text:c="6"/>"firstName": "John",</text:p>
                <text:p text:style-name="P1"><text:s text:c="6"/>"lastName": "Smith",</text:p>
                <text:p text:style-name="P1"><text:s text:c="6"/>"Membership": {</text:p>
                <text:p text:style-name="P1"><text:s text:c="8"/>"status": "member"</text:p>
                <text:p text:style-name="P1"><text:s text:c="6"/>},</text:p>
                <text:p text:style-name="P1"><text:s text:c="4"/>},</text:p>
                <text:p text:style-name="P1"><text:s text:c="4"/>{</text:p>
                <text:p text:style-name="P1"><text:s text:c="6"/>"id": 4,</text:p>
                <text:p text:style-name="P1"><text:s text:c="6"/>"firstName": "Jane",</text:p>
                <text:p text:style-name="P1"><text:s text:c="6"/>"lastName": "Doe",</text:p>
                <text:p text:style-name="P1"><text:s text:c="6"/>"Membership": {</text:p>
                <text:p text:style-name="P1"><text:s text:c="8"/>"status": "pending"</text:p>
                <text:p text:style-name="P1"><text:s text:c="6"/>},</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111" office:value-type="string" calcext:value-type="string" table:number-columns-spanned="3" table:number-rows-spanned="1">
              <text:p>Successful Response: If you ARE NOT the organizer of the group. Shows only members that don't have a status of "pending".</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8" draw:text-style-name="P2" svg:width="360.4pt" svg:height="229.63pt" svg:x="244.54pt" svg:y="389.57pt" draw:caption-point-x="-11.54pt" draw:caption-point-y="101.96pt">
                <dc:date>2025-04-14T00:00:00</dc:date>
                <text:p text:style-name="P1">{</text:p>
                <text:p text:style-name="P1"><text:s text:c="2"/>"Members": [</text:p>
                <text:p text:style-name="P1"><text:s text:c="4"/>{</text:p>
                <text:p text:style-name="P1"><text:s text:c="6"/>"id": 2,</text:p>
                <text:p text:style-name="P1"><text:s text:c="6"/>"firstName": "Clark",</text:p>
                <text:p text:style-name="P1"><text:s text:c="6"/>"lastName": "Adams",</text:p>
                <text:p text:style-name="P1"><text:s text:c="6"/>"Membership": {</text:p>
                <text:p text:style-name="P1"><text:s text:c="8"/>"status": "co-host"</text:p>
                <text:p text:style-name="P1"><text:s text:c="6"/>},</text:p>
                <text:p text:style-name="P1"><text:s text:c="4"/>},</text:p>
                <text:p text:style-name="P1"><text:s text:c="4"/>{</text:p>
                <text:p text:style-name="P1"><text:s text:c="6"/>"id": 3,</text:p>
                <text:p text:style-name="P1"><text:s text:c="6"/>"firstName": "John",</text:p>
                <text:p text:style-name="P1"><text:s text:c="6"/>"lastName": "Smith",</text:p>
                <text:p text:style-name="P1"><text:s text:c="6"/>"Membership": {</text:p>
                <text:p text:style-name="P1"><text:s text:c="8"/>"status": "member"</text:p>
                <text:p text:style-name="P1"><text:s text:c="6"/>},</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484.72pt" draw:caption-point-x="-11.54pt" draw:caption-point-y="6.8pt">
                <dc:date>2025-04-14T00:00:00</dc:date>
                <text:p text:style-name="P1">{</text:p>
                <text:p text:style-name="P1"><text:s text:c="2"/>"message": "Group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599.13pt" svg:x="0pt" svg:y="-299.54pt" draw:caption-point-x="349.65pt" draw:caption-point-y="791.06pt">
              <dc:date>2025-04-14T00:00:00</dc:date>
              <text:p text:style-name="P1">Request a new membership for a group specified by id.</text:p>
            </office:annotation>
            <text:p>Request a Membership for a Group based on the Group's id</text:p>
          </table:table-cell>
          <table:covered-table-cell table:style-name="ce69"/>
          <table:covered-table-cell table:style-name="ce79"/>
          <table:table-cell table:style-name="ce139" table:formula="of:=IF(COUNTIF([.A290:.C306]; 1) = (COUNTIF([.A290:.C306]; 1) + COUNTIF([.A290:.C306];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groups/:groupId/membership</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office:value-type="string" calcext:value-type="string">
              <text:p>N/A</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42.37pt" svg:x="0pt" svg:y="-221.16pt" draw:caption-point-x="233.01pt" draw:caption-point-y="728.42pt">
                <dc:date>2025-04-14T00:00:00</dc:date>
                <text:p text:style-name="P1">{</text:p>
                <text:p text:style-name="P1"><text:s text:c="2"/>"memberId": 2,</text:p>
                <text:p text:style-name="P1"><text:s text:c="2"/>"status": "pending"</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734pt">
                <dc:date>2025-04-14T00:00:00</dc:date>
                <text:p text:style-name="P1">{</text:p>
                <text:p text:style-name="P1"><text:s text:c="2"/>"message": "Group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urrent User already has a pending membership for the group</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610.33pt" svg:x="0pt" svg:y="-305.12pt" draw:caption-point-x="233.01pt" draw:caption-point-y="812.38pt">
                <dc:date>2025-04-14T00:00:00</dc:date>
                <text:p text:style-name="P1">{</text:p>
                <text:p text:style-name="P1"><text:s text:c="2"/>"message": "Membership has already been requeste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urrent User is already an accepted member of the group</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7" draw:text-style-name="P2" svg:width="360.4pt" svg:height="39.29pt" svg:x="244.54pt" svg:y="500.49pt" draw:caption-point-x="-11.54pt" draw:caption-point-y="6.77pt">
                <dc:date>2025-04-14T00:00:00</dc:date>
                <text:p text:style-name="P1">{</text:p>
                <text:p text:style-name="P1"><text:s text:c="2"/>"message": "User is already a member of the group"</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699.9pt" svg:x="0pt" svg:y="-349.91pt" draw:caption-point-x="349.65pt" draw:caption-point-y="857.17pt">
              <dc:date>2025-04-14T00:00:00</dc:date>
              <text:p text:style-name="P1">Change the status of a membership for a group specified by id.</text:p>
            </office:annotation>
            <text:p>Change the status of a membership for a group specified by id</text:p>
          </table:table-cell>
          <table:covered-table-cell table:style-name="ce69"/>
          <table:covered-table-cell table:style-name="ce79"/>
          <table:table-cell table:style-name="ce140" table:formula="of:=IF(COUNTIF([.A310:.C330]; 1) = (COUNTIF([.A310:.C330]; 1) + COUNTIF([.A310:.C330]; 0)); &quot;COMPLETE&quot;; &quot;INCOMPLETE&quot;)" office:value-type="string" office:string-value="INCOMPLETE" calcext:value-type="string" table:number-columns-spanned="1" table:number-rows-spanned="24">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groups/:groupId/membership</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2840.31pt" svg:x="0pt" svg:y="-1420.13pt" draw:caption-point-x="349.65pt" draw:caption-point-y="1943.15pt">
                <dc:date>2025-04-14T00:00:00</dc:date>
                <text:p text:style-name="P1">Require proper authorization:</text:p>
                <text:p text:style-name="P1"/>
                <text:p text:style-name="P1">To change the status from "pending" to "member":</text:p>
                <text:p text:style-name="P1">Current User must already be the organizer or have a membership to the group with the status of "co-host"</text:p>
                <text:p text:style-name="P1"/>
                <text:p text:style-name="P1">To change the status from "member" to "co-host":</text:p>
                <text:p text:style-name="P1">Current User must already be the organizer</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711.1pt" svg:x="0pt" svg:y="-355.52pt" draw:caption-point-x="233.01pt" draw:caption-point-y="878.54pt">
                <dc:date>2025-04-14T00:00:00</dc:date>
                <text:p text:style-name="P1">{</text:p>
                <text:p text:style-name="P1"><text:s text:c="2"/>"id": 1,</text:p>
                <text:p text:style-name="P1"><text:s text:c="2"/>"groupId": 1,</text:p>
                <text:p text:style-name="P1"><text:s text:c="2"/>"memberId": 2,</text:p>
                <text:p text:style-name="P1"><text:s text:c="2"/>"status": "member"</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If changing the membership status to "pending".</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1259.74pt" svg:x="0pt" svg:y="-629.83pt" draw:caption-point-x="233.01pt" draw:caption-point-y="1152.85pt">
                <dc:date>2025-04-14T00:00:00</dc:date>
                <text:p text:style-name="P1">{</text:p>
                <text:p text:style-name="P1"><text:s text:c="2"/>"message": "Validations Error",</text:p>
                <text:p text:style-name="P1"><text:s text:c="2"/>"errors": {</text:p>
                <text:p text:style-name="P1"><text:s text:c="4"/>"status" : "Cannot change a membership status to pending"</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User with the specified member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1013.41pt" svg:x="0pt" svg:y="-506.66pt" draw:caption-point-x="233.01pt" draw:caption-point-y="1029.69pt">
                <dc:date>2025-04-14T00:00:00</dc:date>
                <text:p text:style-name="P1">{</text:p>
                <text:p text:style-name="P1"><text:s text:c="2"/>"message": "Validation Error",</text:p>
                <text:p text:style-name="P1"><text:s text:c="2"/>"errors": {</text:p>
                <text:p text:style-name="P1"><text:s text:c="4"/>"memberId": "User couldn't be found"</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749.76pt">
                <dc:date>2025-04-14T00:00:00</dc:date>
                <text:p text:style-name="P1">{</text:p>
                <text:p text:style-name="P1"><text:s text:c="2"/>"message": "Group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If membership does not exist</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516.25pt" draw:caption-point-x="-11.54pt" draw:caption-point-y="6.77pt">
                <dc:date>2025-04-14T00:00:00</dc:date>
                <text:p text:style-name="P1">{</text:p>
                <text:p text:style-name="P1"><text:s text:c="2"/>"message": "Membership between the user and the group does not exist"</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112" office:value-type="string" calcext:value-type="string" table:number-columns-spanned="3" table:number-rows-spanned="1">
            <office:annotation draw:style-name="gr6" draw:text-style-name="P2" svg:width="0.03pt" svg:height="531.95pt" svg:x="0pt" svg:y="-265.95pt" draw:caption-point-x="349.65pt" draw:caption-point-y="788.97pt">
              <dc:date>2025-04-14T00:00:00</dc:date>
              <text:p text:style-name="P1">Delete a membership to a group specified by id.</text:p>
            </office:annotation>
            <text:p>Delete membership to a group specified by id</text:p>
          </table:table-cell>
          <table:covered-table-cell table:style-name="ce69"/>
          <table:covered-table-cell table:style-name="ce79"/>
          <table:table-cell table:style-name="ce141" table:formula="of:=IF(COUNTIF([.A334:.C350]; 1) = (COUNTIF([.A334:.C350]; 1) + COUNTIF([.A334:.C350];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113" office:value-type="string" calcext:value-type="string" table:number-columns-spanned="3" table:number-rows-spanned="1">
              <text:p>DELETE /api/groups/:groupId/membership/:memberId</text:p>
            </table:table-cell>
            <table:covered-table-cell/>
            <table:covered-table-cell table:style-name="ce22"/>
            <table:covered-table-cell table:style-name="ce135"/>
            <table:table-cell table:number-columns-repeated="1020"/>
          </table:table-row>
          <table:table-row table:style-name="ro8" table:visibility="collapse">
            <table:table-cell table:style-name="ce114" office:value-type="string" calcext:value-type="string">
              <text:p>Correct Endpoint</text:p>
            </table:table-cell>
            <table:table-cell table:style-name="ce121" office:value-type="string" calcext:value-type="string">
              <text:p>Authentication</text:p>
            </table:table-cell>
            <table:table-cell table:style-name="ce127" office:value-type="string" calcext:value-type="string">
              <office:annotation draw:style-name="gr6" draw:text-style-name="P2" svg:width="0.03pt" svg:height="1338.12pt" svg:x="0pt" svg:y="-669.03pt" draw:caption-point-x="349.65pt" draw:caption-point-y="1207.81pt">
                <dc:date>2025-04-14T00:00:00</dc:date>
                <text:p text:style-name="P1">Require proper authorization: Current User must be the host of the group, or the user whose membership is being deleted</text:p>
              </office:annotation>
              <text:p>Authorization</text:p>
            </table:table-cell>
            <table:covered-table-cell table:style-name="ce135"/>
            <table:table-cell table:number-columns-repeated="1020"/>
          </table:table-row>
          <table:table-row table:style-name="ro8" table:visibility="collapse">
            <table:table-cell table:style-name="ce115" table:formula="of:=FALSE()" office:value-type="float" office:value="0" calcext:value-type="float">
              <text:p>0</text:p>
            </table:table-cell>
            <table:table-cell table:style-name="ce122" table:formula="of:=FALSE()" office:value-type="float" office:value="0" calcext:value-type="float">
              <text:p>0</text:p>
            </table:table-cell>
            <table:table-cell table:style-name="ce128"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16"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113"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114" office:value-type="string" calcext:value-type="string">
              <text:p>Status Code - 200</text:p>
            </table:table-cell>
            <table:table-cell table:style-name="ce121" office:value-type="string" calcext:value-type="string">
              <office:annotation draw:style-name="gr6" draw:text-style-name="P2" svg:width="0.03pt" svg:height="666.31pt" svg:x="0pt" svg:y="-333.13pt" draw:caption-point-x="233.01pt" draw:caption-point-y="871.91pt">
                <dc:date>2025-04-14T00:00:00</dc:date>
                <text:p text:style-name="P1">{</text:p>
                <text:p text:style-name="P1"><text:s text:c="2"/>"message": "Successfully deleted membership from group"</text:p>
                <text:p text:style-name="P1">}</text:p>
              </office:annotation>
              <text:p>Body Matches API Docs</text:p>
            </table:table-cell>
            <table:table-cell table:style-name="ce127" office:value-type="string" calcext:value-type="string">
              <text:p>Notes</text:p>
            </table:table-cell>
            <table:covered-table-cell table:style-name="ce135"/>
            <table:table-cell table:number-columns-repeated="1020"/>
          </table:table-row>
          <table:table-row table:style-name="ro8" table:visibility="collapse">
            <table:table-cell table:style-name="ce115" table:formula="of:=FALSE()" office:value-type="float" office:value="0" calcext:value-type="float">
              <text:p>0</text:p>
            </table:table-cell>
            <table:table-cell table:style-name="ce122" table:formula="of:=FALSE()" office:value-type="float" office:value="0" calcext:value-type="float">
              <text:p>0</text:p>
            </table:table-cell>
            <table:table-cell table:style-name="ce128"/>
            <table:covered-table-cell table:style-name="ce135"/>
            <table:table-cell table:number-columns-repeated="1020"/>
          </table:table-row>
          <table:table-row table:style-name="ro8" table:visibility="collapse">
            <table:table-cell table:style-name="ce116"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113" office:value-type="string" calcext:value-type="string" table:number-columns-spanned="3" table:number-rows-spanned="1">
              <text:p>Error response: Couldn't find a User with the specified memberId</text:p>
            </table:table-cell>
            <table:covered-table-cell/>
            <table:covered-table-cell table:style-name="ce22"/>
            <table:covered-table-cell table:style-name="ce135"/>
            <table:table-cell table:number-columns-repeated="1020"/>
          </table:table-row>
          <table:table-row table:style-name="ro8" table:visibility="collapse">
            <table:table-cell table:style-name="ce114" office:value-type="string" calcext:value-type="string">
              <text:p>Status Code - 404</text:p>
            </table:table-cell>
            <table:table-cell table:style-name="ce121" office:value-type="string" calcext:value-type="string">
              <office:annotation draw:style-name="gr6" draw:text-style-name="P2" svg:width="0.03pt" svg:height="1013.41pt" svg:x="0pt" svg:y="-506.66pt" draw:caption-point-x="233.01pt" draw:caption-point-y="1045.45pt">
                <dc:date>2025-04-14T00:00:00</dc:date>
                <text:p text:style-name="P1">{</text:p>
                <text:p text:style-name="P1"><text:s text:c="2"/>"message": "Validation Error",</text:p>
                <text:p text:style-name="P1"><text:s text:c="2"/>"errors": {</text:p>
                <text:p text:style-name="P1"><text:s text:c="4"/>"memberId": "User couldn't be found"</text:p>
                <text:p text:style-name="P1"><text:s text:c="2"/>}</text:p>
                <text:p text:style-name="P1">}</text:p>
              </office:annotation>
              <text:p>Body Matches API Docs</text:p>
            </table:table-cell>
            <table:table-cell table:style-name="ce127" office:value-type="string" calcext:value-type="string">
              <text:p>Notes</text:p>
            </table:table-cell>
            <table:covered-table-cell table:style-name="ce135"/>
            <table:table-cell table:number-columns-repeated="1020"/>
          </table:table-row>
          <table:table-row table:style-name="ro8" table:visibility="collapse">
            <table:table-cell table:style-name="ce117" table:formula="of:=FALSE()" office:value-type="float" office:value="0" calcext:value-type="float">
              <text:p>0</text:p>
            </table:table-cell>
            <table:table-cell table:style-name="ce123" table:formula="of:=FALSE()" office:value-type="float" office:value="0" calcext:value-type="float">
              <text:p>0</text:p>
            </table:table-cell>
            <table:table-cell table:style-name="ce129"/>
            <table:covered-table-cell table:style-name="ce135"/>
            <table:table-cell table:number-columns-repeated="1020"/>
          </table:table-row>
          <table:table-row table:style-name="ro8" table:visibility="collapse">
            <table:table-cell table:style-name="ce116"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113" office:value-type="string" calcext:value-type="string" table:number-columns-spanned="3" table:number-rows-spanned="1">
              <text:p>Error response: Couldn't find a Group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114" office:value-type="string" calcext:value-type="string">
              <text:p>Status Code - 404</text:p>
            </table:table-cell>
            <table:table-cell table:style-name="ce121" office:value-type="string" calcext:value-type="string">
              <office:annotation draw:style-name="gr6" draw:text-style-name="P2" svg:width="0.03pt" svg:height="453.57pt" svg:x="0pt" svg:y="-226.74pt" draw:caption-point-x="233.01pt" draw:caption-point-y="765.52pt">
                <dc:date>2025-04-14T00:00:00</dc:date>
                <text:p text:style-name="P1">{</text:p>
                <text:p text:style-name="P1"><text:s text:c="2"/>"message": "Group couldn't be found"</text:p>
                <text:p text:style-name="P1">}</text:p>
              </office:annotation>
              <text:p>Body Matches API Docs</text:p>
            </table:table-cell>
            <table:table-cell table:style-name="ce127" office:value-type="string" calcext:value-type="string">
              <text:p>Notes</text:p>
            </table:table-cell>
            <table:covered-table-cell table:style-name="ce135"/>
            <table:table-cell table:number-columns-repeated="1020"/>
          </table:table-row>
          <table:table-row table:style-name="ro8" table:visibility="collapse">
            <table:table-cell table:style-name="ce117" table:formula="of:=FALSE()" office:value-type="float" office:value="0" calcext:value-type="float">
              <text:p>0</text:p>
            </table:table-cell>
            <table:table-cell table:style-name="ce123" table:formula="of:=FALSE()" office:value-type="float" office:value="0" calcext:value-type="float">
              <text:p>0</text:p>
            </table:table-cell>
            <table:table-cell table:style-name="ce129"/>
            <table:covered-table-cell table:style-name="ce135"/>
            <table:table-cell table:number-columns-repeated="1020"/>
          </table:table-row>
          <table:table-row table:style-name="ro8" table:visibility="collapse">
            <table:table-cell table:style-name="ce116"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113" office:value-type="string" calcext:value-type="string" table:number-columns-spanned="3" table:number-rows-spanned="1">
              <text:p>Error response: Membership does not exist for this User</text:p>
            </table:table-cell>
            <table:covered-table-cell/>
            <table:covered-table-cell table:style-name="ce22"/>
            <table:covered-table-cell table:style-name="ce135"/>
            <table:table-cell table:number-columns-repeated="1020"/>
          </table:table-row>
          <table:table-row table:style-name="ro8" table:visibility="collapse">
            <table:table-cell table:style-name="ce114" office:value-type="string" calcext:value-type="string">
              <text:p>Status Code - 404</text:p>
            </table:table-cell>
            <table:table-cell table:style-name="ce121" office:value-type="string" calcext:value-type="string">
              <office:annotation draw:style-name="gr8" draw:text-style-name="P2" svg:width="360.4pt" svg:height="39.29pt" svg:x="244.54pt" svg:y="531.98pt" draw:caption-point-x="-11.54pt" draw:caption-point-y="6.8pt">
                <dc:date>2025-04-14T00:00:00</dc:date>
                <text:p text:style-name="P1">{</text:p>
                <text:p text:style-name="P1"><text:s text:c="2"/>"message": "Membership does not exist for this User"</text:p>
                <text:p text:style-name="P1">}</text:p>
              </office:annotation>
              <text:p>Body Matches API Docs</text:p>
            </table:table-cell>
            <table:table-cell table:style-name="ce127" office:value-type="string" calcext:value-type="string">
              <text:p>Notes</text:p>
            </table:table-cell>
            <table:covered-table-cell table:style-name="ce135"/>
            <table:table-cell table:number-columns-repeated="1020"/>
          </table:table-row>
          <table:table-row table:style-name="ro8" table:visibility="collapse">
            <table:table-cell table:style-name="ce117" table:formula="of:=FALSE()" office:value-type="float" office:value="0" calcext:value-type="float">
              <text:p>0</text:p>
            </table:table-cell>
            <table:table-cell table:style-name="ce123" table:formula="of:=FALSE()" office:value-type="float" office:value="0" calcext:value-type="float">
              <text:p>0</text:p>
            </table:table-cell>
            <table:table-cell table:style-name="ce129"/>
            <table:covered-table-cell table:style-name="ce136"/>
            <table:table-cell table:number-columns-repeated="1020"/>
          </table:table-row>
        </table:table-row-group>
        <table:table-row table:style-name="ro8">
          <table:table-cell table:style-name="ce63" office:value-type="string" calcext:value-type="string" table:number-columns-spanned="3" table:number-rows-spanned="1">
            <office:annotation draw:style-name="gr6" draw:text-style-name="P2" svg:width="0.03pt" svg:height="610.33pt" svg:x="0pt" svg:y="-305.12pt" draw:caption-point-x="349.65pt" draw:caption-point-y="843.9pt">
              <dc:date>2025-04-14T00:00:00</dc:date>
              <text:p text:style-name="P1">Returns the attendees of an event specified by its id.</text:p>
            </office:annotation>
            <text:p>Get all Attendees of an Event specified by its id</text:p>
          </table:table-cell>
          <table:covered-table-cell table:style-name="ce69"/>
          <table:covered-table-cell table:style-name="ce79"/>
          <table:table-cell table:style-name="ce138" table:formula="of:=IF(COUNTIF([.A354:.C366]; 1) = (COUNTIF([.A354:.C366]; 1) + COUNTIF([.A354:.C366]; 0)); &quot;COMPLETE&quot;; &quot;INCOMPLETE&quot;)" office:value-type="string" office:string-value="INCOMPLETE" calcext:value-type="string" table:number-columns-spanned="1" table:number-rows-spanned="16">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GET /api/events/:eventId/attendee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office:value-type="string" calcext:value-type="string">
              <text:p>N/A</text:p>
            </table:table-cell>
            <table:table-cell table:style-name="ce125" office:value-type="string" calcext:value-type="string">
              <text:p>N/A</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111" office:value-type="string" calcext:value-type="string" table:number-columns-spanned="3" table:number-rows-spanned="1">
              <text:p>Successful Response: If you ARE the organizer of the group or a member of the group with a status of "co-host". Shows all attendees including those with a status of "pending".</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319.21pt" svg:x="244.54pt" svg:y="407.79pt" draw:caption-point-x="-11.54pt" draw:caption-point-y="146.72pt">
                <dc:date>2025-04-14T00:00:00</dc:date>
                <text:p text:style-name="P1">{</text:p>
                <text:p text:style-name="P1"><text:s text:c="2"/>"Attendees": [</text:p>
                <text:p text:style-name="P1"><text:s text:c="4"/>{</text:p>
                <text:p text:style-name="P1"><text:s text:c="6"/>"id": 2,</text:p>
                <text:p text:style-name="P1"><text:s text:c="6"/>"firstName": "Clark",</text:p>
                <text:p text:style-name="P1"><text:s text:c="6"/>"lastName": "Adams",</text:p>
                <text:p text:style-name="P1"><text:s text:c="6"/>"Attendance": {</text:p>
                <text:p text:style-name="P1"><text:s text:c="8"/>"status": "attending"</text:p>
                <text:p text:style-name="P1"><text:s text:c="6"/>},</text:p>
                <text:p text:style-name="P1"><text:s text:c="4"/>},</text:p>
                <text:p text:style-name="P1"><text:s text:c="4"/>{</text:p>
                <text:p text:style-name="P1"><text:s text:c="6"/>"id": 3,</text:p>
                <text:p text:style-name="P1"><text:s text:c="6"/>"firstName": "John",</text:p>
                <text:p text:style-name="P1"><text:s text:c="6"/>"lastName": "Smith",</text:p>
                <text:p text:style-name="P1"><text:s text:c="6"/>"Attendance": {</text:p>
                <text:p text:style-name="P1"><text:s text:c="8"/>"status": "waitlist"</text:p>
                <text:p text:style-name="P1"><text:s text:c="6"/>},</text:p>
                <text:p text:style-name="P1"><text:s text:c="4"/>},</text:p>
                <text:p text:style-name="P1"><text:s text:c="4"/>{</text:p>
                <text:p text:style-name="P1"><text:s text:c="6"/>"id": 4,</text:p>
                <text:p text:style-name="P1"><text:s text:c="6"/>"firstName": "Jane",</text:p>
                <text:p text:style-name="P1"><text:s text:c="6"/>"lastName": "Doe",</text:p>
                <text:p text:style-name="P1"><text:s text:c="6"/>"Attendance": {</text:p>
                <text:p text:style-name="P1"><text:s text:c="8"/>"status": "pending"</text:p>
                <text:p text:style-name="P1"><text:s text:c="6"/>},</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111" office:value-type="string" calcext:value-type="string" table:number-columns-spanned="3" table:number-rows-spanned="1">
              <text:p>Successful Response: If you ARE NOT the organizer of the group or a member of the group with a status of "co-host". Shows all members that don't have a status of "pending".</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7" draw:text-style-name="P2" svg:width="360.4pt" svg:height="229.63pt" svg:x="244.54pt" svg:y="452.58pt" draw:caption-point-x="-11.54pt" draw:caption-point-y="101.93pt">
                <dc:date>2025-04-14T00:00:00</dc:date>
                <text:p text:style-name="P1">{</text:p>
                <text:p text:style-name="P1"><text:s text:c="2"/>"Attendees": [</text:p>
                <text:p text:style-name="P1"><text:s text:c="4"/>{</text:p>
                <text:p text:style-name="P1"><text:s text:c="6"/>"id": 2,</text:p>
                <text:p text:style-name="P1"><text:s text:c="6"/>"firstName": "Clark",</text:p>
                <text:p text:style-name="P1"><text:s text:c="6"/>"lastName": "Adams",</text:p>
                <text:p text:style-name="P1"><text:s text:c="6"/>"Attendance": {</text:p>
                <text:p text:style-name="P1"><text:s text:c="8"/>"status": "attending"</text:p>
                <text:p text:style-name="P1"><text:s text:c="6"/>},</text:p>
                <text:p text:style-name="P1"><text:s text:c="4"/>},</text:p>
                <text:p text:style-name="P1"><text:s text:c="4"/>{</text:p>
                <text:p text:style-name="P1"><text:s text:c="6"/>"id": 3,</text:p>
                <text:p text:style-name="P1"><text:s text:c="6"/>"firstName": "John",</text:p>
                <text:p text:style-name="P1"><text:s text:c="6"/>"lastName": "Smith",</text:p>
                <text:p text:style-name="P1"><text:s text:c="6"/>"Attendance": {</text:p>
                <text:p text:style-name="P1"><text:s text:c="8"/>"status": "waitlist"</text:p>
                <text:p text:style-name="P1"><text:s text:c="6"/>},</text:p>
                <text:p text:style-name="P1"><text:s text:c="4"/>},</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547.74pt" draw:caption-point-x="-11.54pt" draw:caption-point-y="6.77pt">
                <dc:date>2025-04-14T00:00:00</dc:date>
                <text:p text:style-name="P1">{</text:p>
                <text:p text:style-name="P1"><text:s text:c="2"/>"message": "Event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55" office:value-type="string" calcext:value-type="string" table:number-columns-spanned="3" table:number-rows-spanned="1">
            <office:annotation draw:style-name="gr6" draw:text-style-name="P2" svg:width="0.03pt" svg:height="543.15pt" svg:x="0pt" svg:y="-271.53pt" draw:caption-point-x="349.65pt" draw:caption-point-y="826.04pt">
              <dc:date>2025-04-14T00:00:00</dc:date>
              <text:p text:style-name="P1">Request attendance for an event specified by id.</text:p>
            </office:annotation>
            <text:p>Request to Attend an Event based on the Event's id</text:p>
          </table:table-cell>
          <table:covered-table-cell table:style-name="ce69"/>
          <table:covered-table-cell table:style-name="ce79"/>
          <table:table-cell table:style-name="ce139" table:formula="of:=IF(COUNTIF([.A370:.C386]; 1) = (COUNTIF([.A370:.C386]; 1) + COUNTIF([.A370:.C386];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OST /api/events/:eventId/attendanc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733.49pt" svg:x="0pt" svg:y="-366.72pt" draw:caption-point-x="349.65pt" draw:caption-point-y="936.99pt">
                <dc:date>2025-04-14T00:00:00</dc:date>
                <text:p text:style-name="P1">Require Authorization: Current User must be a member of the group</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780.24pt">
                <dc:date>2025-04-14T00:00:00</dc:date>
                <text:p text:style-name="P1">{</text:p>
                <text:p text:style-name="P1"><text:s text:c="2"/>"userId": 2,</text:p>
                <text:p text:style-name="P1"><text:s text:c="2"/>"status": "pending"</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797.02pt">
                <dc:date>2025-04-14T00:00:00</dc:date>
                <text:p text:style-name="P1">{</text:p>
                <text:p text:style-name="P1"><text:s text:c="2"/>"message": "Event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urrent User already has a pending attendance for the event</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610.33pt" svg:x="0pt" svg:y="-305.12pt" draw:caption-point-x="233.01pt" draw:caption-point-y="875.4pt">
                <dc:date>2025-04-14T00:00:00</dc:date>
                <text:p text:style-name="P1">{</text:p>
                <text:p text:style-name="P1"><text:s text:c="2"/>"message": "Attendance has already been requeste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urrent User is already an accepted attendee of the event</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8" draw:text-style-name="P2" svg:width="360.4pt" svg:height="39.29pt" svg:x="244.54pt" svg:y="563.47pt" draw:caption-point-x="-11.54pt" draw:caption-point-y="6.8pt">
                <dc:date>2025-04-14T00:00:00</dc:date>
                <text:p text:style-name="P1">{</text:p>
                <text:p text:style-name="P1"><text:s text:c="2"/>"message": "User is already an attendee of the event"</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65" office:value-type="string" calcext:value-type="string" table:number-columns-spanned="3" table:number-rows-spanned="1">
            <office:annotation draw:style-name="gr6" draw:text-style-name="P2" svg:width="0.03pt" svg:height="722.3pt" svg:x="0pt" svg:y="-361.11pt" draw:caption-point-x="349.65pt" draw:caption-point-y="931.38pt">
              <dc:date>2025-04-14T00:00:00</dc:date>
              <text:p text:style-name="P1">Change the status of an attendance for an event specified by id.</text:p>
            </office:annotation>
            <text:p>Change the status of an attendance for an event specified by id</text:p>
          </table:table-cell>
          <table:covered-table-cell table:style-name="ce69"/>
          <table:covered-table-cell table:style-name="ce79"/>
          <table:table-cell table:style-name="ce139" table:formula="of:=IF(COUNTIF([.A390:.C406]; 1) = (COUNTIF([.A390:.C406]; 1) + COUNTIF([.A390:.C406];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PUT /api/events/:eventId/attendanc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1517.27pt" svg:x="0pt" svg:y="-758.61pt" draw:caption-point-x="349.65pt" draw:caption-point-y="1344.61pt">
                <dc:date>2025-04-14T00:00:00</dc:date>
                <text:p text:style-name="P1">Require proper authorization: Current User must already be the organizer or have a membership to the group with the status of "co-host"</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722.3pt" svg:x="0pt" svg:y="-361.11pt" draw:caption-point-x="233.01pt" draw:caption-point-y="947.11pt">
                <dc:date>2025-04-14T00:00:00</dc:date>
                <text:p text:style-name="P1">{</text:p>
                <text:p text:style-name="P1"><text:s text:c="2"/>"id": 1,</text:p>
                <text:p text:style-name="P1"><text:s text:c="2"/>"eventId": 1,</text:p>
                <text:p text:style-name="P1"><text:s text:c="2"/>"userId": 2,</text:p>
                <text:p text:style-name="P1"><text:s text:c="2"/>"status": "attending"</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812.75pt">
                <dc:date>2025-04-14T00:00:00</dc:date>
                <text:p text:style-name="P1">{</text:p>
                <text:p text:style-name="P1"><text:s text:c="2"/>"message": "Event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If changing the attendance status to "pending".</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6" draw:text-style-name="P2" svg:width="0.03pt" svg:height="699.9pt" svg:x="0pt" svg:y="-349.91pt" draw:caption-point-x="233.01pt" draw:caption-point-y="935.91pt">
                <dc:date>2025-04-14T00:00:00</dc:date>
                <text:p text:style-name="P1">{</text:p>
                <text:p text:style-name="P1"><text:s text:c="2"/>"message": "Cannot change an attendance status to pending"</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If attendance does not exist</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579.23pt" draw:caption-point-x="-11.54pt" draw:caption-point-y="6.77pt">
                <dc:date>2025-04-14T00:00:00</dc:date>
                <text:p text:style-name="P1">{</text:p>
                <text:p text:style-name="P1"><text:s text:c="2"/>"message": "Attendance between the user and the event does not exist"</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554.34pt" svg:x="0pt" svg:y="-277.14pt" draw:caption-point-x="349.65pt" draw:caption-point-y="863.15pt">
              <dc:date>2025-04-14T00:00:00</dc:date>
              <text:p text:style-name="P1">Delete an attendance to an event specified by id.</text:p>
            </office:annotation>
            <text:p>Delete attendance to an event specified by id</text:p>
          </table:table-cell>
          <table:covered-table-cell table:style-name="ce69"/>
          <table:covered-table-cell table:style-name="ce79"/>
          <table:table-cell table:style-name="ce139" table:formula="of:=IF(COUNTIF([.A410:.C426]; 1) = (COUNTIF([.A410:.C426]; 1) + COUNTIF([.A410:.C426]; 0)); &quot;COMPLETE&quot;; &quot;INCOMPLETE&quot;)" office:value-type="string" office:string-value="INCOMPLETE" calcext:value-type="string" table:number-columns-spanned="1" table:number-rows-spanned="20">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events/:eventId/attendance/:user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1338.12pt" svg:x="0pt" svg:y="-669.03pt" draw:caption-point-x="349.65pt" draw:caption-point-y="1270.8pt">
                <dc:date>2025-04-14T00:00:00</dc:date>
                <text:p text:style-name="P1">Require proper authorization: Current User must be the host of the group, or the user whose attendance is being deleted</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666.31pt" svg:x="0pt" svg:y="-333.13pt" draw:caption-point-x="233.01pt" draw:caption-point-y="934.89pt">
                <dc:date>2025-04-14T00:00:00</dc:date>
                <text:p text:style-name="P1">{</text:p>
                <text:p text:style-name="P1"><text:s text:c="2"/>"message": "Successfully deleted attendance from event"</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Event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453.57pt" svg:x="0pt" svg:y="-226.74pt" draw:caption-point-x="233.01pt" draw:caption-point-y="828.51pt">
                <dc:date>2025-04-14T00:00:00</dc:date>
                <text:p text:style-name="P1">{</text:p>
                <text:p text:style-name="P1"><text:s text:c="2"/>"message": "Event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Attendance does not exist for this User</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6" draw:text-style-name="P2" svg:width="0.03pt" svg:height="632.72pt" svg:x="0pt" svg:y="-316.32pt" draw:caption-point-x="233.01pt" draw:caption-point-y="918.09pt">
                <dc:date>2025-04-14T00:00:00</dc:date>
                <text:p text:style-name="P1">{</text:p>
                <text:p text:style-name="P1"><text:s text:c="2"/>"message": "Attendance does not exist for this User"</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Only the User or organizer may delete an Attendanc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3</text:p>
            </table:table-cell>
            <table:table-cell table:style-name="ce73" office:value-type="string" calcext:value-type="string">
              <office:annotation draw:style-name="gr7" draw:text-style-name="P2" svg:width="360.4pt" svg:height="39.29pt" svg:x="244.54pt" svg:y="594.99pt" draw:caption-point-x="-11.54pt" draw:caption-point-y="6.77pt">
                <dc:date>2025-04-14T00:00:00</dc:date>
                <text:p text:style-name="P1">{</text:p>
                <text:p text:style-name="P1"><text:s text:c="2"/>"message": "Only the User or organizer may delete an Attendance"</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419.98pt" svg:x="0pt" svg:y="-209.96pt" draw:caption-point-x="349.65pt" draw:caption-point-y="811.73pt">
              <dc:date>2025-04-14T00:00:00</dc:date>
              <text:p text:style-name="P1">Delete an existing image for a Group.</text:p>
            </office:annotation>
            <text:p>Delete an Image for a Group</text:p>
          </table:table-cell>
          <table:covered-table-cell table:style-name="ce69"/>
          <table:covered-table-cell table:style-name="ce79"/>
          <table:table-cell table:style-name="ce137" table:formula="of:=IF(COUNTIF([.A430:.C438]; 1) = (COUNTIF([.A430:.C438]; 1) + COUNTIF([.A430:.C438];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group-images/:image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1013.41pt" svg:x="0pt" svg:y="-506.66pt" draw:caption-point-x="349.65pt" draw:caption-point-y="1124.19pt">
                <dc:date>2025-04-14T00:00:00</dc:date>
                <text:p text:style-name="P1">Require proper authorization: Current user must be the organizer or "co-host" of the Group</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827.49pt">
                <dc:date>2025-04-14T00:00:00</dc:date>
                <text:p text:style-name="P1">{</text:p>
                <text:p text:style-name="P1"><text:s text:c="2"/>"message": "Successfully delete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Image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8" draw:text-style-name="P2" svg:width="360.4pt" svg:height="39.29pt" svg:x="244.54pt" svg:y="610.72pt" draw:caption-point-x="-11.54pt" draw:caption-point-y="6.8pt">
                <dc:date>2025-04-14T00:00:00</dc:date>
                <text:p text:style-name="P1">{</text:p>
                <text:p text:style-name="P1"><text:s text:c="2"/>"message": "Group Image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66" office:value-type="string" calcext:value-type="string" table:number-columns-spanned="3" table:number-rows-spanned="1">
            <office:annotation draw:style-name="gr6" draw:text-style-name="P2" svg:width="0.03pt" svg:height="431.18pt" svg:x="0pt" svg:y="-215.55pt" draw:caption-point-x="349.65pt" draw:caption-point-y="833.07pt">
              <dc:date>2025-04-14T00:00:00</dc:date>
              <text:p text:style-name="P1">Delete an existing image for an Event.</text:p>
            </office:annotation>
            <text:p>Delete an Image for an Event</text:p>
          </table:table-cell>
          <table:covered-table-cell table:style-name="ce69"/>
          <table:covered-table-cell table:style-name="ce79"/>
          <table:table-cell table:style-name="ce137" table:formula="of:=IF(COUNTIF([.A442:.C450]; 1) = (COUNTIF([.A442:.C450]; 1) + COUNTIF([.A442:.C450];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display="false">
          <table:table-row table:style-name="ro8" table:visibility="collapse">
            <table:table-cell table:style-name="ce60" office:value-type="string" calcext:value-type="string" table:number-columns-spanned="3" table:number-rows-spanned="1">
              <text:p>DELETE /api/event-images/:image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office:annotation draw:style-name="gr6" draw:text-style-name="P2" svg:width="0.03pt" svg:height="1304.53pt" svg:x="0pt" svg:y="-652.22pt" draw:caption-point-x="349.65pt" draw:caption-point-y="1285.48pt">
                <dc:date>2025-04-14T00:00:00</dc:date>
                <text:p text:style-name="P1">Require proper authorization: Current user must be the organizer or "co-host" of the Group that the Event belongs to</text:p>
              </office:annotation>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formula="of:=FALSE()" office:value-type="float" office:value="0" calcext:value-type="float">
              <text:p>0</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6" draw:text-style-name="P2" svg:width="0.03pt" svg:height="419.98pt" svg:x="0pt" svg:y="-209.96pt" draw:caption-point-x="233.01pt" draw:caption-point-y="843.22pt">
                <dc:date>2025-04-14T00:00:00</dc:date>
                <text:p text:style-name="P1">{</text:p>
                <text:p text:style-name="P1"><text:s text:c="2"/>"message": "Successfully delete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Couldn't find an Image with the specified id</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4</text:p>
            </table:table-cell>
            <table:table-cell table:style-name="ce73" office:value-type="string" calcext:value-type="string">
              <office:annotation draw:style-name="gr7" draw:text-style-name="P2" svg:width="360.4pt" svg:height="39.29pt" svg:x="244.54pt" svg:y="626.49pt" draw:caption-point-x="-11.54pt" draw:caption-point-y="6.77pt">
                <dc:date>2025-04-14T00:00:00</dc:date>
                <text:p text:style-name="P1">{</text:p>
                <text:p text:style-name="P1"><text:s text:c="2"/>"message": "Event Image couldn't be found"</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8">
          <table:table-cell table:style-name="ce63" office:value-type="string" calcext:value-type="string" table:number-columns-spanned="3" table:number-rows-spanned="1">
            <office:annotation draw:style-name="gr7" draw:text-style-name="P2" svg:width="385.4pt" svg:height="128.86pt" svg:x="127.9pt" svg:y="597.46pt" draw:caption-point-x="221.75pt" draw:caption-point-y="35.8pt">
              <dc:date>2025-04-14T00:00:00</dc:date>
              <text:p text:style-name="P1">Return events filtered by query parameters.</text:p>
              <text:p text:style-name="P1"/>
              <text:p text:style-name="P1">Query Parameters:</text:p>
              <text:p text:style-name="P1"/>
              <text:p text:style-name="P1">page: integer, minimum: 1, maximum: 10, default: 1</text:p>
              <text:p text:style-name="P1">size: integer, minimum: 1, maximum: 20, default: 20</text:p>
              <text:p text:style-name="P1">name: string, optional</text:p>
              <text:p text:style-name="P1">type: string, optional</text:p>
              <text:p text:style-name="P1">startDate: string, optional</text:p>
              <text:p text:style-name="P1"/>
              <text:p text:style-name="P1"/>
            </office:annotation>
            <text:p>Add Query Filters to Get All Events</text:p>
          </table:table-cell>
          <table:covered-table-cell table:style-name="ce69"/>
          <table:covered-table-cell table:style-name="ce79"/>
          <table:table-cell table:style-name="ce137" table:formula="of:=IF(COUNTIF([.A454:.C462]; 1) = (COUNTIF([.A454:.C462]; 1) + COUNTIF([.A454:.C462]; 0)); &quot;COMPLETE&quot;; &quot;INCOMPLETE&quot;)" office:value-type="string" office:string-value="INCOMPLETE" calcext:value-type="string" table:number-columns-spanned="1" table:number-rows-spanned="12">
            <text:p>INCOMPLETE</text:p>
          </table:table-cell>
          <table:table-cell table:number-columns-repeated="1020"/>
        </table:table-row>
        <table:table-row-group>
          <table:table-row table:style-name="ro8" table:visibility="collapse">
            <table:table-cell table:style-name="ce60" office:value-type="string" calcext:value-type="string" table:number-columns-spanned="3" table:number-rows-spanned="1">
              <text:p>GET /api/event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Correct Endpoint</text:p>
            </table:table-cell>
            <table:table-cell table:style-name="ce73" office:value-type="string" calcext:value-type="string">
              <text:p>Authentication</text:p>
            </table:table-cell>
            <table:table-cell table:style-name="ce82" office:value-type="string" calcext:value-type="string">
              <text:p>Authorization</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office:value-type="string" calcext:value-type="string">
              <text:p>N/A</text:p>
            </table:table-cell>
            <table:table-cell table:style-name="ce125" office:value-type="string" calcext:value-type="string">
              <text:p>N/A</text:p>
            </table:table-cell>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Response</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200</text:p>
            </table:table-cell>
            <table:table-cell table:style-name="ce73" office:value-type="string" calcext:value-type="string">
              <office:annotation draw:style-name="gr11" draw:text-style-name="P2" svg:width="360.4pt" svg:height="641.25pt" svg:x="244.54pt" svg:y="656.25pt" draw:caption-point-x="-11.54pt" draw:caption-point-y="-7.23pt">
                <dc:date>2025-04-14T00:00:00</dc:date>
                <text:p text:style-name="P1">{</text:p>
                <text:p text:style-name="P1"><text:s text:c="2"/>"Events": [</text:p>
                <text:p text:style-name="P1"><text:s text:c="4"/>{</text:p>
                <text:p text:style-name="P1"><text:s text:c="6"/>"id": 1,</text:p>
                <text:p text:style-name="P1"><text:s text:c="6"/>"groupId": 1,</text:p>
                <text:p text:style-name="P1"><text:s text:c="6"/>"venueId": null,</text:p>
                <text:p text:style-name="P1"><text:s text:c="6"/>"name": "Tennis Group First Meet and Greet",</text:p>
                <text:p text:style-name="P1"><text:s text:c="6"/>"type": "Online",</text:p>
                <text:p text:style-name="P1"><text:s text:c="6"/>"startDate": "2021-11-19 20:00:00",</text:p>
                <text:p text:style-name="P1"><text:s text:c="6"/>"endDate": "2021-11-19 22:00:00",</text:p>
                <text:p text:style-name="P1"><text:s text:c="6"/>"numAttending": 8,</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null,</text:p>
                <text:p text:style-name="P1"><text:s text:c="4"/>},</text:p>
                <text:p text:style-name="P1"><text:s text:c="4"/>{</text:p>
                <text:p text:style-name="P1"><text:s text:c="6"/>"id": 1,</text:p>
                <text:p text:style-name="P1"><text:s text:c="6"/>"groupId": 1,</text:p>
                <text:p text:style-name="P1"><text:s text:c="6"/>"venueId": 1,</text:p>
                <text:p text:style-name="P1"><text:s text:c="6"/>"name": "Tennis Singles",</text:p>
                <text:p text:style-name="P1"><text:s text:c="6"/>"type": "In Person",</text:p>
                <text:p text:style-name="P1"><text:s text:c="6"/>"startDate": "2021-11-20 20:00:00",</text:p>
                <text:p text:style-name="P1"><text:s text:c="6"/>"endDate": "2021-11-19 22:00:00",</text:p>
                <text:p text:style-name="P1"><text:s text:c="6"/>"numAttending": 4,</text:p>
                <text:p text:style-name="P1"><text:s text:c="6"/>"previewImage": "image url",</text:p>
                <text:p text:style-name="P1"><text:s text:c="6"/>"Group": {</text:p>
                <text:p text:style-name="P1"><text:s text:c="8"/>"id": 1,</text:p>
                <text:p text:style-name="P1"><text:s text:c="8"/>"name": "Evening Tennis on the Water",</text:p>
                <text:p text:style-name="P1"><text:s text:c="8"/>"city": "New York",</text:p>
                <text:p text:style-name="P1"><text:s text:c="8"/>"state": "NY"</text:p>
                <text:p text:style-name="P1"><text:s text:c="6"/>},</text:p>
                <text:p text:style-name="P1"><text:s text:c="6"/>"Venue": {</text:p>
                <text:p text:style-name="P1"><text:s text:c="8"/>"id": 1,</text:p>
                <text:p text:style-name="P1"><text:s text:c="8"/>"city": "New York",</text:p>
                <text:p text:style-name="P1"><text:s text:c="8"/>"state": "NY",</text:p>
                <text:p text:style-name="P1"><text:s text:c="6"/>},</text:p>
                <text:p text:style-name="P1"><text:s text:c="4"/>},</text:p>
                <text:p text:style-name="P1"><text:s text:c="2"/>]</text:p>
                <text:p text:style-name="P1">}</text:p>
                <text:p text:style-name="P1"/>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106" table:formula="of:=FALSE()" office:value-type="float" office:value="0" calcext:value-type="float">
              <text:p>0</text:p>
            </table:table-cell>
            <table:table-cell table:style-name="ce119" table:formula="of:=FALSE()" office:value-type="float" office:value="0" calcext:value-type="float">
              <text:p>0</text:p>
            </table:table-cell>
            <table:table-cell table:style-name="ce125"/>
            <table:covered-table-cell table:style-name="ce135"/>
            <table:table-cell table:number-columns-repeated="1020"/>
          </table:table-row>
          <table:table-row table:style-name="ro8" table:visibility="collapse">
            <table:table-cell table:style-name="ce108" table:number-columns-spanned="3" table:number-rows-spanned="1"/>
            <table:covered-table-cell table:style-name="ce27"/>
            <table:covered-table-cell table:style-name="ce21"/>
            <table:covered-table-cell table:style-name="ce135"/>
            <table:table-cell table:number-columns-repeated="1020"/>
          </table:table-row>
          <table:table-row table:style-name="ro8" table:visibility="collapse">
            <table:table-cell table:style-name="ce60" office:value-type="string" calcext:value-type="string" table:number-columns-spanned="3" table:number-rows-spanned="1">
              <text:p>Error Response: Query parameter validation errors</text:p>
            </table:table-cell>
            <table:covered-table-cell/>
            <table:covered-table-cell table:style-name="ce22"/>
            <table:covered-table-cell table:style-name="ce135"/>
            <table:table-cell table:number-columns-repeated="1020"/>
          </table:table-row>
          <table:table-row table:style-name="ro8" table:visibility="collapse">
            <table:table-cell table:style-name="ce57" office:value-type="string" calcext:value-type="string">
              <text:p>Status Code - 400</text:p>
            </table:table-cell>
            <table:table-cell table:style-name="ce73" office:value-type="string" calcext:value-type="string">
              <office:annotation draw:style-name="gr12" draw:text-style-name="P2" svg:width="360.4pt" svg:height="152.99pt" svg:x="244.54pt" svg:y="656.25pt" draw:caption-point-x="-11.54pt" draw:caption-point-y="-7.23pt">
                <dc:date>2025-04-14T00:00:00</dc:date>
                <text:p text:style-name="P1">{</text:p>
                <text:p text:style-name="P1"><text:s text:c="2"/>"message": "Bad Request", // (or "Validation error" if generated by Sequelize),</text:p>
                <text:p text:style-name="P1"><text:s text:c="2"/>"errors": {</text:p>
                <text:p text:style-name="P1"><text:s text:c="4"/>"page": "Page must be greater than or equal to 1",</text:p>
                <text:p text:style-name="P1"><text:s text:c="4"/>"size": "Size must be greater than or equal to 1",</text:p>
                <text:p text:style-name="P1"><text:s text:c="4"/>"name": "Name must be a string",</text:p>
                <text:p text:style-name="P1"><text:s text:c="4"/>"type": "Type must be 'Online' or 'In Person'",</text:p>
                <text:p text:style-name="P1"><text:s text:c="4"/>"startDate": "Start date must be a valid datetime",</text:p>
                <text:p text:style-name="P1"><text:s text:c="2"/>}</text:p>
                <text:p text:style-name="P1">}</text:p>
              </office:annotation>
              <text:p>Body Matches API Docs</text:p>
            </table:table-cell>
            <table:table-cell table:style-name="ce82" office:value-type="string" calcext:value-type="string">
              <text:p>Notes</text:p>
            </table:table-cell>
            <table:covered-table-cell table:style-name="ce135"/>
            <table:table-cell table:number-columns-repeated="1020"/>
          </table:table-row>
          <table:table-row table:style-name="ro8" table:visibility="collapse">
            <table:table-cell table:style-name="ce62" table:formula="of:=FALSE()" office:value-type="float" office:value="0" calcext:value-type="float">
              <text:p>0</text:p>
            </table:table-cell>
            <table:table-cell table:style-name="ce76" table:formula="of:=FALSE()" office:value-type="float" office:value="0" calcext:value-type="float">
              <text:p>0</text:p>
            </table:table-cell>
            <table:table-cell table:style-name="ce85"/>
            <table:covered-table-cell table:style-name="ce136"/>
            <table:table-cell table:number-columns-repeated="1020"/>
          </table:table-row>
        </table:table-row-group>
        <table:table-row table:style-name="ro7" table:number-rows-repeated="181">
          <table:table-cell table:number-columns-repeated="3"/>
          <table:table-cell table:style-name="ce142"/>
          <table:table-cell table:number-columns-repeated="1020"/>
        </table:table-row>
        <table:table-row table:style-name="ro8">
          <table:table-cell table:number-columns-repeated="3"/>
          <table:table-cell table:style-name="ce142"/>
          <table:table-cell table:number-columns-repeated="25"/>
          <table:table-cell table:style-name="ce10" office:value-type="string" calcext:value-type="string">
            <text:p>Sike don't do this terrible project</text:p>
          </table:table-cell>
          <table:table-cell table:number-columns-repeated="994"/>
        </table:table-row>
        <table:table-row table:style-name="ro7" table:number-rows-repeated="1047931">
          <table:table-cell table:number-columns-repeated="1024"/>
        </table:table-row>
        <table:table-row table:style-name="ro7">
          <table:table-cell table:number-columns-repeated="1024"/>
        </table:table-row>
        <calcext:conditional-formats>
          <calcext:conditional-format calcext:target-range-address="Meetup.D11:Meetup.D644">
            <calcext:condition calcext:apply-style-name="ConditionalStyle_5" calcext:value="=&quot;INCOMPLETE&quot;" calcext:base-cell-address="Meetup.D11"/>
          </calcext:conditional-format>
          <calcext:conditional-format calcext:target-range-address="Meetup.D11:Meetup.D644">
            <calcext:condition calcext:apply-style-name="ConditionalStyle_6" calcext:value="=&quot;COMPLETE&quot;" calcext:base-cell-address="Meetup.D11"/>
          </calcext:conditional-format>
          <calcext:conditional-format calcext:target-range-address="Meetup.H7:Meetup.H7">
            <calcext:condition calcext:apply-style-name="ConditionalStyle_3" calcext:value="contains-text(&quot;COMPLETE&quot;)" calcext:base-cell-address="Meetup.H7"/>
          </calcext:conditional-format>
          <calcext:conditional-format calcext:target-range-address="Meetup.H7:Meetup.H7">
            <calcext:condition calcext:apply-style-name="ConditionalStyle_4" calcext:value="contains-text(&quot;INCOMPLETE&quot;)" calcext:base-cell-address="Meetup.H7"/>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 Mono&quot;" svg:font-family="'&quot;Google Sans Mono&quot;'"/>
    <style:font-face style:name="Arial" svg:font-family="Arial"/>
    <style:font-face style:name="Cambria" svg:font-family="Cambria"/>
    <style:font-face style:name="Google Sans Mono" svg:font-family="'Google Sans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bbc04"/>
    </style:style>
    <style:style style:name="ConditionalStyle_5f_2" style:display-name="ConditionalStyle_2" style:family="table-cell" style:parent-style-name="Default">
      <style:table-cell-properties fo:background-color="#34a853"/>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ffe599"/>
    </style:style>
    <style:style style:name="ConditionalStyle_5f_5" style:display-name="ConditionalStyle_5" style:family="table-cell" style:parent-style-name="Default">
      <style:table-cell-properties fo:background-color="#fbbc04"/>
    </style:style>
    <style:style style:name="ConditionalStyle_5f_6" style:display-name="ConditionalStyle_6" style:family="table-cell" style:parent-style-name="Default">
      <style:table-cell-properties fo:background-color="#34a853"/>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etup_20_Directions" style:display-name="PageStyle_Setup Directions" style:page-layout-name="Mpm3">
      <style:header style:display="false"/>
      <style:header-left style:display="false"/>
      <style:footer style:display="false"/>
      <style:footer-left style:display="false"/>
    </style:master-page>
    <style:master-page style:name="PageStyle_5f_How_20_To_20_Use" style:display-name="PageStyle_How To Use" style:page-layout-name="Mpm3">
      <style:header style:display="false"/>
      <style:header-left style:display="false"/>
      <style:footer style:display="false"/>
      <style:footer-left style:display="false"/>
    </style:master-page>
    <style:master-page style:name="PageStyle_5f_Airbnb" style:display-name="PageStyle_Airbnb" style:page-layout-name="Mpm3">
      <style:header style:display="false"/>
      <style:header-left style:display="false"/>
      <style:footer style:display="false"/>
      <style:footer-left style:display="false"/>
    </style:master-page>
    <style:master-page style:name="PageStyle_5f_Meetup" style:display-name="PageStyle_Meetu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1418" meta:object-count="0"/>
    <meta:generator>LibreOfficeDev/6.0.5.2$Linux_X86_64 LibreOffice_project/</meta:generator>
  </office:meta>
</office:document-meta>
</file>